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903in" fo:margin-left="0in" table:align="left" fo:background-color="transparent">
        <style:background-image/>
      </style:table-properties>
    </style:style>
    <style:style style:name="Table5.A" style:family="table-column">
      <style:table-column-properties style:column-width="1.1861in"/>
    </style:style>
    <style:style style:name="Table5.B" style:family="table-column">
      <style:table-column-properties style:column-width="5.5042in"/>
    </style:style>
    <style:style style:name="Table5.1" style:family="table-row">
      <style:table-row-properties fo:background-color="transparent">
        <style:background-image/>
      </style:table-row-properties>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2" style:family="table-row">
      <style:table-row-properties style:min-row-height="0.2458in" fo:background-color="transparent">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Users" style:family="table">
      <style:table-properties style:width="6.6903in" fo:margin-left="0in" table:align="left" fo:background-color="transparent">
        <style:background-image/>
      </style:table-properties>
    </style:style>
    <style:style style:name="Users.A" style:family="table-column">
      <style:table-column-properties style:column-width="0.6576in"/>
    </style:style>
    <style:style style:name="Users.B" style:family="table-column">
      <style:table-column-properties style:column-width="0.7778in"/>
    </style:style>
    <style:style style:name="Users.C" style:family="table-column">
      <style:table-column-properties style:column-width="1.1861in"/>
    </style:style>
    <style:style style:name="Users.D" style:family="table-column">
      <style:table-column-properties style:column-width="4.0688in"/>
    </style:style>
    <style:style style:name="Users.A1" style:family="table-cell">
      <style:table-cell-properties fo:padding="0.0201in" fo:border-left="0.05pt solid #000000" fo:border-right="none" fo:border-top="0.05pt solid #000000" fo:border-bottom="0.05pt solid #000000" style:writing-mode="page"/>
    </style:style>
    <style:style style:name="Users.D1" style:family="table-cell">
      <style:table-cell-properties fo:padding="0.0201in" fo:border="0.05pt solid #000000" style:writing-mode="page"/>
    </style:style>
    <style:style style:name="Users.2" style:family="table-row">
      <style:table-row-properties style:min-row-height="0.8083in" fo:background-color="transparent">
        <style:background-image/>
      </style:table-row-properties>
    </style:style>
    <style:style style:name="Users.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Users.D2"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Users.3" style:family="table-row">
      <style:table-row-properties fo:background-color="transparent">
        <style:background-image/>
      </style:table-row-properties>
    </style:style>
    <style:style style:name="Users.4" style:family="table-row">
      <style:table-row-properties fo:background-color="transparent">
        <style:background-image/>
      </style:table-row-properties>
    </style:style>
    <style:style style:name="Users.A5" style:family="table-cell">
      <style:table-cell-properties fo:padding="0.0201in" fo:border-left="0.05pt solid #000000" fo:border-right="none" fo:border-top="none" fo:border-bottom="0.05pt solid #000000" style:writing-mode="page"/>
    </style:style>
    <style:style style:name="Users.B5" style:family="table-cell">
      <style:table-cell-properties fo:padding="0.0201in" fo:border-left="0.05pt solid #000000" fo:border-right="none" fo:border-top="none" fo:border-bottom="0.05pt solid #000000" style:writing-mode="page"/>
    </style:style>
    <style:style style:name="Users.C5" style:family="table-cell">
      <style:table-cell-properties fo:padding="0.0201in" fo:border-left="0.05pt solid #000000" fo:border-right="none" fo:border-top="none" fo:border-bottom="0.05pt solid #000000" style:writing-mode="page"/>
    </style:style>
    <style:style style:name="Users.D5" style:family="table-cell">
      <style:table-cell-properties fo:padding="0.0201in" fo:border-left="0.05pt solid #000000" fo:border-right="0.05pt solid #000000" fo:border-top="none" fo:border-bottom="0.05pt solid #000000" style:writing-mode="page"/>
    </style:style>
    <style:style style:name="Users.6" style:family="table-row">
      <style:table-row-properties fo:background-color="transparent">
        <style:background-image/>
      </style:table-row-properties>
    </style:style>
    <style:style style:name="Table1" style:family="table">
      <style:table-properties style:width="6.6903in" fo:margin-left="0in" table:align="left" fo:background-color="transparent">
        <style:background-image/>
      </style:table-properties>
    </style:style>
    <style:style style:name="Table1.A" style:family="table-column">
      <style:table-column-properties style:column-width="0.6576in"/>
    </style:style>
    <style:style style:name="Table1.B" style:family="table-column">
      <style:table-column-properties style:column-width="0.7778in"/>
    </style:style>
    <style:style style:name="Table1.C" style:family="table-column">
      <style:table-column-properties style:column-width="1.1861in"/>
    </style:style>
    <style:style style:name="Table1.D" style:family="table-column">
      <style:table-column-properties style:column-width="4.0688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2" style:family="table-row">
      <style:table-row-properties style:min-row-height="0.8083in" fo:background-color="transparent">
        <style:background-image/>
      </style:table-row-properties>
    </style:style>
    <style:style style:name="Table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D2"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1.3" style:family="table-row">
      <style:table-row-properties fo:background-color="transparent">
        <style:background-image/>
      </style:table-row-properties>
    </style:style>
    <style:style style:name="Table2" style:family="table">
      <style:table-properties style:width="6.6903in" fo:margin-left="0in" table:align="left" fo:background-color="transparent">
        <style:background-image/>
      </style:table-properties>
    </style:style>
    <style:style style:name="Table2.A" style:family="table-column">
      <style:table-column-properties style:column-width="1.4375in"/>
    </style:style>
    <style:style style:name="Table2.B" style:family="table-column">
      <style:table-column-properties style:column-width="0.6875in"/>
    </style:style>
    <style:style style:name="Table2.C" style:family="table-column">
      <style:table-column-properties style:column-width="1.3125in"/>
    </style:style>
    <style:style style:name="Table2.D" style:family="table-column">
      <style:table-column-properties style:column-width="3.2528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2" style:family="table-row">
      <style:table-row-properties style:min-row-height="0.8083in" fo:background-color="transparent">
        <style:background-image/>
      </style:table-row-properties>
    </style:style>
    <style:style style:name="Table2.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2.B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B3" style:family="table-cell">
      <style:table-cell-properties fo:padding="0.0201in" fo:border-left="0.05pt solid #000000" fo:border-right="none" fo:border-top="none" fo:border-bottom="0.05pt solid #000000" style:writing-mode="page"/>
    </style:style>
    <style:style style:name="Table2.C3" style:family="table-cell">
      <style:table-cell-properties fo:padding="0.0201in" fo:border-left="0.05pt solid #000000" fo:border-right="none" fo:border-top="none" fo:border-bottom="0.05pt solid #000000" style:writing-mode="page"/>
    </style:style>
    <style:style style:name="Table2.D3" style:family="table-cell">
      <style:table-cell-properties fo:padding="0.0201in" fo:border-left="0.05pt solid #000000" fo:border-right="0.05pt solid #000000" fo:border-top="none" fo:border-bottom="0.05pt solid #000000" style:writing-mode="page"/>
    </style:style>
    <style:style style:name="Table2.B4" style:family="table-cell">
      <style:table-cell-properties fo:padding="0.0201in" fo:border-left="0.05pt solid #000000" fo:border-right="none" fo:border-top="none" fo:border-bottom="0.05pt solid #000000" style:writing-mode="page"/>
    </style:style>
    <style:style style:name="Table2.C4" style:family="table-cell">
      <style:table-cell-properties fo:padding="0.0201in" fo:border-left="0.05pt solid #000000" fo:border-right="none" fo:border-top="none" fo:border-bottom="0.05pt solid #000000" style:writing-mode="page"/>
    </style:style>
    <style:style style:name="Table2.D4" style:family="table-cell">
      <style:table-cell-properties fo:padding="0.0201in" fo:border-left="0.05pt solid #000000" fo:border-right="0.05pt solid #000000" fo:border-top="none" fo:border-bottom="0.05pt solid #000000" style:writing-mode="page"/>
    </style:style>
    <style:style style:name="Table2.B5" style:family="table-cell">
      <style:table-cell-properties fo:padding="0.0201in" fo:border-left="0.05pt solid #000000" fo:border-right="none" fo:border-top="none" fo:border-bottom="0.05pt solid #000000" style:writing-mode="page"/>
    </style:style>
    <style:style style:name="Table2.C5" style:family="table-cell">
      <style:table-cell-properties fo:padding="0.0201in" fo:border-left="0.05pt solid #000000" fo:border-right="none" fo:border-top="none" fo:border-bottom="0.05pt solid #000000" style:writing-mode="page"/>
    </style:style>
    <style:style style:name="Table2.D5" style:family="table-cell">
      <style:table-cell-properties fo:padding="0.0201in" fo:border-left="0.05pt solid #000000" fo:border-right="0.05pt solid #000000" fo:border-top="none" fo:border-bottom="0.05pt solid #000000" style:writing-mode="page"/>
    </style:style>
    <style:style style:name="Table2.B6" style:family="table-cell">
      <style:table-cell-properties fo:padding="0.0201in" fo:border-left="0.05pt solid #000000" fo:border-right="none" fo:border-top="none" fo:border-bottom="0.05pt solid #000000" style:writing-mode="page"/>
    </style:style>
    <style:style style:name="Table2.C6" style:family="table-cell">
      <style:table-cell-properties fo:padding="0.0201in" fo:border-left="0.05pt solid #000000" fo:border-right="none" fo:border-top="none" fo:border-bottom="0.05pt solid #000000" style:writing-mode="page"/>
    </style:style>
    <style:style style:name="Table2.D6" style:family="table-cell">
      <style:table-cell-properties fo:padding="0.0201in" fo:border-left="0.05pt solid #000000" fo:border-right="0.05pt solid #000000" fo:border-top="none" fo:border-bottom="0.05pt solid #000000" style:writing-mode="page"/>
    </style:style>
    <style:style style:name="Table2.B7" style:family="table-cell">
      <style:table-cell-properties fo:padding="0.0201in" fo:border-left="0.05pt solid #000000" fo:border-right="none" fo:border-top="none" fo:border-bottom="0.05pt solid #000000" style:writing-mode="page"/>
    </style:style>
    <style:style style:name="Table2.C7" style:family="table-cell">
      <style:table-cell-properties fo:padding="0.0201in" fo:border-left="0.05pt solid #000000" fo:border-right="none" fo:border-top="none" fo:border-bottom="0.05pt solid #000000" style:writing-mode="page"/>
    </style:style>
    <style:style style:name="Table2.D7" style:family="table-cell">
      <style:table-cell-properties fo:padding="0.0201in" fo:border-left="0.05pt solid #000000" fo:border-right="0.05pt solid #000000" fo:border-top="none" fo:border-bottom="0.05pt solid #000000" style:writing-mode="page"/>
    </style:style>
    <style:style style:name="Table2.B8" style:family="table-cell">
      <style:table-cell-properties fo:padding="0.0201in" fo:border-left="0.05pt solid #000000" fo:border-right="none" fo:border-top="none" fo:border-bottom="0.05pt solid #000000" style:writing-mode="page"/>
    </style:style>
    <style:style style:name="Table2.C8" style:family="table-cell">
      <style:table-cell-properties fo:padding="0.0201in" fo:border-left="0.05pt solid #000000" fo:border-right="none" fo:border-top="none" fo:border-bottom="0.05pt solid #000000" style:writing-mode="page"/>
    </style:style>
    <style:style style:name="Table2.D8"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6903in" fo:margin-left="0in" table:align="left" fo:background-color="transparent">
        <style:background-image/>
      </style:table-properties>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2" style:family="table-row">
      <style:table-row-properties style:min-row-height="1.1903in" fo:background-color="transparent">
        <style:background-image/>
      </style:table-row-properties>
    </style:style>
    <style:style style:name="Table3.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3.C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6903in" fo:margin-left="0in" table:align="left" fo:background-color="transparent">
        <style:background-image/>
      </style:table-properties>
    </style:style>
    <style:style style:name="Table4.A" style:family="table-column">
      <style:table-column-properties style:column-width="1.375in"/>
    </style:style>
    <style:style style:name="Table4.B" style:family="table-column">
      <style:table-column-properties style:column-width="0.75in"/>
    </style:style>
    <style:style style:name="Table4.C" style:family="table-column">
      <style:table-column-properties style:column-width="1.5625in"/>
    </style:style>
    <style:style style:name="Table4.D" style:family="table-column">
      <style:table-column-properties style:column-width="3.0028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2" style:family="table-row">
      <style:table-row-properties style:min-row-height="0.8083in" fo:background-color="transparent">
        <style:background-image/>
      </style:table-row-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C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0.05pt solid #000000" fo:border-top="none" fo:border-bottom="0.05pt solid #000000" style:writing-mode="page"/>
    </style:style>
    <style:style style:name="Table4.C4" style:family="table-cell">
      <style:table-cell-properties fo:padding="0.0201in" fo:border-left="0.05pt solid #000000" fo:border-right="none" fo:border-top="none" fo:border-bottom="0.05pt solid #000000" style:writing-mode="page"/>
    </style:style>
    <style:style style:name="Table4.D4" style:family="table-cell">
      <style:table-cell-properties fo:padding="0.0201in" fo:border-left="0.05pt solid #000000" fo:border-right="0.05pt solid #000000" fo:border-top="none" fo:border-bottom="0.05pt solid #000000" style:writing-mode="page"/>
    </style:style>
    <style:style style:name="Table4.C5" style:family="table-cell">
      <style:table-cell-properties fo:padding="0.0201in" fo:border-left="0.05pt solid #000000" fo:border-right="none" fo:border-top="none" fo:border-bottom="0.05pt solid #000000" style:writing-mode="page"/>
    </style:style>
    <style:style style:name="Table4.D5" style:family="table-cell">
      <style:table-cell-properties fo:padding="0.0201in" fo:border-left="0.05pt solid #000000" fo:border-right="0.05pt solid #000000" fo:border-top="none" fo:border-bottom="0.05pt solid #000000" style:writing-mode="page"/>
    </style:style>
    <style:style style:name="Table4.C6" style:family="table-cell">
      <style:table-cell-properties fo:padding="0.0201in" fo:border-left="0.05pt solid #000000" fo:border-right="none" fo:border-top="none" fo:border-bottom="0.05pt solid #000000" style:writing-mode="page"/>
    </style:style>
    <style:style style:name="Table4.D6" style:family="table-cell">
      <style:table-cell-properties fo:padding="0.0201in" fo:border-left="0.05pt solid #000000" fo:border-right="0.05pt solid #000000" fo:border-top="none" fo:border-bottom="0.05pt solid #000000" style:writing-mode="page"/>
    </style:style>
    <style:style style:name="Table4.C7" style:family="table-cell">
      <style:table-cell-properties fo:padding="0.0201in" fo:border-left="0.05pt solid #000000" fo:border-right="none" fo:border-top="none" fo:border-bottom="0.05pt solid #000000" style:writing-mode="page"/>
    </style:style>
    <style:style style:name="Table4.D7" style:family="table-cell">
      <style:table-cell-properties fo:padding="0.0201in" fo:border-left="0.05pt solid #000000" fo:border-right="0.05pt solid #000000" fo:border-top="none" fo:border-bottom="0.05pt solid #000000" style:writing-mode="page"/>
    </style:style>
    <style:style style:name="Table4.C8" style:family="table-cell">
      <style:table-cell-properties fo:padding="0.0201in" fo:border-left="0.05pt solid #000000" fo:border-right="none" fo:border-top="none" fo:border-bottom="0.05pt solid #000000" style:writing-mode="page"/>
    </style:style>
    <style:style style:name="Table4.D8" style:family="table-cell">
      <style:table-cell-properties fo:padding="0.0201in" fo:border-left="0.05pt solid #000000" fo:border-right="0.05pt solid #000000" fo:border-top="none" fo:border-bottom="0.05pt solid #000000" style:writing-mode="page"/>
    </style:style>
    <style:style style:name="Table4.C9" style:family="table-cell">
      <style:table-cell-properties fo:padding="0.0201in" fo:border-left="0.05pt solid #000000" fo:border-right="none" fo:border-top="none" fo:border-bottom="0.05pt solid #000000" style:writing-mode="page"/>
    </style:style>
    <style:style style:name="Table4.D9" style:family="table-cell">
      <style:table-cell-properties fo:padding="0.0201in" fo:border-left="0.05pt solid #000000" fo:border-right="0.05pt solid #000000" fo:border-top="none" fo:border-bottom="0.05pt solid #000000" style:writing-mode="page"/>
    </style:style>
    <style:style style:name="Table4.C10" style:family="table-cell">
      <style:table-cell-properties fo:padding="0.0201in" fo:border-left="0.05pt solid #000000" fo:border-right="none" fo:border-top="none" fo:border-bottom="0.05pt solid #000000" style:writing-mode="page"/>
    </style:style>
    <style:style style:name="Table4.D10" style:family="table-cell">
      <style:table-cell-properties fo:padding="0.0201in" fo:border-left="0.05pt solid #000000" fo:border-right="0.05pt solid #000000" fo:border-top="none" fo:border-bottom="0.05pt solid #000000" style:writing-mode="page"/>
    </style:style>
    <style:style style:name="Table4.C11" style:family="table-cell">
      <style:table-cell-properties fo:padding="0.0201in" fo:border-left="0.05pt solid #000000" fo:border-right="none" fo:border-top="none" fo:border-bottom="0.05pt solid #000000" style:writing-mode="page"/>
    </style:style>
    <style:style style:name="Table4.D11" style:family="table-cell">
      <style:table-cell-properties fo:padding="0.0201in" fo:border-left="0.05pt solid #000000" fo:border-right="0.05pt solid #000000" fo:border-top="none" fo:border-bottom="0.05pt solid #000000" style:writing-mode="page"/>
    </style:style>
    <style:style style:name="Table4.C12" style:family="table-cell">
      <style:table-cell-properties fo:padding="0.0201in" fo:border-left="0.05pt solid #000000" fo:border-right="none" fo:border-top="none" fo:border-bottom="0.05pt solid #000000" style:writing-mode="page"/>
    </style:style>
    <style:style style:name="Table4.D12" style:family="table-cell">
      <style:table-cell-properties fo:padding="0.0201in" fo:border-left="0.05pt solid #000000" fo:border-right="0.05pt solid #000000" fo:border-top="none" fo:border-bottom="0.05pt solid #000000" style:writing-mode="page"/>
    </style:style>
    <style:style style:name="Table4.C13" style:family="table-cell">
      <style:table-cell-properties fo:padding="0.0201in" fo:border-left="0.05pt solid #000000" fo:border-right="none" fo:border-top="none" fo:border-bottom="0.05pt solid #000000" style:writing-mode="page"/>
    </style:style>
    <style:style style:name="Table4.D13" style:family="table-cell">
      <style:table-cell-properties fo:padding="0.0201in" fo:border-left="0.05pt solid #000000" fo:border-right="0.05pt solid #000000" fo:border-top="none" fo:border-bottom="0.05pt solid #000000" style:writing-mode="page"/>
    </style:style>
    <style:style style:name="Table4.14" style:family="table-row">
      <style:table-row-properties style:min-row-height="1in" fo:background-color="transparent">
        <style:background-image/>
      </style:table-row-properties>
    </style:style>
    <style:style style:name="Table4.C14" style:family="table-cell">
      <style:table-cell-properties fo:padding="0.0201in" fo:border-left="0.05pt solid #000000" fo:border-right="none" fo:border-top="none" fo:border-bottom="0.05pt solid #000000" style:writing-mode="page"/>
    </style:style>
    <style:style style:name="Table4.D14" style:family="table-cell">
      <style:table-cell-properties fo:padding="0.0201in" fo:border-left="0.05pt solid #000000" fo:border-right="0.05pt solid #000000" fo:border-top="none" fo:border-bottom="0.05pt solid #000000" style:writing-mode="page"/>
    </style:style>
    <style:style style:name="Table4.C15" style:family="table-cell">
      <style:table-cell-properties fo:padding="0.0201in" fo:border-left="0.05pt solid #000000" fo:border-right="none" fo:border-top="none" fo:border-bottom="0.05pt solid #000000" style:writing-mode="page"/>
    </style:style>
    <style:style style:name="Table4.D15" style:family="table-cell">
      <style:table-cell-properties fo:padding="0.0201in" fo:border-left="0.05pt solid #000000" fo:border-right="0.05pt solid #000000" fo:border-top="none" fo:border-bottom="0.05pt solid #000000" style:writing-mode="page"/>
    </style:style>
    <style:style style:name="Table4.C16" style:family="table-cell">
      <style:table-cell-properties fo:padding="0.0201in" fo:border-left="0.05pt solid #000000" fo:border-right="none" fo:border-top="none" fo:border-bottom="0.05pt solid #000000" style:writing-mode="page"/>
    </style:style>
    <style:style style:name="Table4.D16" style:family="table-cell">
      <style:table-cell-properties fo:padding="0.0201in" fo:border-left="0.05pt solid #000000" fo:border-right="0.05pt solid #000000" fo:border-top="none" fo:border-bottom="0.05pt solid #000000" style:writing-mode="page"/>
    </style:style>
    <style:style style:name="Table4.C17" style:family="table-cell">
      <style:table-cell-properties fo:padding="0.0201in" fo:border-left="0.05pt solid #000000" fo:border-right="none" fo:border-top="none" fo:border-bottom="0.05pt solid #000000" style:writing-mode="page"/>
    </style:style>
    <style:style style:name="Table4.D17" style:family="table-cell">
      <style:table-cell-properties fo:padding="0.0201in" fo:border-left="0.05pt solid #000000" fo:border-right="0.05pt solid #000000" fo:border-top="none" fo:border-bottom="0.05pt solid #000000" style:writing-mode="page"/>
    </style:style>
    <style:style style:name="Table4.C18" style:family="table-cell">
      <style:table-cell-properties fo:padding="0.0201in" fo:border-left="0.05pt solid #000000" fo:border-right="none" fo:border-top="none" fo:border-bottom="0.05pt solid #000000" style:writing-mode="page"/>
    </style:style>
    <style:style style:name="Table4.D18" style:family="table-cell">
      <style:table-cell-properties fo:padding="0.0201in" fo:border-left="0.05pt solid #000000" fo:border-right="0.05pt solid #000000" fo:border-top="none" fo:border-bottom="0.05pt solid #000000" style:writing-mode="page"/>
    </style:style>
    <style:style style:name="Table4.C19" style:family="table-cell">
      <style:table-cell-properties fo:padding="0.0201in" fo:border-left="0.05pt solid #000000" fo:border-right="none" fo:border-top="none" fo:border-bottom="0.05pt solid #000000" style:writing-mode="page"/>
    </style:style>
    <style:style style:name="Table4.D19" style:family="table-cell">
      <style:table-cell-properties fo:padding="0.0201in" fo:border-left="0.05pt solid #000000" fo:border-right="0.05pt solid #000000" fo:border-top="none" fo:border-bottom="0.05pt solid #000000" style:writing-mode="page"/>
    </style:style>
    <style:style style:name="Table4.C20" style:family="table-cell">
      <style:table-cell-properties fo:padding="0.0201in" fo:border-left="0.05pt solid #000000" fo:border-right="none" fo:border-top="none" fo:border-bottom="0.05pt solid #000000" style:writing-mode="page"/>
    </style:style>
    <style:style style:name="Table4.D20" style:family="table-cell">
      <style:table-cell-properties fo:padding="0.0201in" fo:border-left="0.05pt solid #000000" fo:border-right="0.05pt solid #000000" fo:border-top="none" fo:border-bottom="0.05pt solid #000000" style:writing-mode="page"/>
    </style:style>
    <style:style style:name="Table4.C21" style:family="table-cell">
      <style:table-cell-properties fo:padding="0.0201in" fo:border-left="0.05pt solid #000000" fo:border-right="none" fo:border-top="none" fo:border-bottom="0.05pt solid #000000" style:writing-mode="page"/>
    </style:style>
    <style:style style:name="Table4.D21" style:family="table-cell">
      <style:table-cell-properties fo:padding="0.0201in" fo:border-left="0.05pt solid #000000" fo:border-right="0.05pt solid #000000" fo:border-top="none" fo:border-bottom="0.05pt solid #000000" style:writing-mode="page"/>
    </style:style>
    <style:style style:name="Table4.C22" style:family="table-cell">
      <style:table-cell-properties fo:padding="0.0201in" fo:border-left="0.05pt solid #000000" fo:border-right="none" fo:border-top="none" fo:border-bottom="0.05pt solid #000000" style:writing-mode="page"/>
    </style:style>
    <style:style style:name="Table4.D22" style:family="table-cell">
      <style:table-cell-properties fo:padding="0.0201in" fo:border-left="0.05pt solid #000000" fo:border-right="0.05pt solid #000000" fo:border-top="none" fo:border-bottom="0.05pt solid #000000" style:writing-mode="page"/>
    </style:style>
    <style:style style:name="Table4.C23" style:family="table-cell">
      <style:table-cell-properties fo:padding="0.0201in" fo:border-left="0.05pt solid #000000" fo:border-right="none" fo:border-top="none" fo:border-bottom="0.05pt solid #000000" style:writing-mode="page"/>
    </style:style>
    <style:style style:name="Table4.D23" style:family="table-cell">
      <style:table-cell-properties fo:padding="0.0201in" fo:border-left="0.05pt solid #000000" fo:border-right="0.05pt solid #000000" fo:border-top="none" fo:border-bottom="0.05pt solid #000000" style:writing-mode="page"/>
    </style:style>
    <style:style style:name="Table4.C24" style:family="table-cell">
      <style:table-cell-properties fo:padding="0.0201in" fo:border-left="0.05pt solid #000000" fo:border-right="none" fo:border-top="none" fo:border-bottom="0.05pt solid #000000" style:writing-mode="page"/>
    </style:style>
    <style:style style:name="Table4.D24" style:family="table-cell">
      <style:table-cell-properties fo:padding="0.0201in" fo:border-left="0.05pt solid #000000" fo:border-right="0.05pt solid #000000" fo:border-top="none" fo:border-bottom="0.05pt solid #000000" style:writing-mode="page"/>
    </style:style>
    <style:style style:name="Table4.C25" style:family="table-cell">
      <style:table-cell-properties fo:padding="0.0201in" fo:border-left="0.05pt solid #000000" fo:border-right="none" fo:border-top="none" fo:border-bottom="0.05pt solid #000000" style:writing-mode="page"/>
    </style:style>
    <style:style style:name="Table4.D25"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903in" fo:margin-left="0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0.8125in"/>
    </style:style>
    <style:style style:name="Table6.B" style:family="table-column">
      <style:table-column-properties style:column-width="1.5625in"/>
    </style:style>
    <style:style style:name="Table6.C" style:family="table-column">
      <style:table-column-properties style:column-width="4.3153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b2b2b2" fo:padding="0.0201in" fo:border-left="0.05pt solid #000000" fo:border-right="none" fo:border-top="none" fo:border-bottom="0.05pt solid #000000" style:writing-mode="page">
        <style:background-image/>
      </style:table-cell-properties>
    </style:style>
    <style:style style:name="Table6.C3" style:family="table-cell">
      <style:table-cell-properties fo:background-color="#b2b2b2" fo:padding="0.0201in" fo:border-left="0.05pt solid #000000" fo:border-right="0.05pt solid #000000" fo:border-top="none" fo:border-bottom="0.05pt solid #000000" style:writing-mode="page">
        <style:background-image/>
      </style:table-cell-properties>
    </style:style>
    <style:style style:name="Table6.A4" style:family="table-cell">
      <style:table-cell-properties fo:padding="0.0201in" fo:border-left="0.05pt solid #000000" fo:border-right="none" fo:border-top="none" fo:border-bottom="0.05pt solid #000000" style:writing-mode="page"/>
    </style:style>
    <style:style style:name="Table6.B4" style:family="table-cell">
      <style:table-cell-properties fo:padding="0.0201in" fo:border-left="0.05pt solid #000000" fo:border-right="none" fo:border-top="none" fo:border-bottom="0.05pt solid #000000" style:writing-mode="page"/>
    </style:style>
    <style:style style:name="Table6.C4" style:family="table-cell">
      <style:table-cell-properties fo:padding="0.0201in" fo:border-left="0.05pt solid #000000" fo:border-right="0.05pt solid #000000" fo:border-top="none" fo:border-bottom="0.05pt solid #000000" style:writing-mode="page"/>
    </style:style>
    <style:style style:name="Table6.A5" style:family="table-cell">
      <style:table-cell-properties fo:padding="0.0201in" fo:border-left="0.05pt solid #000000" fo:border-right="none" fo:border-top="none" fo:border-bottom="0.05pt solid #000000" style:writing-mode="page"/>
    </style:style>
    <style:style style:name="Table6.B5" style:family="table-cell">
      <style:table-cell-properties fo:padding="0.0201in" fo:border-left="0.05pt solid #000000" fo:border-right="none" fo:border-top="none" fo:border-bottom="0.05pt solid #000000" style:writing-mode="page"/>
    </style:style>
    <style:style style:name="Table6.C5" style:family="table-cell">
      <style:table-cell-properties fo:padding="0.0201in" fo:border-left="0.05pt solid #000000" fo:border-right="0.05pt solid #000000" fo:border-top="none" fo:border-bottom="0.05pt solid #000000" style:writing-mode="page"/>
    </style:style>
    <style:style style:name="Table6.A6" style:family="table-cell">
      <style:table-cell-properties fo:padding="0.0201in" fo:border-left="0.05pt solid #000000" fo:border-right="none" fo:border-top="none" fo:border-bottom="0.05pt solid #000000" style:writing-mode="page"/>
    </style:style>
    <style:style style:name="Table6.B6" style:family="table-cell">
      <style:table-cell-properties fo:padding="0.0201in" fo:border-left="0.05pt solid #000000" fo:border-right="none" fo:border-top="none" fo:border-bottom="0.05pt solid #000000" style:writing-mode="page"/>
    </style:style>
    <style:style style:name="Table6.C6" style:family="table-cell">
      <style:table-cell-properties fo:padding="0.0201in" fo:border-left="0.05pt solid #000000" fo:border-right="0.05pt solid #000000" fo:border-top="none" fo:border-bottom="0.05pt solid #000000" style:writing-mode="page"/>
    </style:style>
    <style:style style:name="Table6.A7" style:family="table-cell">
      <style:table-cell-properties fo:padding="0.0201in" fo:border-left="0.05pt solid #000000" fo:border-right="none" fo:border-top="none" fo:border-bottom="0.05pt solid #000000" style:writing-mode="page"/>
    </style:style>
    <style:style style:name="Table6.B7" style:family="table-cell">
      <style:table-cell-properties fo:padding="0.0201in" fo:border-left="0.05pt solid #000000" fo:border-right="none" fo:border-top="none" fo:border-bottom="0.05pt solid #000000" style:writing-mode="page"/>
    </style:style>
    <style:style style:name="Table6.C7" style:family="table-cell">
      <style:table-cell-properties fo:padding="0.0201in" fo:border-left="0.05pt solid #000000" fo:border-right="0.05pt solid #000000" fo:border-top="none" fo:border-bottom="0.05pt solid #000000" style:writing-mode="page"/>
    </style:style>
    <style:style style:name="Table6.A8" style:family="table-cell">
      <style:table-cell-properties fo:padding="0.0201in" fo:border-left="0.05pt solid #000000" fo:border-right="none" fo:border-top="none" fo:border-bottom="0.05pt solid #000000" style:writing-mode="page"/>
    </style:style>
    <style:style style:name="Table6.B8" style:family="table-cell">
      <style:table-cell-properties fo:padding="0.0201in" fo:border-left="0.05pt solid #000000" fo:border-right="none" fo:border-top="none" fo:border-bottom="0.05pt solid #000000" style:writing-mode="page"/>
    </style:style>
    <style:style style:name="Table6.C8" style:family="table-cell">
      <style:table-cell-properties fo:padding="0.0201in" fo:border-left="0.05pt solid #000000" fo:border-right="0.05pt solid #000000" fo:border-top="none" fo:border-bottom="0.05pt solid #000000" style:writing-mode="page"/>
    </style:style>
    <style:style style:name="Table6.9" style:family="table-row">
      <style:table-row-properties fo:background-color="transparent" fo:keep-together="auto">
        <style:background-image/>
      </style:table-row-properties>
    </style:style>
    <style:style style:name="Table6.A9" style:family="table-cell">
      <style:table-cell-properties fo:padding="0.0201in" fo:border-left="0.05pt solid #000000" fo:border-right="none" fo:border-top="none" fo:border-bottom="0.05pt solid #000000" style:writing-mode="page"/>
    </style:style>
    <style:style style:name="Table6.B9"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6.C9" style:family="table-cell">
      <style:table-cell-properties fo:padding="0.0201in" fo:border-left="0.05pt solid #000000" fo:border-right="0.05pt solid #000000" fo:border-top="none" fo:border-bottom="0.05pt solid #000000" style:writing-mode="page"/>
    </style:style>
    <style:style style:name="Table6.A10" style:family="table-cell">
      <style:table-cell-properties fo:padding="0.0201in" fo:border-left="0.05pt solid #000000" fo:border-right="none" fo:border-top="none" fo:border-bottom="0.05pt solid #000000" style:writing-mode="page"/>
    </style:style>
    <style:style style:name="Table6.B10" style:family="table-cell">
      <style:table-cell-properties fo:padding="0.0201in" fo:border-left="0.05pt solid #000000" fo:border-right="none" fo:border-top="none" fo:border-bottom="0.05pt solid #000000" style:writing-mode="page"/>
    </style:style>
    <style:style style:name="Table6.C10" style:family="table-cell">
      <style:table-cell-properties fo:padding="0.0201in" fo:border-left="0.05pt solid #000000" fo:border-right="0.05pt solid #000000" fo:border-top="none" fo:border-bottom="0.05pt solid #000000" style:writing-mode="page"/>
    </style:style>
    <style:style style:name="Table6.A11" style:family="table-cell">
      <style:table-cell-properties fo:padding="0.0201in" fo:border-left="0.05pt solid #000000" fo:border-right="none" fo:border-top="none" fo:border-bottom="0.05pt solid #000000" style:writing-mode="page"/>
    </style:style>
    <style:style style:name="Table6.B11" style:family="table-cell">
      <style:table-cell-properties fo:padding="0.0201in" fo:border-left="0.05pt solid #000000" fo:border-right="none" fo:border-top="none" fo:border-bottom="0.05pt solid #000000" style:writing-mode="page"/>
    </style:style>
    <style:style style:name="Table6.C11" style:family="table-cell">
      <style:table-cell-properties fo:padding="0.0201in" fo:border-left="0.05pt solid #000000" fo:border-right="0.05pt solid #000000" fo:border-top="none" fo:border-bottom="0.05pt solid #000000" style:writing-mode="page"/>
    </style:style>
    <style:style style:name="Table6.A12" style:family="table-cell">
      <style:table-cell-properties fo:padding="0.0201in" fo:border-left="0.05pt solid #000000" fo:border-right="none" fo:border-top="none" fo:border-bottom="0.05pt solid #000000" style:writing-mode="page"/>
    </style:style>
    <style:style style:name="Table6.B12" style:family="table-cell">
      <style:table-cell-properties fo:padding="0.0201in" fo:border-left="0.05pt solid #000000" fo:border-right="none" fo:border-top="none" fo:border-bottom="0.05pt solid #000000" style:writing-mode="page"/>
    </style:style>
    <style:style style:name="Table6.C12" style:family="table-cell">
      <style:table-cell-properties fo:padding="0.0201in" fo:border-left="0.05pt solid #000000" fo:border-right="0.05pt solid #000000" fo:border-top="none" fo:border-bottom="0.05pt solid #000000" style:writing-mode="page"/>
    </style:style>
    <style:style style:name="Table6.A13" style:family="table-cell">
      <style:table-cell-properties fo:padding="0.0201in" fo:border-left="0.05pt solid #000000" fo:border-right="none" fo:border-top="none" fo:border-bottom="0.05pt solid #000000" style:writing-mode="page"/>
    </style:style>
    <style:style style:name="Table6.B13" style:family="table-cell">
      <style:table-cell-properties fo:padding="0.0201in" fo:border-left="0.05pt solid #000000" fo:border-right="none" fo:border-top="none" fo:border-bottom="0.05pt solid #000000" style:writing-mode="page"/>
    </style:style>
    <style:style style:name="Table6.C13" style:family="table-cell">
      <style:table-cell-properties fo:padding="0.0201in" fo:border-left="0.05pt solid #000000" fo:border-right="0.05pt solid #000000" fo:border-top="none" fo:border-bottom="0.05pt solid #000000" style:writing-mode="page"/>
    </style:style>
    <style:style style:name="Table6.A14" style:family="table-cell">
      <style:table-cell-properties fo:padding="0.0201in" fo:border-left="0.05pt solid #000000" fo:border-right="none" fo:border-top="none" fo:border-bottom="0.05pt solid #000000" style:writing-mode="page"/>
    </style:style>
    <style:style style:name="Table6.B14" style:family="table-cell">
      <style:table-cell-properties fo:padding="0.0201in" fo:border-left="0.05pt solid #000000" fo:border-right="none" fo:border-top="none" fo:border-bottom="0.05pt solid #000000" style:writing-mode="page"/>
    </style:style>
    <style:style style:name="Table6.C14" style:family="table-cell">
      <style:table-cell-properties fo:padding="0.0201in" fo:border-left="0.05pt solid #000000" fo:border-right="0.05pt solid #000000" fo:border-top="none" fo:border-bottom="0.05pt solid #000000" style:writing-mode="page"/>
    </style:style>
    <style:style style:name="Table6.A15" style:family="table-cell">
      <style:table-cell-properties fo:padding="0.0201in" fo:border-left="0.05pt solid #000000" fo:border-right="none" fo:border-top="none" fo:border-bottom="0.05pt solid #000000" style:writing-mode="page"/>
    </style:style>
    <style:style style:name="Table6.B15" style:family="table-cell">
      <style:table-cell-properties fo:padding="0.0201in" fo:border-left="0.05pt solid #000000" fo:border-right="none" fo:border-top="none" fo:border-bottom="0.05pt solid #000000" style:writing-mode="page"/>
    </style:style>
    <style:style style:name="Table6.C15" style:family="table-cell">
      <style:table-cell-properties fo:padding="0.0201in" fo:border-left="0.05pt solid #000000" fo:border-right="0.05pt solid #000000" fo:border-top="none" fo:border-bottom="0.05pt solid #000000" style:writing-mode="page"/>
    </style:style>
    <style:style style:name="Table6.A16" style:family="table-cell">
      <style:table-cell-properties fo:padding="0.0201in" fo:border-left="0.05pt solid #000000" fo:border-right="none" fo:border-top="none" fo:border-bottom="0.05pt solid #000000" style:writing-mode="page"/>
    </style:style>
    <style:style style:name="Table6.B16" style:family="table-cell">
      <style:table-cell-properties fo:padding="0.0201in" fo:border-left="0.05pt solid #000000" fo:border-right="none" fo:border-top="none" fo:border-bottom="0.05pt solid #000000" style:writing-mode="page"/>
    </style:style>
    <style:style style:name="Table6.C16" style:family="table-cell">
      <style:table-cell-properties fo:padding="0.0201in" fo:border-left="0.05pt solid #000000" fo:border-right="0.05pt solid #000000" fo:border-top="none" fo:border-bottom="0.05pt solid #000000" style:writing-mode="page"/>
    </style:style>
    <style:style style:name="Table6.17" style:family="table-row">
      <style:table-row-properties style:min-row-height="0.4736in"/>
    </style:style>
    <style:style style:name="Table6.A17" style:family="table-cell">
      <style:table-cell-properties fo:padding="0.0201in" fo:border-left="0.05pt solid #000000" fo:border-right="none" fo:border-top="none" fo:border-bottom="0.05pt solid #000000" style:writing-mode="page"/>
    </style:style>
    <style:style style:name="Table6.B17" style:family="table-cell">
      <style:table-cell-properties fo:padding="0.0201in" fo:border-left="0.05pt solid #000000" fo:border-right="none" fo:border-top="none" fo:border-bottom="0.05pt solid #000000" style:writing-mode="page"/>
    </style:style>
    <style:style style:name="Table6.C17"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6979in" fo:margin-left="0in" table:align="left"/>
    </style:style>
    <style:style style:name="Table7.A" style:family="table-column">
      <style:table-column-properties style:column-width="4.9375in"/>
    </style:style>
    <style:style style:name="Table7.B" style:family="table-column">
      <style:table-column-properties style:column-width="1in"/>
    </style:style>
    <style:style style:name="Table7.C" style:family="table-column">
      <style:table-column-properties style:column-width="0.7604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text-properties officeooo:paragraph-rsid="001d1c54"/>
    </style:style>
    <style:style style:name="P2" style:family="paragraph" style:parent-style-name="Table_20_Contents">
      <style:text-properties officeooo:rsid="001d1c54" officeooo:paragraph-rsid="001d1c54"/>
    </style:style>
    <style:style style:name="P3" style:family="paragraph" style:parent-style-name="Table_20_Contents">
      <style:text-properties officeooo:rsid="001d1c54" officeooo:paragraph-rsid="0025fb06"/>
    </style:style>
    <style:style style:name="P4" style:family="paragraph" style:parent-style-name="Table_20_Contents">
      <style:text-properties officeooo:rsid="001d1c54" officeooo:paragraph-rsid="002023e3"/>
    </style:style>
    <style:style style:name="P5" style:family="paragraph" style:parent-style-name="Table_20_Contents">
      <style:text-properties officeooo:rsid="001d1c54" officeooo:paragraph-rsid="0028a3ba"/>
    </style:style>
    <style:style style:name="P6" style:family="paragraph" style:parent-style-name="Table_20_Contents">
      <style:text-properties officeooo:rsid="001d1c54" officeooo:paragraph-rsid="002b6193"/>
    </style:style>
    <style:style style:name="P7" style:family="paragraph" style:parent-style-name="Table_20_Contents">
      <style:text-properties officeooo:rsid="001d1c54" officeooo:paragraph-rsid="002e5c41"/>
    </style:style>
    <style:style style:name="P8" style:family="paragraph" style:parent-style-name="Table_20_Contents">
      <style:text-properties officeooo:rsid="001d1c54" officeooo:paragraph-rsid="00320341"/>
    </style:style>
    <style:style style:name="P9" style:family="paragraph" style:parent-style-name="Table_20_Contents">
      <style:text-properties officeooo:rsid="001d1c54" officeooo:paragraph-rsid="003f3789"/>
    </style:style>
    <style:style style:name="P10" style:family="paragraph" style:parent-style-name="Table_20_Contents">
      <style:text-properties officeooo:rsid="001d1c54" officeooo:paragraph-rsid="004f76c9"/>
    </style:style>
    <style:style style:name="P11" style:family="paragraph" style:parent-style-name="Table_20_Contents">
      <style:text-properties officeooo:rsid="001d1c54" officeooo:paragraph-rsid="0052a34a"/>
    </style:style>
    <style:style style:name="P12" style:family="paragraph" style:parent-style-name="Table_20_Contents">
      <style:text-properties officeooo:rsid="001d1c54" officeooo:paragraph-rsid="00651a42"/>
    </style:style>
    <style:style style:name="P13" style:family="paragraph" style:parent-style-name="Table_20_Contents">
      <style:text-properties officeooo:rsid="001d1c54" officeooo:paragraph-rsid="00653e42"/>
    </style:style>
    <style:style style:name="P14" style:family="paragraph" style:parent-style-name="Table_20_Contents">
      <style:text-properties officeooo:rsid="001d1c54" officeooo:paragraph-rsid="0068a0dd"/>
    </style:style>
    <style:style style:name="P15" style:family="paragraph" style:parent-style-name="Table_20_Contents">
      <style:text-properties officeooo:rsid="001d1c54" officeooo:paragraph-rsid="006b928c"/>
    </style:style>
    <style:style style:name="P16" style:family="paragraph" style:parent-style-name="Table_20_Contents">
      <style:text-properties officeooo:rsid="001d1c54" officeooo:paragraph-rsid="006cc0a7"/>
    </style:style>
    <style:style style:name="P17" style:family="paragraph" style:parent-style-name="Table_20_Contents">
      <style:text-properties officeooo:rsid="001d1c54" officeooo:paragraph-rsid="0071d83b"/>
    </style:style>
    <style:style style:name="P18" style:family="paragraph" style:parent-style-name="Table_20_Contents">
      <style:text-properties officeooo:rsid="001d1c54" officeooo:paragraph-rsid="0075421d"/>
    </style:style>
    <style:style style:name="P19" style:family="paragraph" style:parent-style-name="Table_20_Contents">
      <style:text-properties officeooo:rsid="001d1c54" officeooo:paragraph-rsid="0078708d"/>
    </style:style>
    <style:style style:name="P20" style:family="paragraph" style:parent-style-name="Table_20_Contents">
      <style:text-properties officeooo:rsid="001d1c54" officeooo:paragraph-rsid="00798e79"/>
    </style:style>
    <style:style style:name="P21" style:family="paragraph" style:parent-style-name="Table_20_Contents">
      <style:text-properties officeooo:rsid="001d1c54" officeooo:paragraph-rsid="00811b7e"/>
    </style:style>
    <style:style style:name="P22" style:family="paragraph" style:parent-style-name="Table_20_Contents">
      <style:text-properties officeooo:rsid="001d1c54" officeooo:paragraph-rsid="00822935"/>
    </style:style>
    <style:style style:name="P23" style:family="paragraph" style:parent-style-name="Table_20_Contents">
      <style:text-properties officeooo:rsid="001d1c54" officeooo:paragraph-rsid="00845614"/>
    </style:style>
    <style:style style:name="P24" style:family="paragraph" style:parent-style-name="Table_20_Contents">
      <style:text-properties officeooo:rsid="001d1c54" officeooo:paragraph-rsid="004c7102"/>
    </style:style>
    <style:style style:name="P25" style:family="paragraph" style:parent-style-name="Table_20_Contents">
      <style:text-properties officeooo:rsid="001d1c54" officeooo:paragraph-rsid="00a7412e"/>
    </style:style>
    <style:style style:name="P26" style:family="paragraph" style:parent-style-name="Table_20_Contents">
      <style:text-properties officeooo:rsid="001d1c54" officeooo:paragraph-rsid="00a9d601"/>
    </style:style>
    <style:style style:name="P27" style:family="paragraph" style:parent-style-name="Table_20_Contents">
      <style:text-properties fo:font-weight="bold" officeooo:rsid="001d1c54" officeooo:paragraph-rsid="001d1c54" style:font-weight-asian="bold" style:font-weight-complex="bold"/>
    </style:style>
    <style:style style:name="P28" style:family="paragraph" style:parent-style-name="Table_20_Contents">
      <style:text-properties fo:font-weight="bold" officeooo:rsid="001d1c54" officeooo:paragraph-rsid="0028a3ba" style:font-weight-asian="bold" style:font-weight-complex="bold"/>
    </style:style>
    <style:style style:name="P29" style:family="paragraph" style:parent-style-name="Table_20_Contents">
      <style:text-properties fo:font-weight="bold" officeooo:rsid="001d1c54" officeooo:paragraph-rsid="002b6193" style:font-weight-asian="bold" style:font-weight-complex="bold"/>
    </style:style>
    <style:style style:name="P30" style:family="paragraph" style:parent-style-name="Table_20_Contents">
      <style:text-properties fo:font-weight="bold" officeooo:rsid="001d1c54" officeooo:paragraph-rsid="003f3789" style:font-weight-asian="bold" style:font-weight-complex="bold"/>
    </style:style>
    <style:style style:name="P31" style:family="paragraph" style:parent-style-name="Table_20_Contents">
      <style:text-properties fo:font-weight="bold" officeooo:rsid="001d1c54" officeooo:paragraph-rsid="004374bc" style:font-weight-asian="bold" style:font-weight-complex="bold"/>
    </style:style>
    <style:style style:name="P32" style:family="paragraph" style:parent-style-name="Table_20_Contents">
      <style:text-properties fo:font-weight="bold" officeooo:rsid="002baf0c" officeooo:paragraph-rsid="002baf0c" style:font-weight-asian="bold" style:font-weight-complex="bold"/>
    </style:style>
    <style:style style:name="P33" style:family="paragraph" style:parent-style-name="Table_20_Contents">
      <style:text-properties fo:font-weight="bold" officeooo:rsid="002baf0c" officeooo:paragraph-rsid="003f3789" style:font-weight-asian="bold" style:font-weight-complex="bold"/>
    </style:style>
    <style:style style:name="P34" style:family="paragraph" style:parent-style-name="Table_20_Contents">
      <style:text-properties fo:font-weight="bold" officeooo:rsid="002baf0c" officeooo:paragraph-rsid="004374bc" style:font-weight-asian="bold" style:font-weight-complex="bold"/>
    </style:style>
    <style:style style:name="P35" style:family="paragraph" style:parent-style-name="Table_20_Contents">
      <style:text-properties fo:font-weight="bold" officeooo:rsid="00a3e8a9" officeooo:paragraph-rsid="00a3e8a9" style:font-weight-asian="bold" style:font-weight-complex="bold"/>
    </style:style>
    <style:style style:name="P36" style:family="paragraph" style:parent-style-name="Table_20_Contents">
      <style:text-properties fo:font-weight="bold" officeooo:rsid="00af8353" officeooo:paragraph-rsid="00af8353" style:font-weight-asian="bold" style:font-weight-complex="bold"/>
    </style:style>
    <style:style style:name="P37" style:family="paragraph" style:parent-style-name="Table_20_Contents">
      <style:text-properties officeooo:rsid="002023e3" officeooo:paragraph-rsid="002023e3"/>
    </style:style>
    <style:style style:name="P38" style:family="paragraph" style:parent-style-name="Table_20_Contents">
      <style:text-properties officeooo:rsid="0020ac5b" officeooo:paragraph-rsid="0020ac5b"/>
    </style:style>
    <style:style style:name="P39" style:family="paragraph" style:parent-style-name="Table_20_Contents">
      <style:text-properties officeooo:rsid="0020e28b" officeooo:paragraph-rsid="0020e28b"/>
    </style:style>
    <style:style style:name="P40" style:family="paragraph" style:parent-style-name="Table_20_Contents">
      <style:text-properties officeooo:rsid="0020e28b" officeooo:paragraph-rsid="0028a3ba"/>
    </style:style>
    <style:style style:name="P41" style:family="paragraph" style:parent-style-name="Table_20_Contents">
      <style:text-properties officeooo:rsid="0020e28b" officeooo:paragraph-rsid="002b6193"/>
    </style:style>
    <style:style style:name="P42" style:family="paragraph" style:parent-style-name="Table_20_Contents">
      <style:text-properties officeooo:rsid="0020e28b" officeooo:paragraph-rsid="003f3789"/>
    </style:style>
    <style:style style:name="P43" style:family="paragraph" style:parent-style-name="Table_20_Contents">
      <style:text-properties officeooo:rsid="0020e28b" officeooo:paragraph-rsid="004374bc"/>
    </style:style>
    <style:style style:name="P44" style:family="paragraph" style:parent-style-name="Table_20_Contents">
      <style:text-properties officeooo:rsid="0020e28b" officeooo:paragraph-rsid="00771b1a"/>
    </style:style>
    <style:style style:name="P45" style:family="paragraph" style:parent-style-name="Table_20_Contents">
      <style:text-properties officeooo:rsid="0020e28b" officeooo:paragraph-rsid="008ff1d6"/>
    </style:style>
    <style:style style:name="P46" style:family="paragraph" style:parent-style-name="Table_20_Contents">
      <style:text-properties officeooo:rsid="0020e28b" officeooo:paragraph-rsid="00910748"/>
    </style:style>
    <style:style style:name="P47" style:family="paragraph" style:parent-style-name="Table_20_Contents">
      <style:text-properties officeooo:paragraph-rsid="002241d3"/>
    </style:style>
    <style:style style:name="P48" style:family="paragraph" style:parent-style-name="Table_20_Contents">
      <style:text-properties officeooo:rsid="0025fb06" officeooo:paragraph-rsid="0025fb06"/>
    </style:style>
    <style:style style:name="P49" style:family="paragraph" style:parent-style-name="Table_20_Contents">
      <style:text-properties officeooo:rsid="0025fb06" officeooo:paragraph-rsid="0028a3ba"/>
    </style:style>
    <style:style style:name="P50" style:family="paragraph" style:parent-style-name="Table_20_Contents">
      <style:text-properties officeooo:paragraph-rsid="0025fb06"/>
    </style:style>
    <style:style style:name="P51" style:family="paragraph" style:parent-style-name="Table_20_Contents">
      <style:text-properties officeooo:rsid="0026b253" officeooo:paragraph-rsid="0026b253"/>
    </style:style>
    <style:style style:name="P52" style:family="paragraph" style:parent-style-name="Table_20_Contents">
      <style:text-properties officeooo:rsid="0026b253" officeooo:paragraph-rsid="0028a3ba"/>
    </style:style>
    <style:style style:name="P53" style:family="paragraph" style:parent-style-name="Table_20_Contents">
      <style:text-properties officeooo:rsid="0026b253" officeooo:paragraph-rsid="002baf0c"/>
    </style:style>
    <style:style style:name="P54" style:family="paragraph" style:parent-style-name="Table_20_Contents">
      <style:text-properties officeooo:paragraph-rsid="002e5c41"/>
    </style:style>
    <style:style style:name="P55" style:family="paragraph" style:parent-style-name="Table_20_Contents">
      <style:text-properties officeooo:paragraph-rsid="0028a3ba"/>
    </style:style>
    <style:style style:name="P56" style:family="paragraph" style:parent-style-name="Table_20_Contents">
      <style:text-properties officeooo:rsid="0028a3ba" officeooo:paragraph-rsid="0028a3ba"/>
    </style:style>
    <style:style style:name="P57" style:family="paragraph" style:parent-style-name="Table_20_Contents">
      <style:text-properties officeooo:rsid="0028a3ba" officeooo:paragraph-rsid="002b6193"/>
    </style:style>
    <style:style style:name="P58" style:family="paragraph" style:parent-style-name="Table_20_Contents">
      <style:text-properties officeooo:rsid="0028a3ba" officeooo:paragraph-rsid="0039e93b"/>
    </style:style>
    <style:style style:name="P59" style:family="paragraph" style:parent-style-name="Table_20_Contents">
      <style:text-properties officeooo:rsid="0028a3ba" officeooo:paragraph-rsid="003f3789"/>
    </style:style>
    <style:style style:name="P60" style:family="paragraph" style:parent-style-name="Table_20_Contents">
      <style:text-properties officeooo:rsid="0028a3ba" officeooo:paragraph-rsid="004494e7"/>
    </style:style>
    <style:style style:name="P61" style:family="paragraph" style:parent-style-name="Table_20_Contents">
      <style:text-properties officeooo:rsid="0028a3ba" officeooo:paragraph-rsid="00606d2b"/>
    </style:style>
    <style:style style:name="P62" style:family="paragraph" style:parent-style-name="Table_20_Contents">
      <style:text-properties officeooo:paragraph-rsid="002b6193"/>
    </style:style>
    <style:style style:name="P63" style:family="paragraph" style:parent-style-name="Table_20_Contents">
      <style:text-properties officeooo:rsid="002baf0c" officeooo:paragraph-rsid="002baf0c"/>
    </style:style>
    <style:style style:name="P64" style:family="paragraph" style:parent-style-name="Table_20_Contents">
      <style:text-properties officeooo:rsid="002baf0c" officeooo:paragraph-rsid="0090f859"/>
    </style:style>
    <style:style style:name="P65" style:family="paragraph" style:parent-style-name="Table_20_Contents">
      <style:text-properties officeooo:rsid="002d8751" officeooo:paragraph-rsid="002d8751"/>
    </style:style>
    <style:style style:name="P66" style:family="paragraph" style:parent-style-name="Table_20_Contents">
      <style:text-properties officeooo:rsid="002d8751" officeooo:paragraph-rsid="0090f859"/>
    </style:style>
    <style:style style:name="P67" style:family="paragraph" style:parent-style-name="Table_20_Contents">
      <style:text-properties officeooo:paragraph-rsid="002baf0c"/>
    </style:style>
    <style:style style:name="P68" style:family="paragraph" style:parent-style-name="Table_20_Contents">
      <style:text-properties officeooo:rsid="00320341" officeooo:paragraph-rsid="00320341"/>
    </style:style>
    <style:style style:name="P69" style:family="paragraph" style:parent-style-name="Table_20_Contents">
      <style:text-properties officeooo:rsid="00320341" officeooo:paragraph-rsid="00acdb79"/>
    </style:style>
    <style:style style:name="P70" style:family="paragraph" style:parent-style-name="Table_20_Contents">
      <style:text-properties officeooo:rsid="00350267" officeooo:paragraph-rsid="00350267"/>
    </style:style>
    <style:style style:name="P71" style:family="paragraph" style:parent-style-name="Table_20_Contents">
      <style:text-properties officeooo:rsid="00350267" officeooo:paragraph-rsid="00651a42"/>
    </style:style>
    <style:style style:name="P72" style:family="paragraph" style:parent-style-name="Table_20_Contents">
      <style:text-properties officeooo:rsid="0039e93b" officeooo:paragraph-rsid="0039e93b"/>
    </style:style>
    <style:style style:name="P73" style:family="paragraph" style:parent-style-name="Table_20_Contents">
      <style:text-properties officeooo:rsid="003b506e" officeooo:paragraph-rsid="003b506e"/>
    </style:style>
    <style:style style:name="P74" style:family="paragraph" style:parent-style-name="Table_20_Contents">
      <style:text-properties officeooo:paragraph-rsid="0052a34a"/>
    </style:style>
    <style:style style:name="P75" style:family="paragraph" style:parent-style-name="Table_20_Contents">
      <style:text-properties officeooo:rsid="002a34ae" officeooo:paragraph-rsid="002d321d"/>
    </style:style>
    <style:style style:name="P76" style:family="paragraph" style:parent-style-name="Table_20_Contents">
      <style:text-properties officeooo:rsid="00336cc2" officeooo:paragraph-rsid="002baf0c"/>
    </style:style>
    <style:style style:name="P77" style:family="paragraph" style:parent-style-name="Table_20_Contents">
      <style:text-properties officeooo:paragraph-rsid="003f3789"/>
    </style:style>
    <style:style style:name="P78" style:family="paragraph" style:parent-style-name="Table_20_Contents">
      <style:text-properties officeooo:rsid="0041f882" officeooo:paragraph-rsid="0041f882"/>
    </style:style>
    <style:style style:name="P79" style:family="paragraph" style:parent-style-name="Table_20_Contents">
      <style:text-properties officeooo:paragraph-rsid="004494e7"/>
    </style:style>
    <style:style style:name="P80" style:family="paragraph" style:parent-style-name="Table_20_Contents">
      <style:text-properties officeooo:rsid="004494e7" officeooo:paragraph-rsid="004494e7" fo:background-color="#ffff00"/>
    </style:style>
    <style:style style:name="P81" style:family="paragraph" style:parent-style-name="Table_20_Contents">
      <style:text-properties officeooo:rsid="004494e7" officeooo:paragraph-rsid="0085191f" fo:background-color="#ffff00"/>
    </style:style>
    <style:style style:name="P82" style:family="paragraph" style:parent-style-name="Table_20_Contents">
      <style:text-properties officeooo:rsid="004494e7" officeooo:paragraph-rsid="002d321d" fo:background-color="#ffff00"/>
    </style:style>
    <style:style style:name="P83" style:family="paragraph" style:parent-style-name="Table_20_Contents">
      <style:text-properties officeooo:rsid="002d321d" officeooo:paragraph-rsid="002d321d" fo:background-color="#ffff00"/>
    </style:style>
    <style:style style:name="P84" style:family="paragraph" style:parent-style-name="Table_20_Contents">
      <style:text-properties officeooo:rsid="00a9d601" officeooo:paragraph-rsid="00aaef49" fo:background-color="#ffff00"/>
    </style:style>
    <style:style style:name="P85" style:family="paragraph" style:parent-style-name="Table_20_Contents">
      <style:text-properties officeooo:rsid="00a4e7c0" officeooo:paragraph-rsid="00a4e7c0" fo:background-color="#ffff00"/>
    </style:style>
    <style:style style:name="P86" style:family="paragraph" style:parent-style-name="Table_20_Contents">
      <style:text-properties officeooo:paragraph-rsid="00451430"/>
    </style:style>
    <style:style style:name="P87" style:family="paragraph" style:parent-style-name="Table_20_Contents">
      <style:text-properties officeooo:rsid="004589b3" officeooo:paragraph-rsid="004589b3"/>
    </style:style>
    <style:style style:name="P88" style:family="paragraph" style:parent-style-name="Table_20_Contents">
      <style:text-properties officeooo:rsid="00472670" officeooo:paragraph-rsid="00472670"/>
    </style:style>
    <style:style style:name="P89" style:family="paragraph" style:parent-style-name="Table_20_Contents">
      <style:text-properties officeooo:rsid="004a82d7" officeooo:paragraph-rsid="004a82d7"/>
    </style:style>
    <style:style style:name="P90" style:family="paragraph" style:parent-style-name="Table_20_Contents">
      <style:text-properties officeooo:rsid="004c7102" officeooo:paragraph-rsid="004c7102"/>
    </style:style>
    <style:style style:name="P91" style:family="paragraph" style:parent-style-name="Table_20_Contents">
      <style:text-properties officeooo:rsid="004f76c9" officeooo:paragraph-rsid="004f76c9"/>
    </style:style>
    <style:style style:name="P92" style:family="paragraph" style:parent-style-name="Table_20_Contents">
      <style:text-properties officeooo:paragraph-rsid="004f76c9"/>
    </style:style>
    <style:style style:name="P93" style:family="paragraph" style:parent-style-name="Table_20_Contents">
      <style:text-properties officeooo:paragraph-rsid="00320341"/>
    </style:style>
    <style:style style:name="P94" style:family="paragraph" style:parent-style-name="Table_20_Contents">
      <style:text-properties officeooo:rsid="0052a34a" officeooo:paragraph-rsid="0052a34a"/>
    </style:style>
    <style:style style:name="P95" style:family="paragraph" style:parent-style-name="Table_20_Contents">
      <style:text-properties officeooo:rsid="002d321d" officeooo:paragraph-rsid="002d321d" fo:background-color="transparent"/>
    </style:style>
    <style:style style:name="P96" style:family="paragraph" style:parent-style-name="Table_20_Contents">
      <style:text-properties officeooo:rsid="002d321d" officeooo:paragraph-rsid="0052a34a" fo:background-color="transparent"/>
    </style:style>
    <style:style style:name="P97" style:family="paragraph" style:parent-style-name="Table_20_Contents">
      <style:text-properties officeooo:rsid="0052a34a" officeooo:paragraph-rsid="0052a34a" fo:background-color="transparent"/>
    </style:style>
    <style:style style:name="P98" style:family="paragraph" style:parent-style-name="Table_20_Contents">
      <style:text-properties officeooo:rsid="00a4e7c0" officeooo:paragraph-rsid="00a4e7c0" fo:background-color="transparent"/>
    </style:style>
    <style:style style:name="P99" style:family="paragraph" style:parent-style-name="Table_20_Contents">
      <style:text-properties officeooo:rsid="00a4e7c0" officeooo:paragraph-rsid="00aaef49" fo:background-color="transparent"/>
    </style:style>
    <style:style style:name="P100" style:family="paragraph" style:parent-style-name="Table_20_Contents">
      <style:text-properties fo:font-style="normal" officeooo:paragraph-rsid="004374bc" style:font-style-asian="normal" style:font-style-complex="normal"/>
    </style:style>
    <style:style style:name="P101" style:family="paragraph" style:parent-style-name="Table_20_Contents">
      <style:text-properties fo:font-style="normal" officeooo:rsid="0058e000" officeooo:paragraph-rsid="0058e000" style:font-style-asian="normal" style:font-style-complex="normal"/>
    </style:style>
    <style:style style:name="P102" style:family="paragraph" style:parent-style-name="Table_20_Contents">
      <style:text-properties fo:font-style="normal" officeooo:rsid="006316f3" officeooo:paragraph-rsid="006316f3" style:font-style-asian="normal" style:font-style-complex="normal"/>
    </style:style>
    <style:style style:name="P103" style:family="paragraph" style:parent-style-name="Table_20_Contents">
      <style:text-properties fo:font-style="normal" officeooo:paragraph-rsid="006e58fb" style:font-style-asian="normal" style:font-style-complex="normal"/>
    </style:style>
    <style:style style:name="P104" style:family="paragraph" style:parent-style-name="Table_20_Contents">
      <style:text-properties fo:font-style="normal" officeooo:paragraph-rsid="00732661" style:font-style-asian="normal" style:font-style-complex="normal"/>
    </style:style>
    <style:style style:name="P105" style:family="paragraph" style:parent-style-name="Table_20_Contents">
      <style:text-properties fo:font-style="normal" officeooo:paragraph-rsid="00798d1a" style:font-style-asian="normal" style:font-style-complex="normal"/>
    </style:style>
    <style:style style:name="P106" style:family="paragraph" style:parent-style-name="Table_20_Contents">
      <style:text-properties fo:font-style="normal" officeooo:paragraph-rsid="0089f003" style:font-style-asian="normal" style:font-style-complex="normal"/>
    </style:style>
    <style:style style:name="P107" style:family="paragraph" style:parent-style-name="Table_20_Contents">
      <style:text-properties fo:font-style="normal" officeooo:rsid="004a227b" officeooo:paragraph-rsid="004374bc" style:font-style-asian="normal" style:font-style-complex="normal"/>
    </style:style>
    <style:style style:name="P108" style:family="paragraph" style:parent-style-name="Table_20_Contents">
      <style:text-properties officeooo:rsid="006049e6" officeooo:paragraph-rsid="006049e6"/>
    </style:style>
    <style:style style:name="P109" style:family="paragraph" style:parent-style-name="Table_20_Contents">
      <style:text-properties officeooo:rsid="006049e6" officeooo:paragraph-rsid="00606d2b"/>
    </style:style>
    <style:style style:name="P110" style:family="paragraph" style:parent-style-name="Table_20_Contents">
      <style:text-properties officeooo:paragraph-rsid="00606d2b"/>
    </style:style>
    <style:style style:name="P111" style:family="paragraph" style:parent-style-name="Table_20_Contents">
      <style:text-properties officeooo:rsid="006316f3" officeooo:paragraph-rsid="006316f3"/>
    </style:style>
    <style:style style:name="P112" style:family="paragraph" style:parent-style-name="Table_20_Contents">
      <style:text-properties officeooo:rsid="00651a42" officeooo:paragraph-rsid="00651a42"/>
    </style:style>
    <style:style style:name="P113" style:family="paragraph" style:parent-style-name="Table_20_Contents">
      <style:text-properties officeooo:rsid="00651a42" officeooo:paragraph-rsid="00910748"/>
    </style:style>
    <style:style style:name="P114" style:family="paragraph" style:parent-style-name="Table_20_Contents">
      <style:text-properties officeooo:rsid="00654480" officeooo:paragraph-rsid="00654480"/>
    </style:style>
    <style:style style:name="P115" style:family="paragraph" style:parent-style-name="Table_20_Contents">
      <style:text-properties officeooo:rsid="0068a0dd" officeooo:paragraph-rsid="0068a0dd"/>
    </style:style>
    <style:style style:name="P116" style:family="paragraph" style:parent-style-name="Table_20_Contents">
      <style:text-properties officeooo:rsid="006a3754" officeooo:paragraph-rsid="006a3754"/>
    </style:style>
    <style:style style:name="P117" style:family="paragraph" style:parent-style-name="Table_20_Contents">
      <style:text-properties officeooo:rsid="006cc0a7" officeooo:paragraph-rsid="006cc0a7"/>
    </style:style>
    <style:style style:name="P118" style:family="paragraph" style:parent-style-name="Table_20_Contents">
      <style:text-properties officeooo:rsid="006ffc6d" officeooo:paragraph-rsid="006ffc6d"/>
    </style:style>
    <style:style style:name="P119" style:family="paragraph" style:parent-style-name="Table_20_Contents">
      <style:text-properties officeooo:rsid="007282ec" officeooo:paragraph-rsid="007282ec"/>
    </style:style>
    <style:style style:name="P120" style:family="paragraph" style:parent-style-name="Table_20_Contents">
      <style:text-properties officeooo:rsid="00732db0" officeooo:paragraph-rsid="00732db0"/>
    </style:style>
    <style:style style:name="P121" style:family="paragraph" style:parent-style-name="Table_20_Contents">
      <style:text-properties officeooo:rsid="0075421d" officeooo:paragraph-rsid="0075421d"/>
    </style:style>
    <style:style style:name="P122" style:family="paragraph" style:parent-style-name="Table_20_Contents">
      <style:text-properties officeooo:rsid="00798d1a" officeooo:paragraph-rsid="00798d1a"/>
    </style:style>
    <style:style style:name="P123" style:family="paragraph" style:parent-style-name="Table_20_Contents">
      <style:text-properties officeooo:rsid="00798d1a" officeooo:paragraph-rsid="00acdb79"/>
    </style:style>
    <style:style style:name="P124" style:family="paragraph" style:parent-style-name="Table_20_Contents">
      <style:text-properties officeooo:rsid="007f9d8c" officeooo:paragraph-rsid="007f9d8c"/>
    </style:style>
    <style:style style:name="P125" style:family="paragraph" style:parent-style-name="Table_20_Contents">
      <style:text-properties officeooo:rsid="00811b7e" officeooo:paragraph-rsid="00811b7e"/>
    </style:style>
    <style:style style:name="P126" style:family="paragraph" style:parent-style-name="Table_20_Contents">
      <style:text-properties officeooo:rsid="00822935" officeooo:paragraph-rsid="00822935"/>
    </style:style>
    <style:style style:name="P127" style:family="paragraph" style:parent-style-name="Table_20_Contents">
      <style:text-properties officeooo:rsid="00842689" officeooo:paragraph-rsid="00842689"/>
    </style:style>
    <style:style style:name="P128" style:family="paragraph" style:parent-style-name="Table_20_Contents">
      <style:text-properties officeooo:paragraph-rsid="008ff1d6"/>
    </style:style>
    <style:style style:name="P129" style:family="paragraph" style:parent-style-name="Table_20_Contents">
      <style:text-properties officeooo:rsid="0090f859" officeooo:paragraph-rsid="0090f859"/>
    </style:style>
    <style:style style:name="P130" style:family="paragraph" style:parent-style-name="Table_20_Contents">
      <style:text-properties officeooo:rsid="00547628" officeooo:paragraph-rsid="00910748"/>
    </style:style>
    <style:style style:name="P131" style:family="paragraph" style:parent-style-name="Table_20_Contents">
      <style:text-properties officeooo:paragraph-rsid="00910748"/>
    </style:style>
    <style:style style:name="P132" style:family="paragraph" style:parent-style-name="Table_20_Contents">
      <style:text-properties officeooo:rsid="009b8c34" officeooo:paragraph-rsid="009c68a3"/>
    </style:style>
    <style:style style:name="P133" style:family="paragraph" style:parent-style-name="Table_20_Contents">
      <style:text-properties officeooo:rsid="009b8c34" officeooo:paragraph-rsid="009df80c"/>
    </style:style>
    <style:style style:name="P134" style:family="paragraph" style:parent-style-name="Table_20_Contents">
      <style:text-properties officeooo:paragraph-rsid="009c68a3"/>
    </style:style>
    <style:style style:name="P135" style:family="paragraph" style:parent-style-name="Table_20_Contents">
      <style:text-properties officeooo:rsid="009df80c" officeooo:paragraph-rsid="009df80c"/>
    </style:style>
    <style:style style:name="P136" style:family="paragraph" style:parent-style-name="Table_20_Contents">
      <style:text-properties officeooo:paragraph-rsid="00a143df"/>
    </style:style>
    <style:style style:name="P137" style:family="paragraph" style:parent-style-name="Table_20_Contents">
      <style:text-properties officeooo:paragraph-rsid="00a28629"/>
    </style:style>
    <style:style style:name="P138" style:family="paragraph" style:parent-style-name="Table_20_Contents">
      <style:text-properties officeooo:paragraph-rsid="00a4e7c0"/>
    </style:style>
    <style:style style:name="P139" style:family="paragraph" style:parent-style-name="Table_20_Contents">
      <style:text-properties officeooo:rsid="00a4e7c0" officeooo:paragraph-rsid="00a4e7c0"/>
    </style:style>
    <style:style style:name="P140" style:family="paragraph" style:parent-style-name="Table_20_Contents">
      <style:text-properties officeooo:rsid="00a7412e" officeooo:paragraph-rsid="00a7412e"/>
    </style:style>
    <style:style style:name="P141" style:family="paragraph" style:parent-style-name="Table_20_Contents">
      <style:text-properties officeooo:paragraph-rsid="00a9064d"/>
    </style:style>
    <style:style style:name="P142" style:family="paragraph" style:parent-style-name="Table_20_Contents">
      <style:text-properties officeooo:rsid="00a9d601" officeooo:paragraph-rsid="00a9d601"/>
    </style:style>
    <style:style style:name="P143" style:family="paragraph" style:parent-style-name="Table_20_Contents">
      <style:text-properties officeooo:paragraph-rsid="00aaef49"/>
    </style:style>
    <style:style style:name="P144" style:family="paragraph" style:parent-style-name="Table_20_Contents">
      <style:text-properties officeooo:rsid="00af8353" officeooo:paragraph-rsid="00af8353"/>
    </style:style>
    <style:style style:name="P145" style:family="paragraph" style:parent-style-name="Table_20_Contents">
      <style:text-properties officeooo:rsid="00af8353" officeooo:paragraph-rsid="00b447eb"/>
    </style:style>
    <style:style style:name="P146" style:family="paragraph" style:parent-style-name="Table_20_Contents">
      <style:text-properties officeooo:rsid="00af8353" officeooo:paragraph-rsid="00b6f91b"/>
    </style:style>
    <style:style style:name="P147" style:family="paragraph" style:parent-style-name="Table_20_Contents">
      <style:text-properties officeooo:paragraph-rsid="00af8353"/>
    </style:style>
    <style:style style:name="P148" style:family="paragraph" style:parent-style-name="Table_20_Contents">
      <style:text-properties officeooo:rsid="00b0de79" officeooo:paragraph-rsid="00af8353"/>
    </style:style>
    <style:style style:name="P149" style:family="paragraph" style:parent-style-name="Table_20_Contents">
      <style:text-properties officeooo:rsid="00b1512a" officeooo:paragraph-rsid="00b1512a"/>
    </style:style>
    <style:style style:name="P150" style:family="paragraph" style:parent-style-name="Table_20_Contents">
      <style:text-properties officeooo:rsid="00b254dd" officeooo:paragraph-rsid="00b254dd"/>
    </style:style>
    <style:style style:name="P151" style:family="paragraph" style:parent-style-name="Table_20_Contents">
      <style:text-properties fo:font-style="italic" officeooo:rsid="00c7eadf" officeooo:paragraph-rsid="00c7eadf" style:font-style-asian="italic" style:font-style-complex="italic"/>
    </style:style>
    <style:style style:name="P152" style:family="paragraph" style:parent-style-name="Table_20_Contents">
      <style:text-properties officeooo:paragraph-rsid="00b447eb"/>
    </style:style>
    <style:style style:name="P153" style:family="paragraph" style:parent-style-name="Table_20_Contents">
      <style:text-properties officeooo:rsid="00b4ce45" officeooo:paragraph-rsid="00b4ce45"/>
    </style:style>
    <style:style style:name="P154" style:family="paragraph" style:parent-style-name="Table_20_Contents">
      <style:text-properties officeooo:paragraph-rsid="00b4ce45"/>
    </style:style>
    <style:style style:name="P155" style:family="paragraph" style:parent-style-name="Table_20_Contents">
      <style:text-properties officeooo:rsid="00b6f91b" officeooo:paragraph-rsid="00b6f91b"/>
    </style:style>
    <style:style style:name="P156" style:family="paragraph" style:parent-style-name="Table_20_Contents">
      <style:text-properties officeooo:rsid="00bd869d" officeooo:paragraph-rsid="00bd869d"/>
    </style:style>
    <style:style style:name="P157" style:family="paragraph" style:parent-style-name="Table_20_Contents">
      <style:text-properties officeooo:rsid="00c21045" officeooo:paragraph-rsid="00c21045"/>
    </style:style>
    <style:style style:name="P158" style:family="paragraph" style:parent-style-name="Table_20_Contents">
      <style:text-properties officeooo:paragraph-rsid="00c45d98"/>
    </style:style>
    <style:style style:name="P159" style:family="paragraph" style:parent-style-name="Table_20_Contents">
      <style:text-properties officeooo:rsid="00c6bc60" officeooo:paragraph-rsid="00c6bc60"/>
    </style:style>
    <style:style style:name="P160" style:family="paragraph" style:parent-style-name="Table_20_Contents">
      <style:text-properties officeooo:rsid="00c7eadf" officeooo:paragraph-rsid="00c7eadf"/>
    </style:style>
    <style:style style:name="P161" style:family="paragraph" style:parent-style-name="Table_20_Contents">
      <style:text-properties officeooo:rsid="0020e28b" officeooo:paragraph-rsid="00cd767d" fo:background-color="#ff4000"/>
    </style:style>
    <style:style style:name="P162" style:family="paragraph" style:parent-style-name="Table_20_Contents">
      <style:text-properties officeooo:rsid="0020e28b" officeooo:paragraph-rsid="00cdfbda" fo:background-color="#ff4000"/>
    </style:style>
    <style:style style:name="P163" style:family="paragraph" style:parent-style-name="Table_20_Contents">
      <style:text-properties officeooo:rsid="00a09c59" officeooo:paragraph-rsid="00cd767d" fo:background-color="#ff4000"/>
    </style:style>
    <style:style style:name="P164" style:family="paragraph" style:parent-style-name="Table_20_Contents">
      <style:text-properties officeooo:rsid="00a09c59" officeooo:paragraph-rsid="00cdfbda" fo:background-color="#ff4000"/>
    </style:style>
    <style:style style:name="P165" style:family="paragraph" style:parent-style-name="Text_20_body">
      <style:text-properties officeooo:paragraph-rsid="00181654"/>
    </style:style>
    <style:style style:name="P166" style:family="paragraph" style:parent-style-name="Text_20_body">
      <style:text-properties officeooo:rsid="00181654" officeooo:paragraph-rsid="00181654"/>
    </style:style>
    <style:style style:name="P167" style:family="paragraph" style:parent-style-name="Text_20_body">
      <style:text-properties officeooo:rsid="0019e560" officeooo:paragraph-rsid="0019e560"/>
    </style:style>
    <style:style style:name="P168" style:family="paragraph" style:parent-style-name="Text_20_body">
      <style:text-properties officeooo:paragraph-rsid="001d1c54"/>
    </style:style>
    <style:style style:name="P169" style:family="paragraph" style:parent-style-name="Text_20_body">
      <style:text-properties officeooo:paragraph-rsid="0028a3ba"/>
    </style:style>
    <style:style style:name="P170" style:family="paragraph" style:parent-style-name="Text_20_body">
      <style:text-properties officeooo:rsid="0028a3ba" officeooo:paragraph-rsid="0028a3ba" fo:background-color="#ffff00"/>
    </style:style>
    <style:style style:name="P171" style:family="paragraph" style:parent-style-name="Text_20_body">
      <style:text-properties officeooo:rsid="00b4ce45" officeooo:paragraph-rsid="00b4ce45" fo:background-color="#ffff00"/>
    </style:style>
    <style:style style:name="P172" style:family="paragraph" style:parent-style-name="Text_20_body">
      <style:text-properties officeooo:rsid="00b4ce45" officeooo:paragraph-rsid="00c00cde" fo:background-color="#ffff00"/>
    </style:style>
    <style:style style:name="P173" style:family="paragraph" style:parent-style-name="Text_20_body">
      <style:text-properties officeooo:paragraph-rsid="002b6193"/>
    </style:style>
    <style:style style:name="P174" style:family="paragraph" style:parent-style-name="Text_20_body">
      <style:text-properties officeooo:rsid="0026b253" officeooo:paragraph-rsid="0026b253"/>
    </style:style>
    <style:style style:name="P175" style:family="paragraph" style:parent-style-name="Text_20_body">
      <style:text-properties fo:font-style="italic" officeooo:rsid="001538c5" officeooo:paragraph-rsid="003f3789" style:font-style-asian="italic" style:font-style-complex="italic"/>
    </style:style>
    <style:style style:name="P176" style:family="paragraph" style:parent-style-name="Text_20_body">
      <style:text-properties fo:font-style="italic" officeooo:rsid="001538c5" officeooo:paragraph-rsid="004374bc" style:font-style-asian="italic" style:font-style-complex="italic"/>
    </style:style>
    <style:style style:name="P177" style:family="paragraph" style:parent-style-name="Text_20_body">
      <style:text-properties officeooo:paragraph-rsid="003f3789"/>
    </style:style>
    <style:style style:name="P178" style:family="paragraph" style:parent-style-name="Text_20_body">
      <style:text-properties officeooo:paragraph-rsid="004374bc"/>
    </style:style>
    <style:style style:name="P179" style:family="paragraph" style:parent-style-name="Text_20_body">
      <style:text-properties officeooo:rsid="00676692" officeooo:paragraph-rsid="00676692"/>
    </style:style>
    <style:style style:name="P180" style:family="paragraph" style:parent-style-name="Text_20_body">
      <style:text-properties officeooo:rsid="001d1c54" officeooo:paragraph-rsid="001d1c54"/>
    </style:style>
    <style:style style:name="P181" style:family="paragraph" style:parent-style-name="Text_20_body">
      <style:text-properties officeooo:rsid="007e950c" officeooo:paragraph-rsid="007e950c"/>
    </style:style>
    <style:style style:name="P182" style:family="paragraph" style:parent-style-name="Text_20_body">
      <style:text-properties officeooo:paragraph-rsid="008fb4e1"/>
    </style:style>
    <style:style style:name="P183" style:family="paragraph" style:parent-style-name="Text_20_body">
      <style:text-properties officeooo:rsid="009459ca" officeooo:paragraph-rsid="009459ca"/>
    </style:style>
    <style:style style:name="P184" style:family="paragraph" style:parent-style-name="Text_20_body">
      <style:text-properties officeooo:rsid="0020e28b" officeooo:paragraph-rsid="0020e28b"/>
    </style:style>
    <style:style style:name="P185" style:family="paragraph" style:parent-style-name="Text_20_body">
      <style:text-properties officeooo:rsid="009b8c34" officeooo:paragraph-rsid="009b8c34"/>
    </style:style>
    <style:style style:name="P186" style:family="paragraph" style:parent-style-name="Text_20_body">
      <style:text-properties officeooo:rsid="009b8c34" officeooo:paragraph-rsid="009c68a3"/>
    </style:style>
    <style:style style:name="P187" style:family="paragraph" style:parent-style-name="Text_20_body">
      <style:text-properties officeooo:paragraph-rsid="00af8353"/>
    </style:style>
    <style:style style:name="P188" style:family="paragraph" style:parent-style-name="Text_20_body">
      <style:text-properties fo:font-weight="normal" officeooo:rsid="00b4ce45" officeooo:paragraph-rsid="00c00cde" fo:background-color="#ffff00" style:font-weight-asian="normal" style:font-weight-complex="normal"/>
    </style:style>
    <style:style style:name="P189" style:family="paragraph" style:parent-style-name="Standard">
      <style:text-properties officeooo:paragraph-rsid="00651a42"/>
    </style:style>
    <style:style style:name="P190" style:family="paragraph" style:parent-style-name="Standard">
      <style:text-properties officeooo:rsid="0068a0dd" officeooo:paragraph-rsid="0068a0dd"/>
    </style:style>
    <style:style style:name="P191" style:family="paragraph" style:parent-style-name="Standard">
      <style:text-properties officeooo:rsid="006a3754" officeooo:paragraph-rsid="006a3754"/>
    </style:style>
    <style:style style:name="P192" style:family="paragraph" style:parent-style-name="Standard">
      <style:text-properties officeooo:rsid="006cc0a7" officeooo:paragraph-rsid="006cc0a7"/>
    </style:style>
    <style:style style:name="P193" style:family="paragraph" style:parent-style-name="Standard">
      <style:text-properties officeooo:rsid="006cc0a7" officeooo:paragraph-rsid="006f7dc5"/>
    </style:style>
    <style:style style:name="P194" style:family="paragraph" style:parent-style-name="Standard">
      <style:text-properties officeooo:rsid="007430ac" officeooo:paragraph-rsid="007430ac"/>
    </style:style>
    <style:style style:name="P195" style:family="paragraph" style:parent-style-name="Standard">
      <style:text-properties officeooo:rsid="0020e28b" officeooo:paragraph-rsid="00771b1a"/>
    </style:style>
    <style:style style:name="P196" style:family="paragraph" style:parent-style-name="Standard">
      <style:text-properties officeooo:rsid="00771b1a" officeooo:paragraph-rsid="00771b1a"/>
    </style:style>
    <style:style style:name="P197" style:family="paragraph" style:parent-style-name="Standard">
      <style:text-properties officeooo:rsid="00798d1a" officeooo:paragraph-rsid="00798d1a"/>
    </style:style>
    <style:style style:name="P198" style:family="paragraph" style:parent-style-name="Standard">
      <style:text-properties officeooo:rsid="00798d1a" officeooo:paragraph-rsid="00811b7e"/>
    </style:style>
    <style:style style:name="P199" style:family="paragraph" style:parent-style-name="Standard">
      <style:text-properties officeooo:paragraph-rsid="00798d1a"/>
    </style:style>
    <style:style style:name="P200" style:family="paragraph" style:parent-style-name="Standard">
      <style:text-properties officeooo:rsid="00822935" officeooo:paragraph-rsid="00822935"/>
    </style:style>
    <style:style style:name="P201" style:family="paragraph" style:parent-style-name="Standard">
      <style:text-properties officeooo:rsid="00842689" officeooo:paragraph-rsid="00842689"/>
    </style:style>
    <style:style style:name="P202" style:family="paragraph" style:parent-style-name="Standard">
      <style:text-properties officeooo:rsid="00845614" officeooo:paragraph-rsid="00845614"/>
    </style:style>
    <style:style style:name="P203" style:family="paragraph" style:parent-style-name="Standard">
      <style:text-properties officeooo:paragraph-rsid="00822935"/>
    </style:style>
    <style:style style:name="P204" style:family="paragraph" style:parent-style-name="Standard">
      <style:text-properties officeooo:paragraph-rsid="00842689"/>
    </style:style>
    <style:style style:name="P205" style:family="paragraph" style:parent-style-name="Standard">
      <style:text-properties officeooo:rsid="00811b7e" officeooo:paragraph-rsid="00811b7e"/>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Contents_20_2">
      <style:paragraph-properties>
        <style:tab-stops>
          <style:tab-stop style:position="6.4965in" style:type="right" style:leader-style="dotted" style:leader-text="."/>
        </style:tab-stops>
      </style:paragraph-properties>
    </style:style>
    <style:style style:name="P208" style:family="paragraph" style:parent-style-name="Heading_20_1">
      <style:text-properties officeooo:paragraph-rsid="001538c5"/>
    </style:style>
    <style:style style:name="P209" style:family="paragraph" style:parent-style-name="Heading_20_1" style:list-style-name=""/>
    <style:style style:name="P210" style:family="paragraph" style:parent-style-name="Heading_20_1" style:list-style-name="">
      <style:text-properties style:font-name="Liberation Sans" fo:font-size="14pt" fo:font-weight="bold" officeooo:rsid="001d1c54" officeooo:paragraph-rsid="001d1c54" style:font-name-asian="Noto Sans CJK SC" style:font-size-asian="18.2000007629395pt" style:font-weight-asian="bold" style:font-name-complex="Lohit Devanagari" style:font-size-complex="18.2000007629395pt" style:font-weight-complex="bold"/>
    </style:style>
    <style:style style:name="P211" style:family="paragraph" style:parent-style-name="Heading_20_1">
      <style:text-properties officeooo:rsid="0099e356" officeooo:paragraph-rsid="0099e356"/>
    </style:style>
    <style:style style:name="P212" style:family="paragraph" style:parent-style-name="Heading_20_1" style:list-style-name="">
      <style:text-properties officeooo:rsid="00af8353" officeooo:paragraph-rsid="00af8353"/>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paragraph-rsid="001d1c54"/>
    </style:style>
    <style:style style:name="P215" style:family="paragraph" style:parent-style-name="Heading_20_1">
      <style:paragraph-properties fo:break-before="page"/>
      <style:text-properties officeooo:rsid="00af8353" officeooo:paragraph-rsid="00af8353"/>
    </style:style>
    <style:style style:name="P216" style:family="paragraph" style:parent-style-name="Heading_20_2">
      <style:text-properties officeooo:paragraph-rsid="001538c5"/>
    </style:style>
    <style:style style:name="P217" style:family="paragraph" style:parent-style-name="Heading_20_2">
      <style:text-properties officeooo:paragraph-rsid="00181654"/>
    </style:style>
    <style:style style:name="P218" style:family="paragraph" style:parent-style-name="Heading_20_2" style:list-style-name="">
      <style:text-properties officeooo:paragraph-rsid="003166f7"/>
    </style:style>
    <style:style style:name="P219" style:family="paragraph" style:parent-style-name="Heading_20_2" style:list-style-name="">
      <style:text-properties officeooo:paragraph-rsid="003f3789"/>
    </style:style>
    <style:style style:name="P220" style:family="paragraph" style:parent-style-name="Heading_20_2" style:list-style-name="">
      <style:text-properties officeooo:paragraph-rsid="004374bc"/>
    </style:style>
    <style:style style:name="P221" style:family="paragraph" style:parent-style-name="Heading_20_2">
      <style:text-properties officeooo:paragraph-rsid="00dd4ffc"/>
    </style:style>
    <style:style style:name="P222" style:family="paragraph" style:parent-style-name="Heading_20_2">
      <style:paragraph-properties fo:break-before="page"/>
      <style:text-properties officeooo:paragraph-rsid="001d1c54"/>
    </style:style>
    <style:style style:name="P223" style:family="paragraph" style:parent-style-name="Heading_20_2">
      <style:paragraph-properties fo:break-before="page"/>
      <style:text-properties officeooo:paragraph-rsid="003166f7"/>
    </style:style>
    <style:style style:name="P224" style:family="paragraph" style:parent-style-name="Heading_20_2">
      <style:paragraph-properties fo:break-before="page"/>
      <style:text-properties officeooo:paragraph-rsid="003f3789"/>
    </style:style>
    <style:style style:name="P225" style:family="paragraph" style:parent-style-name="Heading_20_2">
      <style:paragraph-properties fo:break-before="page"/>
      <style:text-properties officeooo:paragraph-rsid="004374bc"/>
    </style:style>
    <style:style style:name="P226" style:family="paragraph" style:parent-style-name="Table_20_Contents" style:list-style-name="L9">
      <style:text-properties officeooo:paragraph-rsid="002d321d"/>
    </style:style>
    <style:style style:name="P227" style:family="paragraph" style:parent-style-name="Table_20_Contents" style:list-style-name="L9">
      <style:text-properties officeooo:paragraph-rsid="002e5c41"/>
    </style:style>
    <style:style style:name="P228" style:family="paragraph" style:parent-style-name="Table_20_Contents" style:list-style-name="L9">
      <style:text-properties officeooo:paragraph-rsid="002c74e6"/>
    </style:style>
    <style:style style:name="P229" style:family="paragraph" style:parent-style-name="Table_20_Contents" style:list-style-name="L9">
      <style:text-properties officeooo:paragraph-rsid="004c7102"/>
    </style:style>
    <style:style style:name="P230" style:family="paragraph" style:parent-style-name="Table_20_Contents" style:list-style-name="L9">
      <style:text-properties officeooo:paragraph-rsid="0052a34a"/>
    </style:style>
    <style:style style:name="P231" style:family="paragraph" style:parent-style-name="Table_20_Contents" style:list-style-name="L9">
      <style:text-properties officeooo:rsid="001d1c54" officeooo:paragraph-rsid="001d1c54"/>
    </style:style>
    <style:style style:name="P232" style:family="paragraph" style:parent-style-name="Table_20_Contents" style:list-style-name="L9">
      <style:text-properties officeooo:rsid="001d1c54" officeooo:paragraph-rsid="0025fb06"/>
    </style:style>
    <style:style style:name="P233" style:family="paragraph" style:parent-style-name="Table_20_Contents" style:list-style-name="L9">
      <style:text-properties officeooo:rsid="001d1c54" officeooo:paragraph-rsid="002241d3"/>
    </style:style>
    <style:style style:name="P234" style:family="paragraph" style:parent-style-name="Table_20_Contents" style:list-style-name="L10">
      <style:text-properties officeooo:rsid="001d1c54" officeooo:paragraph-rsid="001d1c54"/>
    </style:style>
    <style:style style:name="P235" style:family="paragraph" style:parent-style-name="Table_20_Contents" style:list-style-name="L12">
      <style:text-properties officeooo:rsid="001d1c54" officeooo:paragraph-rsid="0028a3ba"/>
    </style:style>
    <style:style style:name="P236" style:family="paragraph" style:parent-style-name="Table_20_Contents" style:list-style-name="L13">
      <style:text-properties officeooo:rsid="001d1c54" officeooo:paragraph-rsid="0028a3ba"/>
    </style:style>
    <style:style style:name="P237" style:family="paragraph" style:parent-style-name="Table_20_Contents" style:list-style-name="L14">
      <style:text-properties officeooo:rsid="001d1c54" officeooo:paragraph-rsid="002baf0c"/>
    </style:style>
    <style:style style:name="P238" style:family="paragraph" style:parent-style-name="Table_20_Contents" style:list-style-name="L16">
      <style:text-properties officeooo:rsid="001d1c54" officeooo:paragraph-rsid="004f76c9"/>
    </style:style>
    <style:style style:name="P239" style:family="paragraph" style:parent-style-name="Table_20_Contents" style:list-style-name="L10">
      <style:text-properties officeooo:paragraph-rsid="001d1c54"/>
    </style:style>
    <style:style style:name="P240" style:family="paragraph" style:parent-style-name="Table_20_Contents" style:list-style-name="L11">
      <style:text-properties officeooo:paragraph-rsid="0025fb06"/>
    </style:style>
    <style:style style:name="P241" style:family="paragraph" style:parent-style-name="Table_20_Contents" style:list-style-name="L9">
      <style:text-properties officeooo:rsid="0026b253" officeooo:paragraph-rsid="0026b253"/>
    </style:style>
    <style:style style:name="P242" style:family="paragraph" style:parent-style-name="Table_20_Contents" style:list-style-name="L9">
      <style:text-properties officeooo:rsid="002a34ae" officeooo:paragraph-rsid="002a34ae"/>
    </style:style>
    <style:style style:name="P243" style:family="paragraph" style:parent-style-name="Table_20_Contents" style:list-style-name="L9">
      <style:text-properties officeooo:rsid="002a34ae" officeooo:paragraph-rsid="002b6193"/>
    </style:style>
    <style:style style:name="P244" style:family="paragraph" style:parent-style-name="Table_20_Contents" style:list-style-name="L9">
      <style:text-properties officeooo:rsid="002a34ae" officeooo:paragraph-rsid="002c74e6"/>
    </style:style>
    <style:style style:name="P245" style:family="paragraph" style:parent-style-name="Table_20_Contents" style:list-style-name="L9">
      <style:text-properties officeooo:rsid="002a34ae" officeooo:paragraph-rsid="002d321d"/>
    </style:style>
    <style:style style:name="P246" style:family="paragraph" style:parent-style-name="Table_20_Contents" style:list-style-name="L9">
      <style:text-properties officeooo:rsid="002a34ae" officeooo:paragraph-rsid="004f76c9"/>
    </style:style>
    <style:style style:name="P247" style:family="paragraph" style:parent-style-name="Table_20_Contents" style:list-style-name="L9">
      <style:text-properties officeooo:rsid="002a34ae" officeooo:paragraph-rsid="0052a34a"/>
    </style:style>
    <style:style style:name="P248" style:family="paragraph" style:parent-style-name="Table_20_Contents" style:list-style-name="L9">
      <style:text-properties officeooo:rsid="002a34ae" officeooo:paragraph-rsid="00547628"/>
    </style:style>
    <style:style style:name="P249" style:family="paragraph" style:parent-style-name="Table_20_Contents" style:list-style-name="L14">
      <style:text-properties officeooo:rsid="002a34ae" officeooo:paragraph-rsid="002d321d"/>
    </style:style>
    <style:style style:name="P250" style:family="paragraph" style:parent-style-name="Table_20_Contents" style:list-style-name="L17">
      <style:text-properties officeooo:rsid="002a34ae" officeooo:paragraph-rsid="0052a34a"/>
    </style:style>
    <style:style style:name="P251" style:family="paragraph" style:parent-style-name="Table_20_Contents" style:list-style-name="L14">
      <style:text-properties officeooo:paragraph-rsid="002baf0c"/>
    </style:style>
    <style:style style:name="P252" style:family="paragraph" style:parent-style-name="Table_20_Contents" style:list-style-name="L14">
      <style:text-properties officeooo:paragraph-rsid="002d321d"/>
    </style:style>
    <style:style style:name="P253" style:family="paragraph" style:parent-style-name="Table_20_Contents" style:list-style-name="L14">
      <style:text-properties officeooo:paragraph-rsid="00653e42"/>
    </style:style>
    <style:style style:name="P254" style:family="paragraph" style:parent-style-name="Table_20_Contents" style:list-style-name="L14">
      <style:text-properties officeooo:paragraph-rsid="0068a0dd"/>
    </style:style>
    <style:style style:name="P255" style:family="paragraph" style:parent-style-name="Table_20_Contents" style:list-style-name="L15">
      <style:text-properties officeooo:paragraph-rsid="002e5c41"/>
    </style:style>
    <style:style style:name="P256" style:family="paragraph" style:parent-style-name="Table_20_Contents" style:list-style-name="L15">
      <style:text-properties officeooo:rsid="00320341" officeooo:paragraph-rsid="00320341"/>
    </style:style>
    <style:style style:name="P257" style:family="paragraph" style:parent-style-name="Table_20_Contents" style:list-style-name="L18">
      <style:text-properties officeooo:rsid="00651a42" officeooo:paragraph-rsid="00651a42"/>
    </style:style>
    <style:style style:name="P258" style:family="paragraph" style:parent-style-name="Table_20_Contents" style:list-style-name="L19">
      <style:text-properties officeooo:paragraph-rsid="004c7102"/>
    </style:style>
    <style:style style:name="P259" style:family="paragraph" style:parent-style-name="Table_20_Contents" style:list-style-name="L19">
      <style:text-properties officeooo:paragraph-rsid="006b928c"/>
    </style:style>
    <style:style style:name="P260" style:family="paragraph" style:parent-style-name="Table_20_Contents" style:list-style-name="L19">
      <style:text-properties officeooo:paragraph-rsid="0075421d"/>
    </style:style>
    <style:style style:name="P261" style:family="paragraph" style:parent-style-name="Table_20_Contents" style:list-style-name="L19">
      <style:text-properties officeooo:paragraph-rsid="0078708d"/>
    </style:style>
    <style:style style:name="P262" style:family="paragraph" style:parent-style-name="Table_20_Contents" style:list-style-name="L19">
      <style:text-properties officeooo:paragraph-rsid="00798e79"/>
    </style:style>
    <style:style style:name="P263" style:family="paragraph" style:parent-style-name="Table_20_Contents" style:list-style-name="L19">
      <style:text-properties officeooo:paragraph-rsid="00811b7e"/>
    </style:style>
    <style:style style:name="P264" style:family="paragraph" style:parent-style-name="Table_20_Contents" style:list-style-name="L19">
      <style:text-properties officeooo:paragraph-rsid="00822935"/>
    </style:style>
    <style:style style:name="P265" style:family="paragraph" style:parent-style-name="Table_20_Contents" style:list-style-name="L19">
      <style:text-properties officeooo:paragraph-rsid="00845614"/>
    </style:style>
    <style:style style:name="P266" style:family="paragraph" style:parent-style-name="Table_20_Contents" style:list-style-name="L19">
      <style:text-properties officeooo:rsid="004c7102" officeooo:paragraph-rsid="004c7102"/>
    </style:style>
    <style:style style:name="P267" style:family="paragraph" style:parent-style-name="Table_20_Contents" style:list-style-name="L19">
      <style:text-properties officeooo:rsid="004c7102" officeooo:paragraph-rsid="006b928c"/>
    </style:style>
    <style:style style:name="P268" style:family="paragraph" style:parent-style-name="Table_20_Contents" style:list-style-name="L19">
      <style:text-properties officeooo:rsid="004c7102" officeooo:paragraph-rsid="0075421d"/>
    </style:style>
    <style:style style:name="P269" style:family="paragraph" style:parent-style-name="Table_20_Contents" style:list-style-name="L19">
      <style:text-properties officeooo:rsid="004c7102" officeooo:paragraph-rsid="0078708d"/>
    </style:style>
    <style:style style:name="P270" style:family="paragraph" style:parent-style-name="Table_20_Contents" style:list-style-name="L19">
      <style:text-properties officeooo:rsid="004c7102" officeooo:paragraph-rsid="00798e79"/>
    </style:style>
    <style:style style:name="P271" style:family="paragraph" style:parent-style-name="Table_20_Contents" style:list-style-name="L19">
      <style:text-properties officeooo:rsid="004c7102" officeooo:paragraph-rsid="00811b7e"/>
    </style:style>
    <style:style style:name="P272" style:family="paragraph" style:parent-style-name="Table_20_Contents" style:list-style-name="L19">
      <style:text-properties officeooo:rsid="004c7102" officeooo:paragraph-rsid="00822935"/>
    </style:style>
    <style:style style:name="P273" style:family="paragraph" style:parent-style-name="Table_20_Contents" style:list-style-name="L19">
      <style:text-properties officeooo:rsid="004c7102" officeooo:paragraph-rsid="00845614"/>
    </style:style>
    <style:style style:name="P274" style:family="paragraph" style:parent-style-name="Table_20_Contents" style:list-style-name="L14">
      <style:text-properties officeooo:rsid="004c7102" officeooo:paragraph-rsid="00653e42"/>
    </style:style>
    <style:style style:name="P275" style:family="paragraph" style:parent-style-name="Table_20_Contents">
      <style:text-properties officeooo:rsid="004c7102" officeooo:paragraph-rsid="0085191f"/>
    </style:style>
    <style:style style:name="P276" style:family="paragraph" style:parent-style-name="Table_20_Contents" style:list-style-name="L14">
      <style:text-properties officeooo:rsid="0068a0dd" officeooo:paragraph-rsid="0068a0dd"/>
    </style:style>
    <style:style style:name="P277" style:family="paragraph" style:parent-style-name="Table_20_Contents">
      <style:text-properties officeooo:rsid="0020e28b" officeooo:paragraph-rsid="00cdfbda" fo:background-color="#ff4000"/>
    </style:style>
    <style:style style:name="P278" style:family="paragraph" style:parent-style-name="Table_20_Contents">
      <style:text-properties officeooo:rsid="0020e28b" officeooo:paragraph-rsid="00cd767d" fo:background-color="#ff4000"/>
    </style:style>
    <style:style style:name="P279" style:family="paragraph" style:parent-style-name="Table_20_Contents">
      <style:text-properties officeooo:rsid="0020e28b" officeooo:paragraph-rsid="004374bc" fo:background-color="#ff4000"/>
    </style:style>
    <style:style style:name="P280" style:family="paragraph" style:parent-style-name="Table_20_Contents">
      <style:text-properties officeooo:rsid="007430ac" officeooo:paragraph-rsid="004374bc" fo:background-color="#ff4000"/>
    </style:style>
    <style:style style:name="P281" style:family="paragraph" style:parent-style-name="Table_20_Contents">
      <style:text-properties officeooo:paragraph-rsid="003f3789" fo:background-color="#ff4000"/>
    </style:style>
    <style:style style:name="P282" style:family="paragraph" style:parent-style-name="Table_20_Contents" style:list-style-name="L20">
      <style:text-properties officeooo:paragraph-rsid="0071d83b"/>
    </style:style>
    <style:style style:name="P283" style:family="paragraph" style:parent-style-name="Table_20_Contents" style:list-style-name="L20">
      <style:text-properties officeooo:rsid="004494e7" officeooo:paragraph-rsid="006b928c" fo:background-color="transparent"/>
    </style:style>
    <style:style style:name="P284" style:family="paragraph" style:parent-style-name="Table_20_Contents" style:list-style-name="L20">
      <style:text-properties officeooo:rsid="004494e7" officeooo:paragraph-rsid="0071d83b" fo:background-color="transparent"/>
    </style:style>
    <style:style style:name="P285" style:family="paragraph" style:parent-style-name="Table_20_Contents" style:list-style-name="L21">
      <style:text-properties officeooo:rsid="004494e7" officeooo:paragraph-rsid="0075421d" fo:background-color="transparent"/>
    </style:style>
    <style:style style:name="P286" style:family="paragraph" style:parent-style-name="Table_20_Contents">
      <style:text-properties officeooo:rsid="00dbf18e" officeooo:paragraph-rsid="00dbf18e" fo:background-color="transparent"/>
    </style:style>
    <style:style style:name="P287" style:family="paragraph" style:parent-style-name="Table_20_Contents">
      <style:text-properties officeooo:rsid="00e1fbd9" officeooo:paragraph-rsid="00e1fbd9" fo:background-color="transparent"/>
    </style:style>
    <style:style style:name="P288" style:family="paragraph" style:parent-style-name="Table_20_Contents" style:list-style-name="L30">
      <style:text-properties officeooo:rsid="00e1fbd9" officeooo:paragraph-rsid="00e1fbd9" fo:background-color="transparent"/>
    </style:style>
    <style:style style:name="P289" style:family="paragraph" style:parent-style-name="Table_20_Contents">
      <style:text-properties officeooo:rsid="00e2ca8c" officeooo:paragraph-rsid="00e2ca8c" fo:background-color="transparent"/>
    </style:style>
    <style:style style:name="P290" style:family="paragraph" style:parent-style-name="Table_20_Contents" style:list-style-name="L31">
      <style:text-properties officeooo:rsid="00e2ca8c" officeooo:paragraph-rsid="00e2ca8c" fo:background-color="transparent"/>
    </style:style>
    <style:style style:name="P291" style:family="paragraph" style:parent-style-name="Table_20_Contents" style:list-style-name="L22">
      <style:text-properties officeooo:paragraph-rsid="0078708d"/>
    </style:style>
    <style:style style:name="P292" style:family="paragraph" style:parent-style-name="Table_20_Contents" style:list-style-name="L23">
      <style:text-properties officeooo:rsid="00798d1a" officeooo:paragraph-rsid="00798e79"/>
    </style:style>
    <style:style style:name="P293" style:family="paragraph" style:parent-style-name="Table_20_Contents" style:list-style-name="L24">
      <style:text-properties officeooo:rsid="00798d1a" officeooo:paragraph-rsid="00811b7e"/>
    </style:style>
    <style:style style:name="P294" style:family="paragraph" style:parent-style-name="Table_20_Contents" style:list-style-name="L25">
      <style:text-properties officeooo:rsid="00798d1a" officeooo:paragraph-rsid="00822935"/>
    </style:style>
    <style:style style:name="P295" style:family="paragraph" style:parent-style-name="Table_20_Contents" style:list-style-name="L26">
      <style:text-properties officeooo:rsid="00798d1a" officeooo:paragraph-rsid="00845614"/>
    </style:style>
    <style:style style:name="P296" style:family="paragraph" style:parent-style-name="Table_20_Contents" style:list-style-name="L25">
      <style:text-properties officeooo:paragraph-rsid="00822935"/>
    </style:style>
    <style:style style:name="P297" style:family="paragraph" style:parent-style-name="Table_20_Contents" style:list-style-name="L26">
      <style:text-properties officeooo:paragraph-rsid="00845614"/>
    </style:style>
    <style:style style:name="P298" style:family="paragraph" style:parent-style-name="Table_20_Contents" style:list-style-name="L27">
      <style:text-properties officeooo:rsid="00c6bc60" officeooo:paragraph-rsid="00c6bc60"/>
    </style:style>
    <style:style style:name="P299" style:family="paragraph" style:parent-style-name="Table_20_Contents" style:list-style-name="L28">
      <style:text-properties officeooo:rsid="00c7eadf" officeooo:paragraph-rsid="00c7eadf"/>
    </style:style>
    <style:style style:name="P300" style:family="paragraph" style:parent-style-name="Table_20_Contents">
      <style:text-properties officeooo:rsid="004494e7" officeooo:paragraph-rsid="0041f882" fo:background-color="#ffff00"/>
    </style:style>
    <style:style style:name="P301" style:family="paragraph" style:parent-style-name="Table_20_Contents">
      <style:text-properties officeooo:rsid="00a9d601" officeooo:paragraph-rsid="00d48bb2" fo:background-color="#ffff00"/>
    </style:style>
    <style:style style:name="P302" style:family="paragraph" style:parent-style-name="Table_20_Contents">
      <style:text-properties officeooo:rsid="00e5175a" officeooo:paragraph-rsid="00e5175a" fo:background-color="#ffff00"/>
    </style:style>
    <style:style style:name="P303" style:family="paragraph" style:parent-style-name="Table_20_Contents">
      <style:text-properties officeooo:rsid="00c21045" officeooo:paragraph-rsid="00c21045"/>
    </style:style>
    <style:style style:name="P304" style:family="paragraph" style:parent-style-name="Table_20_Contents">
      <style:text-properties officeooo:rsid="00af8353" officeooo:paragraph-rsid="00d8251f"/>
    </style:style>
    <style:style style:name="P305" style:family="paragraph" style:parent-style-name="Table_20_Contents">
      <style:text-properties officeooo:rsid="0041f882" officeooo:paragraph-rsid="0041f882"/>
    </style:style>
    <style:style style:name="P306" style:family="paragraph" style:parent-style-name="Table_20_Contents" style:list-style-name="L29">
      <style:text-properties officeooo:rsid="0041f882" officeooo:paragraph-rsid="0041f882"/>
    </style:style>
    <style:style style:name="P307" style:family="paragraph" style:parent-style-name="Table_20_Contents" style:list-style-name="L29">
      <style:text-properties officeooo:rsid="0041f882" officeooo:paragraph-rsid="00dee2b9"/>
    </style:style>
    <style:style style:name="P308" style:family="paragraph" style:parent-style-name="Table_20_Contents">
      <style:text-properties officeooo:rsid="00bc25b9" officeooo:paragraph-rsid="00bc25b9" fo:background-color="#d4ea6b"/>
    </style:style>
    <style:style style:name="P309" style:family="paragraph" style:parent-style-name="Table_20_Contents">
      <style:text-properties officeooo:rsid="00af8353" officeooo:paragraph-rsid="00af8353" fo:background-color="#d4ea6b"/>
    </style:style>
    <style:style style:name="P310" style:family="paragraph" style:parent-style-name="Table_20_Contents">
      <style:text-properties officeooo:rsid="00af8353" officeooo:paragraph-rsid="00bc25b9" fo:background-color="#d4ea6b"/>
    </style:style>
    <style:style style:name="P311" style:family="paragraph" style:parent-style-name="Table_20_Contents">
      <style:text-properties officeooo:paragraph-rsid="00bc25b9" fo:background-color="#d4ea6b"/>
    </style:style>
    <style:style style:name="P312" style:family="paragraph" style:parent-style-name="Table_20_Contents">
      <style:text-properties officeooo:paragraph-rsid="00b447eb" fo:background-color="#d4ea6b"/>
    </style:style>
    <style:style style:name="P313" style:family="paragraph" style:parent-style-name="Table_20_Contents">
      <style:text-properties officeooo:paragraph-rsid="00c87997" fo:background-color="#d4ea6b"/>
    </style:style>
    <style:style style:name="P314" style:family="paragraph" style:parent-style-name="Text_20_body" style:list-style-name="L1"/>
    <style:style style:name="P315" style:family="paragraph" style:parent-style-name="Text_20_body" style:list-style-name="L2"/>
    <style:style style:name="P316" style:family="paragraph" style:parent-style-name="Text_20_body" style:list-style-name="L3"/>
    <style:style style:name="P317" style:family="paragraph" style:parent-style-name="Text_20_body" style:list-style-name="L4">
      <style:text-properties officeooo:paragraph-rsid="0019e560"/>
    </style:style>
    <style:style style:name="P318" style:family="paragraph" style:parent-style-name="Text_20_body" style:list-style-name="L4">
      <style:text-properties officeooo:rsid="0019e560" officeooo:paragraph-rsid="0019e560"/>
    </style:style>
    <style:style style:name="P319" style:family="paragraph" style:parent-style-name="Text_20_body" style:list-style-name="L5">
      <style:text-properties officeooo:paragraph-rsid="00173731"/>
    </style:style>
    <style:style style:name="P320" style:family="paragraph" style:parent-style-name="Text_20_body" style:list-style-name="L6">
      <style:text-properties officeooo:paragraph-rsid="00173731"/>
    </style:style>
    <style:style style:name="P321" style:family="paragraph" style:parent-style-name="Text_20_body" style:list-style-name="L7">
      <style:text-properties officeooo:paragraph-rsid="0018146e"/>
    </style:style>
    <style:style style:name="P322" style:family="paragraph" style:parent-style-name="Text_20_body" style:list-style-name="L8">
      <style:text-properties officeooo:rsid="009b8c34" officeooo:paragraph-rsid="009b8c34"/>
    </style:style>
    <style:style style:name="P323" style:family="paragraph" style:parent-style-name="Text_20_body" style:list-style-name="">
      <style:text-properties officeooo:rsid="009b8c34" officeooo:paragraph-rsid="009c68a3"/>
    </style:style>
    <style:style style:name="P324" style:family="paragraph" style:parent-style-name="Text_20_body">
      <style:text-properties officeooo:paragraph-rsid="00cff2a1"/>
    </style:style>
    <style:style style:name="P325" style:family="paragraph" style:parent-style-name="Text_20_body">
      <style:text-properties officeooo:rsid="00d33ca7" officeooo:paragraph-rsid="00d33ca7" fo:background-color="transparent"/>
    </style:style>
    <style:style style:name="P326" style:family="paragraph" style:parent-style-name="Text_20_body">
      <style:text-properties officeooo:paragraph-rsid="00dd4ffc"/>
    </style:style>
    <style:style style:name="P327" style:family="paragraph" style:parent-style-name="Text_20_body">
      <style:text-properties officeooo:paragraph-rsid="00ca70c1"/>
    </style:style>
    <style:style style:name="P328" style:family="paragraph">
      <loext:graphic-properties draw:fill="solid" draw:fill-color="#eeeeee" draw:opacity="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729fcf" draw:opacity="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0" style:family="paragraph">
      <style:paragraph-properties fo:text-align="center"/>
      <style:text-properties fo:font-size="12pt"/>
    </style:style>
    <style:style style:name="P331" style:family="paragraph">
      <style:paragraph-properties fo:text-align="center" style:writing-mode="lr-tb"/>
    </style:style>
    <style:style style:name="P332" style:family="paragraph">
      <style:paragraph-properties fo:text-align="center" style:writing-mode="lr-tb"/>
      <style:text-properties fo:font-size="12pt"/>
    </style:style>
    <style:style style:name="P333" style:family="paragraph">
      <loext:graphic-properties draw:fill="solid" draw:fill-color="#ff6666"/>
      <style:paragraph-properties fo:text-align="center" style:writing-mode="lr-tb"/>
      <style:text-properties fo:font-size="12pt"/>
    </style:style>
    <style:style style:name="P334" style:family="paragraph">
      <style:paragraph-properties fo:text-align="center"/>
    </style:style>
    <style:style style:name="T1" style:family="text">
      <style:text-properties officeooo:rsid="0014c4aa"/>
    </style:style>
    <style:style style:name="T2" style:family="text">
      <style:text-properties fo:font-style="italic" style:font-style-asian="italic" style:font-style-complex="italic"/>
    </style:style>
    <style:style style:name="T3" style:family="text">
      <style:text-properties fo:font-style="italic" officeooo:rsid="001538c5" style:font-style-asian="italic" style:font-style-complex="italic"/>
    </style:style>
    <style:style style:name="T4" style:family="text">
      <style:text-properties fo:font-style="italic" officeooo:rsid="00181654" style:font-style-asian="italic" style:font-style-complex="italic"/>
    </style:style>
    <style:style style:name="T5" style:family="text">
      <style:text-properties fo:font-style="italic" officeooo:rsid="008fb4e1" style:font-style-asian="italic" style:font-style-complex="italic"/>
    </style:style>
    <style:style style:name="T6" style:family="text">
      <style:text-properties fo:font-style="italic" officeooo:rsid="009546d2" style:font-style-asian="italic" style:font-style-complex="italic"/>
    </style:style>
    <style:style style:name="T7" style:family="text">
      <style:text-properties fo:font-style="italic" officeooo:rsid="00b447eb" style:font-style-asian="italic" style:font-style-complex="italic"/>
    </style:style>
    <style:style style:name="T8" style:family="text">
      <style:text-properties fo:font-style="italic" officeooo:rsid="00b4ce45" style:font-style-asian="italic" style:font-style-complex="italic"/>
    </style:style>
    <style:style style:name="T9" style:family="text">
      <style:text-properties fo:font-style="italic" officeooo:rsid="00b6f91b" style:font-style-asian="italic" style:font-style-complex="italic"/>
    </style:style>
    <style:style style:name="T10" style:family="text">
      <style:text-properties fo:font-style="italic" officeooo:rsid="00bc25b9" style:font-style-asian="italic" style:font-style-complex="italic"/>
    </style:style>
    <style:style style:name="T11" style:family="text">
      <style:text-properties fo:font-style="italic" officeooo:rsid="00c45d98" style:font-style-asian="italic" style:font-style-complex="italic"/>
    </style:style>
    <style:style style:name="T12" style:family="text">
      <style:text-properties fo:font-style="italic" officeooo:rsid="00c5e573" style:font-style-asian="italic" style:font-style-complex="italic"/>
    </style:style>
    <style:style style:name="T13" style:family="text">
      <style:text-properties fo:font-style="italic" officeooo:rsid="00d663f2" style:font-style-asian="italic" style:font-style-complex="italic"/>
    </style:style>
    <style:style style:name="T14" style:family="text">
      <style:text-properties fo:font-style="italic" officeooo:rsid="00c87997"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1538c5" style:font-style-asian="italic" style:font-style-complex="italic"/>
    </style:style>
    <style:style style:name="T17" style:family="text">
      <style:text-properties fo:font-style="italic" style:text-underline-style="solid" style:text-underline-width="auto" style:text-underline-color="font-color" officeooo:rsid="00b447eb" style:font-style-asian="italic" style:font-style-complex="italic"/>
    </style:style>
    <style:style style:name="T18" style:family="text">
      <style:text-properties fo:font-style="italic" style:text-underline-style="solid" style:text-underline-width="auto" style:text-underline-color="font-color" officeooo:rsid="00b4ce45" style:font-style-asian="italic" style:font-style-complex="italic"/>
    </style:style>
    <style:style style:name="T19" style:family="text">
      <style:text-properties style:font-name="Liberation Sans" fo:font-size="14pt" fo:font-weight="bold" officeooo:rsid="001d1c54" style:font-name-asian="Noto Sans CJK SC" style:font-size-asian="18.2000007629395pt" style:font-weight-asian="bold" style:font-name-complex="Lohit Devanagari" style:font-size-complex="18.2000007629395pt" style:font-weight-complex="bold"/>
    </style:style>
    <style:style style:name="T20" style:family="text">
      <style:text-properties style:font-name="Liberation Sans" fo:font-size="12pt" fo:font-weight="bold" officeooo:rsid="0028a3ba"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ans" fo:font-size="12pt" fo:font-weight="bold" officeooo:rsid="002b6193"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Liberation Sans" fo:font-size="12pt" fo:font-weight="bold" officeooo:rsid="003166f7" style:font-name-asian="Noto Sans CJK SC" style:font-size-asian="16.1000003814697pt" style:font-weight-asian="bold" style:font-name-complex="Lohit Devanagari" style:font-size-complex="16.1000003814697pt" style:font-weight-complex="bold"/>
    </style:style>
    <style:style style:name="T23" style:family="text">
      <style:text-properties style:font-name="Liberation Sans" fo:font-size="12pt" fo:font-weight="bold" officeooo:rsid="003f3789"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Liberation Sans" fo:font-size="12pt" fo:font-weight="bold" officeooo:rsid="004374bc" style:font-name-asian="Noto Sans CJK SC" style:font-size-asian="16.1000003814697pt" style:font-weight-asian="bold" style:font-name-complex="Lohit Devanagari" style:font-size-complex="16.1000003814697pt" style:font-weight-complex="bold"/>
    </style:style>
    <style:style style:name="T25" style:family="text">
      <style:text-properties officeooo:rsid="00173731"/>
    </style:style>
    <style:style style:name="T26" style:family="text">
      <style:text-properties officeooo:rsid="0018146e"/>
    </style:style>
    <style:style style:name="T27" style:family="text">
      <style:text-properties officeooo:rsid="00181654"/>
    </style:style>
    <style:style style:name="T28" style:family="text">
      <style:text-properties officeooo:rsid="0019e560"/>
    </style:style>
    <style:style style:name="T29" style:family="text">
      <style:text-properties officeooo:rsid="001b9b6f"/>
    </style:style>
    <style:style style:name="T30" style:family="text">
      <style:text-properties officeooo:rsid="001d1c54"/>
    </style:style>
    <style:style style:name="T31" style:family="text">
      <style:text-properties officeooo:rsid="001e66e4"/>
    </style:style>
    <style:style style:name="T32" style:family="text">
      <style:text-properties officeooo:rsid="002023e3"/>
    </style:style>
    <style:style style:name="T33" style:family="text">
      <style:text-properties officeooo:rsid="0020ac5b"/>
    </style:style>
    <style:style style:name="T34" style:family="text">
      <style:text-properties officeooo:rsid="0020e28b"/>
    </style:style>
    <style:style style:name="T35" style:family="text">
      <style:text-properties officeooo:rsid="002241d3"/>
    </style:style>
    <style:style style:name="T36" style:family="text">
      <style:text-properties officeooo:rsid="0024292e"/>
    </style:style>
    <style:style style:name="T37" style:family="text">
      <style:text-properties officeooo:rsid="0025fb06"/>
    </style:style>
    <style:style style:name="T38" style:family="text">
      <style:text-properties officeooo:rsid="0026b253"/>
    </style:style>
    <style:style style:name="T39" style:family="text">
      <style:text-properties officeooo:rsid="0028a3ba"/>
    </style:style>
    <style:style style:name="T40" style:family="text">
      <style:text-properties officeooo:rsid="002a34ae"/>
    </style:style>
    <style:style style:name="T41" style:family="text">
      <style:text-properties officeooo:rsid="002baf0c"/>
    </style:style>
    <style:style style:name="T42" style:family="text">
      <style:text-properties officeooo:rsid="002c74e6"/>
    </style:style>
    <style:style style:name="T43" style:family="text">
      <style:text-properties officeooo:rsid="002d321d"/>
    </style:style>
    <style:style style:name="T44" style:family="text">
      <style:text-properties officeooo:rsid="002e5c41"/>
    </style:style>
    <style:style style:name="T45" style:family="text">
      <style:text-properties officeooo:rsid="0030a7c3"/>
    </style:style>
    <style:style style:name="T46" style:family="text">
      <style:text-properties officeooo:rsid="003166f7"/>
    </style:style>
    <style:style style:name="T47" style:family="text">
      <style:text-properties fo:font-style="normal" style:font-style-asian="normal" style:font-style-complex="normal"/>
    </style:style>
    <style:style style:name="T48" style:family="text">
      <style:text-properties fo:font-style="normal" officeooo:rsid="0019e560" style:font-style-asian="normal" style:font-style-complex="normal"/>
    </style:style>
    <style:style style:name="T49" style:family="text">
      <style:text-properties fo:font-style="normal" officeooo:rsid="003166f7" style:font-style-asian="normal" style:font-style-complex="normal"/>
    </style:style>
    <style:style style:name="T50" style:family="text">
      <style:text-properties fo:font-style="normal" officeooo:rsid="00b447eb" style:font-style-asian="normal" style:font-style-complex="normal"/>
    </style:style>
    <style:style style:name="T51" style:family="text">
      <style:text-properties fo:font-style="normal" style:text-underline-style="solid" style:text-underline-width="auto" style:text-underline-color="font-color" officeooo:rsid="00b4ce45" style:font-style-asian="normal" style:font-style-complex="normal"/>
    </style:style>
    <style:style style:name="T52" style:family="text">
      <style:text-properties officeooo:rsid="00320341"/>
    </style:style>
    <style:style style:name="T53" style:family="text">
      <style:text-properties officeooo:rsid="00336cc2"/>
    </style:style>
    <style:style style:name="T54" style:family="text">
      <style:text-properties officeooo:rsid="0033d39a"/>
    </style:style>
    <style:style style:name="T55" style:family="text">
      <style:text-properties officeooo:rsid="0035babd"/>
    </style:style>
    <style:style style:name="T56" style:family="text">
      <style:text-properties officeooo:rsid="0039606a"/>
    </style:style>
    <style:style style:name="T57" style:family="text">
      <style:text-properties officeooo:rsid="003a432b"/>
    </style:style>
    <style:style style:name="T58" style:family="text">
      <style:text-properties officeooo:rsid="003b506e"/>
    </style:style>
    <style:style style:name="T59" style:family="text">
      <style:text-properties officeooo:rsid="003bbd13"/>
    </style:style>
    <style:style style:name="T60" style:family="text">
      <style:text-properties officeooo:rsid="003f3789"/>
    </style:style>
    <style:style style:name="T61" style:family="text">
      <style:text-properties officeooo:rsid="003fb766"/>
    </style:style>
    <style:style style:name="T62" style:family="text">
      <style:text-properties officeooo:rsid="004494e7"/>
    </style:style>
    <style:style style:name="T63" style:family="text">
      <style:text-properties officeooo:rsid="00451430"/>
    </style:style>
    <style:style style:name="T64" style:family="text">
      <style:text-properties officeooo:rsid="00495a85"/>
    </style:style>
    <style:style style:name="T65" style:family="text">
      <style:text-properties officeooo:rsid="009df80c" fo:background-color="#ffff00" loext:char-shading-value="0"/>
    </style:style>
    <style:style style:name="T66" style:family="text">
      <style:text-properties officeooo:rsid="004c7102"/>
    </style:style>
    <style:style style:name="T67" style:family="text">
      <style:text-properties officeooo:rsid="004d0b39"/>
    </style:style>
    <style:style style:name="T68" style:family="text">
      <style:text-properties officeooo:rsid="004f76c9"/>
    </style:style>
    <style:style style:name="T69" style:family="text">
      <style:text-properties officeooo:rsid="005167fb"/>
    </style:style>
    <style:style style:name="T70" style:family="text">
      <style:text-properties officeooo:rsid="0052a34a"/>
    </style:style>
    <style:style style:name="T71" style:family="text">
      <style:text-properties officeooo:rsid="00547628"/>
    </style:style>
    <style:style style:name="T72" style:family="text">
      <style:text-properties officeooo:rsid="005554f6"/>
    </style:style>
    <style:style style:name="T73" style:family="text">
      <style:text-properties officeooo:rsid="00572dc2"/>
    </style:style>
    <style:style style:name="T74" style:family="text">
      <style:text-properties officeooo:rsid="0058e000"/>
    </style:style>
    <style:style style:name="T75" style:family="text">
      <style:text-properties officeooo:rsid="005c8e00"/>
    </style:style>
    <style:style style:name="T76" style:family="text">
      <style:text-properties officeooo:rsid="005f6df1"/>
    </style:style>
    <style:style style:name="T77" style:family="text">
      <style:text-properties officeooo:rsid="006049e6"/>
    </style:style>
    <style:style style:name="T78" style:family="text">
      <style:text-properties officeooo:rsid="00615245"/>
    </style:style>
    <style:style style:name="T79" style:family="text">
      <style:text-properties officeooo:rsid="0063a0ac"/>
    </style:style>
    <style:style style:name="T80" style:family="text">
      <style:text-properties officeooo:rsid="00651a42"/>
    </style:style>
    <style:style style:name="T81" style:family="text">
      <style:text-properties officeooo:rsid="00653e42"/>
    </style:style>
    <style:style style:name="T82" style:family="text">
      <style:text-properties officeooo:rsid="00654480"/>
    </style:style>
    <style:style style:name="T83" style:family="text">
      <style:text-properties officeooo:rsid="0065cb64"/>
    </style:style>
    <style:style style:name="T84" style:family="text">
      <style:text-properties officeooo:rsid="006815e2"/>
    </style:style>
    <style:style style:name="T85" style:family="text">
      <style:text-properties officeooo:rsid="0068a0dd"/>
    </style:style>
    <style:style style:name="T86" style:family="text">
      <style:text-properties officeooo:rsid="006939ed"/>
    </style:style>
    <style:style style:name="T87" style:family="text">
      <style:text-properties officeooo:rsid="006a3754"/>
    </style:style>
    <style:style style:name="T88" style:family="text">
      <style:text-properties officeooo:rsid="006b928c"/>
    </style:style>
    <style:style style:name="T89" style:family="text">
      <style:text-properties officeooo:rsid="006e58fb"/>
    </style:style>
    <style:style style:name="T90" style:family="text">
      <style:text-properties officeooo:rsid="006f7dc5"/>
    </style:style>
    <style:style style:name="T91" style:family="text">
      <style:text-properties officeooo:rsid="0071d83b"/>
    </style:style>
    <style:style style:name="T92" style:family="text">
      <style:text-properties officeooo:rsid="00795ae1" fo:background-color="transparent" loext:char-shading-value="0"/>
    </style:style>
    <style:style style:name="T93" style:family="text">
      <style:text-properties officeooo:rsid="002a34ae" fo:background-color="transparent" loext:char-shading-value="0"/>
    </style:style>
    <style:style style:name="T94" style:family="text">
      <style:text-properties officeooo:rsid="002d321d" fo:background-color="transparent" loext:char-shading-value="0"/>
    </style:style>
    <style:style style:name="T95" style:family="text">
      <style:text-properties officeooo:rsid="002baf0c" fo:background-color="transparent" loext:char-shading-value="0"/>
    </style:style>
    <style:style style:name="T96" style:family="text">
      <style:text-properties officeooo:rsid="007e950c" fo:background-color="transparent" loext:char-shading-value="0"/>
    </style:style>
    <style:style style:name="T97" style:family="text">
      <style:text-properties officeooo:rsid="00822935" fo:background-color="transparent" loext:char-shading-value="0"/>
    </style:style>
    <style:style style:name="T98" style:family="text">
      <style:text-properties officeooo:rsid="0085191f" fo:background-color="transparent" loext:char-shading-value="0"/>
    </style:style>
    <style:style style:name="T99" style:family="text">
      <style:text-properties officeooo:rsid="008874cd" fo:background-color="transparent" loext:char-shading-value="0"/>
    </style:style>
    <style:style style:name="T100" style:family="text">
      <style:text-properties officeooo:rsid="008b9b90" fo:background-color="transparent" loext:char-shading-value="0"/>
    </style:style>
    <style:style style:name="T101" style:family="text">
      <style:text-properties officeooo:rsid="0071d83b" fo:background-color="transparent" loext:char-shading-value="0"/>
    </style:style>
    <style:style style:name="T102" style:family="text">
      <style:text-properties officeooo:rsid="006cc0a7" fo:background-color="transparent" loext:char-shading-value="0"/>
    </style:style>
    <style:style style:name="T103" style:family="text">
      <style:text-properties officeooo:rsid="00cd767d" fo:background-color="transparent" loext:char-shading-value="0"/>
    </style:style>
    <style:style style:name="T104" style:family="text">
      <style:text-properties officeooo:rsid="00732661"/>
    </style:style>
    <style:style style:name="T105" style:family="text">
      <style:text-properties officeooo:rsid="007430ac"/>
    </style:style>
    <style:style style:name="T106" style:family="text">
      <style:text-properties officeooo:rsid="0075421d"/>
    </style:style>
    <style:style style:name="T107" style:family="text">
      <style:text-properties officeooo:rsid="00771b1a"/>
    </style:style>
    <style:style style:name="T108" style:family="text">
      <style:text-properties officeooo:rsid="0078708d"/>
    </style:style>
    <style:style style:name="T109" style:family="text">
      <style:text-properties officeooo:rsid="00798d1a"/>
    </style:style>
    <style:style style:name="T110" style:family="text">
      <style:text-properties officeooo:rsid="00798e79"/>
    </style:style>
    <style:style style:name="T111" style:family="text">
      <style:text-properties officeooo:rsid="007ae766"/>
    </style:style>
    <style:style style:name="T112" style:family="text">
      <style:text-properties officeooo:rsid="007b66fd"/>
    </style:style>
    <style:style style:name="T113" style:family="text">
      <style:text-properties officeooo:rsid="007cd17e"/>
    </style:style>
    <style:style style:name="T114" style:family="text">
      <style:text-properties officeooo:rsid="007d736d"/>
    </style:style>
    <style:style style:name="T115" style:family="text">
      <style:text-properties officeooo:rsid="007f9d8c"/>
    </style:style>
    <style:style style:name="T116" style:family="text">
      <style:text-properties officeooo:rsid="00811b7e"/>
    </style:style>
    <style:style style:name="T117" style:family="text">
      <style:text-properties officeooo:rsid="00822935"/>
    </style:style>
    <style:style style:name="T118" style:family="text">
      <style:text-properties officeooo:rsid="00842689"/>
    </style:style>
    <style:style style:name="T119" style:family="text">
      <style:text-properties officeooo:rsid="00845614"/>
    </style:style>
    <style:style style:name="T120" style:family="text">
      <style:text-properties officeooo:rsid="0086f703"/>
    </style:style>
    <style:style style:name="T121" style:family="text">
      <style:text-properties officeooo:rsid="008874cd"/>
    </style:style>
    <style:style style:name="T122" style:family="text">
      <style:text-properties officeooo:rsid="0089f003"/>
    </style:style>
    <style:style style:name="T123" style:family="text">
      <style:text-properties officeooo:rsid="008b9b90"/>
    </style:style>
    <style:style style:name="T124" style:family="text">
      <style:text-properties officeooo:rsid="008dd55e"/>
    </style:style>
    <style:style style:name="T125" style:family="text">
      <style:text-properties officeooo:rsid="008ed358"/>
    </style:style>
    <style:style style:name="T126" style:family="text">
      <style:text-properties officeooo:rsid="008ff1d6"/>
    </style:style>
    <style:style style:name="T127" style:family="text">
      <style:text-properties officeooo:rsid="0090f859"/>
    </style:style>
    <style:style style:name="T128" style:family="text">
      <style:text-properties officeooo:rsid="00910748"/>
    </style:style>
    <style:style style:name="T129" style:family="text">
      <style:text-properties officeooo:rsid="009459ca"/>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bc25b9"/>
    </style:style>
    <style:style style:name="T132" style:family="text">
      <style:text-properties officeooo:rsid="00973273"/>
    </style:style>
    <style:style style:name="T133" style:family="text">
      <style:text-properties officeooo:rsid="009b8c34"/>
    </style:style>
    <style:style style:name="T134" style:family="text">
      <style:text-properties officeooo:rsid="0025fb06" fo:background-color="#ff4000" loext:char-shading-value="0"/>
    </style:style>
    <style:style style:name="T135" style:family="text">
      <style:text-properties officeooo:rsid="00973273" fo:background-color="#ff4000" loext:char-shading-value="0"/>
    </style:style>
    <style:style style:name="T136" style:family="text">
      <style:text-properties officeooo:rsid="0026b253" fo:background-color="#ff4000" loext:char-shading-value="0"/>
    </style:style>
    <style:style style:name="T137" style:family="text">
      <style:text-properties officeooo:rsid="002baf0c" fo:background-color="#ff4000" loext:char-shading-value="0"/>
    </style:style>
    <style:style style:name="T138" style:family="text">
      <style:text-properties officeooo:rsid="0051871e" fo:background-color="#ff4000" loext:char-shading-value="0"/>
    </style:style>
    <style:style style:name="T139" style:family="text">
      <style:text-properties officeooo:rsid="00a09c59" fo:background-color="#ff4000" loext:char-shading-value="0"/>
    </style:style>
    <style:style style:name="T140" style:family="text">
      <style:text-properties officeooo:rsid="008c7358" fo:background-color="#ff4000" loext:char-shading-value="0"/>
    </style:style>
    <style:style style:name="T141" style:family="text">
      <style:text-properties officeooo:rsid="0085191f" fo:background-color="#ff4000" loext:char-shading-value="0"/>
    </style:style>
    <style:style style:name="T142" style:family="text">
      <style:text-properties officeooo:rsid="0089914c" fo:background-color="#ff4000" loext:char-shading-value="0"/>
    </style:style>
    <style:style style:name="T143" style:family="text">
      <style:text-properties officeooo:rsid="00a28629" fo:background-color="#ff4000" loext:char-shading-value="0"/>
    </style:style>
    <style:style style:name="T144" style:family="text">
      <style:text-properties officeooo:rsid="00aaef49" fo:background-color="#ff4000" loext:char-shading-value="0"/>
    </style:style>
    <style:style style:name="T145" style:family="text">
      <style:text-properties officeooo:rsid="00ae0f6e" fo:background-color="#ff4000" loext:char-shading-value="0"/>
    </style:style>
    <style:style style:name="T146" style:family="text">
      <style:text-properties officeooo:rsid="009c68a3" fo:background-color="#ff4000" loext:char-shading-value="0"/>
    </style:style>
    <style:style style:name="T147" style:family="text">
      <style:text-properties officeooo:rsid="00795ae1" fo:background-color="#ff4000" loext:char-shading-value="0"/>
    </style:style>
    <style:style style:name="T148" style:family="text">
      <style:text-properties officeooo:rsid="00dbd5d2" fo:background-color="#ff4000" loext:char-shading-value="0"/>
    </style:style>
    <style:style style:name="T149" style:family="text">
      <style:text-properties officeooo:rsid="0071d83b" fo:background-color="#ff4000" loext:char-shading-value="0"/>
    </style:style>
    <style:style style:name="T150" style:family="text">
      <style:text-properties officeooo:rsid="00dee2b9" fo:background-color="#ff4000" loext:char-shading-value="0"/>
    </style:style>
    <style:style style:name="T151" style:family="text">
      <style:text-properties officeooo:rsid="009c68a3"/>
    </style:style>
    <style:style style:name="T152" style:family="text">
      <style:text-properties officeooo:rsid="009df80c"/>
    </style:style>
    <style:style style:name="T153" style:family="text">
      <style:text-properties officeooo:rsid="009f8269"/>
    </style:style>
    <style:style style:name="T154" style:family="text">
      <style:text-properties officeooo:rsid="00a09c59"/>
    </style:style>
    <style:style style:name="T155" style:family="text">
      <style:text-properties officeooo:rsid="00a10982"/>
    </style:style>
    <style:style style:name="T156" style:family="text">
      <style:text-properties officeooo:rsid="00a143df"/>
    </style:style>
    <style:style style:name="T157" style:family="text">
      <style:text-properties officeooo:rsid="00a28629"/>
    </style:style>
    <style:style style:name="T158" style:family="text">
      <style:text-properties officeooo:rsid="00a7412e"/>
    </style:style>
    <style:style style:name="T159" style:family="text">
      <style:text-properties officeooo:rsid="00a9d601"/>
    </style:style>
    <style:style style:name="T160" style:family="text">
      <style:text-properties officeooo:rsid="00aaef49"/>
    </style:style>
    <style:style style:name="T161" style:family="text">
      <style:text-properties officeooo:rsid="00acdb79"/>
    </style:style>
    <style:style style:name="T162" style:family="text">
      <style:text-properties officeooo:rsid="00af8353"/>
    </style:style>
    <style:style style:name="T163" style:family="text">
      <style:text-properties officeooo:rsid="00b0de79"/>
    </style:style>
    <style:style style:name="T164" style:family="text">
      <style:text-properties officeooo:rsid="00b4ce45"/>
    </style:style>
    <style:style style:name="T165" style:family="text">
      <style:text-properties officeooo:rsid="00b8ee50"/>
    </style:style>
    <style:style style:name="T166" style:family="text">
      <style:text-properties officeooo:rsid="00bb91d9"/>
    </style:style>
    <style:style style:name="T167" style:family="text">
      <style:text-properties officeooo:rsid="00bd869d"/>
    </style:style>
    <style:style style:name="T168" style:family="text">
      <style:text-properties officeooo:rsid="00c00cde"/>
    </style:style>
    <style:style style:name="T169" style:family="text">
      <style:text-properties officeooo:rsid="00c323df"/>
    </style:style>
    <style:style style:name="T170" style:family="text">
      <style:text-properties officeooo:rsid="00ca70c1"/>
    </style:style>
    <style:style style:name="T171" style:family="text">
      <style:text-properties officeooo:rsid="00cc273f"/>
    </style:style>
    <style:style style:name="T172" style:family="text">
      <style:text-properties fo:background-color="#b2b2b2" loext:char-shading-value="0"/>
    </style:style>
    <style:style style:name="T173" style:family="text">
      <style:text-properties officeooo:rsid="00cff2a1"/>
    </style:style>
    <style:style style:name="T174" style:family="text">
      <style:text-properties officeooo:rsid="00dda77c"/>
    </style:style>
    <style:style style:name="T175" style:family="text">
      <style:text-properties officeooo:rsid="00dee2b9"/>
    </style:style>
    <style:style style:name="T176" style:family="text">
      <style:text-properties officeooo:rsid="00e12551" fo:background-color="#d4ea6b" loext:char-shading-value="0"/>
    </style:style>
    <style:style style:name="T177" style:family="text">
      <style:text-properties officeooo:rsid="00bc25b9"/>
    </style:style>
    <style:style style:name="T178" style:family="text">
      <style:text-properties fo:font-size="12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none"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fo:min-height="0.2957in" fo:min-width="0.1972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background"/>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6" style:family="graphic">
      <style:graphic-properties draw:marker-start="" draw:marker-end="Arrow" draw:textarea-horizontal-align="center" draw:textarea-vertical-align="middle" style:run-through="foreground"/>
    </style:style>
    <style:style style:name="gr7" style:family="graphic">
      <style:graphic-properties draw:textarea-horizontal-align="justify" draw:textarea-vertical-align="middle" draw:auto-grow-height="false" fo:min-height="1.5256in" fo:min-width="1.5102in" style:run-through="background"/>
      <style:paragraph-properties style:writing-mode="lr-tb"/>
    </style:style>
    <style:style style:name="gr8" style:family="graphic">
      <style:graphic-properties draw:fill="solid" draw:fill-color="#ff6666" draw:textarea-horizontal-align="justify" draw:textarea-vertical-align="middle" draw:auto-grow-height="false" fo:min-height="1.1146in" fo:min-width="1.5102in"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rojet </text:span><text:span text:style-name="T174">AFJD</text:span> : <text:span text:style-name="T1">spécifications des « API REST »</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6"><text:a xlink:type="simple" xlink:href="#__RefHeading___Toc4145_1676471942" text:style-name="Index_20_Link" text:visited-style-name="Index_20_Link">A Contexte<text:tab/>1</text:a></text:p>
          <text:p text:style-name="P207"><text:a xlink:type="simple" xlink:href="#__RefHeading___Toc4147_1676471942" text:style-name="Index_20_Link" text:visited-style-name="Index_20_Link">A.1 But:<text:tab/>1</text:a></text:p>
          <text:p text:style-name="P207"><text:a xlink:type="simple" xlink:href="#__RefHeading___Toc4149_1676471942" text:style-name="Index_20_Link" text:visited-style-name="Index_20_Link">A.2 Vue d’ensemble simplifiée<text:tab/>1</text:a></text:p>
          <text:p text:style-name="P207"><text:a xlink:type="simple" xlink:href="#__RefHeading___Toc4151_1676471942" text:style-name="Index_20_Link" text:visited-style-name="Index_20_Link">A.3 Les composants « Front-End »<text:tab/>2</text:a></text:p>
          <text:p text:style-name="P207"><text:a xlink:type="simple" xlink:href="#__RefHeading___Toc4153_1676471942" text:style-name="Index_20_Link" text:visited-style-name="Index_20_Link">A.4 Les composants « Back-End »<text:tab/>2</text:a></text:p>
          <text:p text:style-name="P206"><text:a xlink:type="simple" xlink:href="#__RefHeading___Toc4155_1676471942" text:style-name="Index_20_Link" text:visited-style-name="Index_20_Link">B Présentation des APIs<text:tab/>3</text:a></text:p>
          <text:p text:style-name="P207"><text:a xlink:type="simple" xlink:href="#__RefHeading___Toc4157_1676471942" text:style-name="Index_20_Link" text:visited-style-name="Index_20_Link">B.1 « USERS », le module identification/authentification (non REST)<text:tab/>3</text:a></text:p>
          <text:p text:style-name="P207"><text:a xlink:type="simple" xlink:href="#__RefHeading___Toc4161_1676471942" text:style-name="Index_20_Link" text:visited-style-name="Index_20_Link">B.2 « EMAILS », le gestionnaire d’emails<text:tab/>3</text:a></text:p>
          <text:p text:style-name="P207"><text:a xlink:type="simple" xlink:href="#__RefHeading___Toc4165_1676471942" text:style-name="Index_20_Link" text:visited-style-name="Index_20_Link">B.3 </text:a><text:a xlink:type="simple" xlink:href="#__RefHeading___Toc4165_1676471942" text:style-name="Index_20_Link" text:visited-style-name="Index_20_Link"><text:span text:style-name="T2">«</text:span></text:a><text:a xlink:type="simple" xlink:href="#__RefHeading___Toc4165_1676471942" text:style-name="Index_20_Link" text:visited-style-name="Index_20_Link"><text:span text:style-name="T47"> </text:span></text:a><text:a xlink:type="simple" xlink:href="#__RefHeading___Toc4165_1676471942" text:style-name="Index_20_Link" text:visited-style-name="Index_20_Link"><text:span text:style-name="T47">PLAYERS », </text:span></text:a><text:a xlink:type="simple" xlink:href="#__RefHeading___Toc4165_1676471942" text:style-name="Index_20_Link" text:visited-style-name="Index_20_Link"><text:span text:style-name="T47">l</text:span></text:a><text:a xlink:type="simple" xlink:href="#__RefHeading___Toc4165_1676471942" text:style-name="Index_20_Link" text:visited-style-name="Index_20_Link">e gestionnaire de comptes des joueurs<text:tab/>3</text:a></text:p>
          <text:p text:style-name="P207"><text:a xlink:type="simple" xlink:href="#__RefHeading___Toc4169_1676471942" text:style-name="Index_20_Link" text:visited-style-name="Index_20_Link">B.4 « SOLVER » , le solveur Diplomatie<text:tab/>3</text:a></text:p>
          <text:p text:style-name="P207"><text:a xlink:type="simple" xlink:href="#__RefHeading___Toc4173_1676471942" text:style-name="Index_20_Link" text:visited-style-name="Index_20_Link">B.5 « GAMES » , le gestionnaire de parties<text:tab/>4</text:a></text:p>
          <text:p text:style-name="P206"><text:a xlink:type="simple" xlink:href="#__RefHeading___Toc4177_1676471942" text:style-name="Index_20_Link" text:visited-style-name="Index_20_Link">C Interface APIs<text:tab/>5</text:a></text:p>
          <text:p text:style-name="P207"><text:a xlink:type="simple" xlink:href="#__RefHeading___Toc4179_1676471942" text:style-name="Index_20_Link" text:visited-style-name="Index_20_Link">C.1 « USERS » (interface standard non REST)<text:tab/>6</text:a></text:p>
          <text:p text:style-name="P207"><text:a xlink:type="simple" xlink:href="#__RefHeading___Toc4181_1676471942" text:style-name="Index_20_Link" text:visited-style-name="Index_20_Link">C.2 «EMAILS» (interface REST)<text:tab/>8</text:a></text:p>
          <text:p text:style-name="P207"><text:a xlink:type="simple" xlink:href="#__RefHeading___Toc4183_1676471942" text:style-name="Index_20_Link" text:visited-style-name="Index_20_Link">C.3 «PLAYERS» (interface REST)<text:tab/>9</text:a></text:p>
          <text:p text:style-name="P207"><text:a xlink:type="simple" xlink:href="#__RefHeading___Toc4185_1676471942" text:style-name="Index_20_Link" text:visited-style-name="Index_20_Link">C.4 «SOLVER» (interface REST)<text:tab/>11</text:a></text:p>
          <text:p text:style-name="P207"><text:a xlink:type="simple" xlink:href="#__RefHeading___Toc4187_1676471942" text:style-name="Index_20_Link" text:visited-style-name="Index_20_Link">C.5 «GAMES» (interface REST)<text:tab/>12</text:a></text:p>
          <text:p text:style-name="P206"><text:a xlink:type="simple" xlink:href="#__RefHeading___Toc4216_1676471942" text:style-name="Index_20_Link" text:visited-style-name="Index_20_Link">D Détails des données élaborées<text:tab/>20</text:a></text:p>
          <text:p text:style-name="P206"><text:a xlink:type="simple" xlink:href="#__RefHeading___Toc4218_1676471942" text:style-name="Index_20_Link" text:visited-style-name="Index_20_Link">E Cas d’usage<text:tab/>21</text:a></text:p>
          <text:p text:style-name="P207"><text:a xlink:type="simple" xlink:href="#__RefHeading___Toc5496_3417374822" text:style-name="Index_20_Link" text:visited-style-name="Index_20_Link">E.1 Création d’un compte de joueur<text:tab/>21</text:a></text:p>
          <text:p text:style-name="P207"><text:a xlink:type="simple" xlink:href="#__RefHeading___Toc5498_3417374822" text:style-name="Index_20_Link" text:visited-style-name="Index_20_Link">E.2 Création d’une partie<text:tab/>21</text:a></text:p>
          <text:p text:style-name="P207"><text:a xlink:type="simple" xlink:href="#__RefHeading___Toc5500_3417374822" text:style-name="Index_20_Link" text:visited-style-name="Index_20_Link">E.3 Appariement dans une partie<text:tab/>21</text:a></text:p>
          <text:p text:style-name="P207"><text:a xlink:type="simple" xlink:href="#__RefHeading___Toc5502_3417374822" text:style-name="Index_20_Link" text:visited-style-name="Index_20_Link">E.4 Démarrage d’une partie<text:tab/>21</text:a></text:p>
          <text:p text:style-name="P207"><text:a xlink:type="simple" xlink:href="#__RefHeading___Toc5504_3417374822" text:style-name="Index_20_Link" text:visited-style-name="Index_20_Link">E.5 Entrée d’ordres dans une partie<text:tab/>21</text:a></text:p>
          <text:p text:style-name="P207"><text:a xlink:type="simple" xlink:href="#__RefHeading___Toc5506_3417374822" text:style-name="Index_20_Link" text:visited-style-name="Index_20_Link">E.6 Résolution dans une partie<text:tab/>21</text:a></text:p>
          <text:p text:style-name="P207"><text:a xlink:type="simple" xlink:href="#__RefHeading___Toc5508_3417374822" text:style-name="Index_20_Link" text:visited-style-name="Index_20_Link">E.7 Simulation sur une partie<text:tab/>21</text:a></text:p>
          <text:p text:style-name="P207"><text:a xlink:type="simple" xlink:href="#__RefHeading___Toc5510_3417374822" text:style-name="Index_20_Link" text:visited-style-name="Index_20_Link">E.8 Échange de messages diplomatiques<text:tab/>21</text:a></text:p>
          <text:p text:style-name="P207"><text:a xlink:type="simple" xlink:href="#__RefHeading___Toc5512_3417374822" text:style-name="Index_20_Link" text:visited-style-name="Index_20_Link">E.9 Utilisation de presse<text:tab/>21</text:a></text:p>
          <text:p text:style-name="P206"><text:a xlink:type="simple" xlink:href="#__RefHeading___Toc5514_3417374822" text:style-name="Index_20_Link" text:visited-style-name="Index_20_Link">F Feuille de route<text:tab/>22</text:a></text:p>
        </text:index-body>
      </text:table-of-content>
      <text:p text:style-name="Standard"/>
      <text:h text:style-name="P208" text:outline-level="1"><text:bookmark-start text:name="__RefHeading___Toc4145_1676471942"/>Contexte<text:bookmark-end text:name="__RefHeading___Toc4145_1676471942"/></text:h>
      <text:h text:style-name="Heading_20_2" text:outline-level="2"><text:bookmark-start text:name="__RefHeading___Toc4147_1676471942"/>But:<text:bookmark-end text:name="__RefHeading___Toc4147_1676471942"/></text:h>
      <text:p text:style-name="Standard"><text:s/>Ce document présente <text:span text:style-name="T1">les différents services disponibles via l’interface API REST. </text:span><text:span text:style-name="T125">(« Back End »)</text:span></text:p>
      <text:p text:style-name="Standard"/>
      <text:h text:style-name="P221" text:outline-level="2"><text:bookmark-start text:name="__RefHeading___Toc4149_1676471942"/>Vue d’ensemble simplifiée<text:bookmark-end text:name="__RefHeading___Toc4149_1676471942"/></text:h>
      <text:p text:style-name="P326"/>
      <text:p text:style-name="P326"/>
      <text:p text:style-name="P326"/>
      <text:p text:style-name="Text_20_body"/>
      <text:p text:style-name="Text_20_body"><draw:frame draw:style-name="fr1" draw:name="Frame1" text:anchor-type="paragraph" svg:x="0.4874in" svg:y="-0.089in" svg:width="6.198in" draw:z-index="0"><draw:text-box fo:min-height="2.4453in"><text:p text:style-name="Drawing"><draw:g text:anchor-type="paragraph" draw:z-index="1" draw:style-name="gr1"><draw:g draw:name="user-identity" draw:style-name="gr2"><draw:custom-shape draw:style-name="gr3" draw:text-style-name="P328" svg:width="0.3941in" svg:height="0.3941in" svg:x="0.3283in" svg:y="0.198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29" svg:width="0.0988in" svg:height="0.0988in" svg:x="0.4756in" svg:y="0.29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ellipse draw:style-name="gr5" draw:text-style-name="P329" svg:width="0.1969in" svg:height="0.1724in" svg:x="0.4268in" svg:y="0.4083in" draw:kind="arc" draw:start-angle="1.12" draw:end-angle="179.38"><text:p/></draw:ellipse></draw:g><draw:g draw:style-name="gr2"><draw:line draw:style-name="gr6" draw:text-style-name="P330" svg:x1="3.374in" svg:y1="0.8146in" svg:x2="4.2386in" svg:y2="1.148in"><text:p/></draw:line><draw:g draw:style-name="gr2"><draw:line draw:style-name="gr6" draw:text-style-name="P330" svg:x1="4.2594in" svg:y1="1.3465in" svg:x2="3.374in" svg:y2="1.4657in"><text:p/></draw:line><draw:g draw:style-name="gr2"><draw:g draw:style-name="gr2"><draw:g draw:style-name="gr2"><draw:custom-shape draw:name="Shape1" draw:style-name="gr7" draw:text-style-name="P331" svg:width="1.5106in" svg:height="1.526in" svg:x="1.8638in" svg:y="0.45in"><text:p text:style-name="P331">Front End</text:p><draw:enhanced-geometry svg:viewBox="0 0 21600 21600" draw:type="rectangle" draw:enhanced-path="M 0 0 L 21600 0 21600 21600 0 21600 0 0 Z N"/></draw:custom-shape><draw:custom-shape draw:name="Shape1_0" draw:style-name="gr8" draw:text-style-name="P333" svg:width="1.5106in" svg:height="1.115in" svg:x="4.2594in" svg:y="0.7209in"><text:p text:style-name="P332"><text:span text:style-name="T178">Back End</text:span></text:p><draw:enhanced-geometry svg:viewBox="0 0 21600 21600" draw:type="rectangle" draw:enhanced-path="M 0 0 L 21600 0 21600 21600 0 21600 0 0 Z N"/></draw:custom-shape></draw:g><draw:line draw:style-name="gr6" draw:text-style-name="P334" svg:x1="0.9992in" svg:y1="0.3827in" svg:x2="1.8638in" svg:y2="0.7161in"><text:p/></draw:line></draw:g><draw:line draw:style-name="gr6" draw:text-style-name="P330" svg:x1="1.8638in" svg:y1="1.6173in" svg:x2="0.9783in" svg:y2="1.7366in"><text:p/></draw:line></draw:g></draw:g></draw:g></draw:g>Utilisateu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Différence très importante : </text:p>
      <text:list xml:id="list322229283" text:style-name="L1">
        <text:list-item>
          <text:p text:style-name="P314">Un composant « Front-End » est susceptible d'être altéré à des fins malicieuses</text:p>
        </text:list-item>
        <text:list-item>
          <text:p text:style-name="P314">Un composant « Back-End » est hébergé sur un serveur contrôlé par l’association, il ne peut donc pas être altéré à des fins malicieuses. </text:p>
        </text:list-item>
      </text:list>
      <text:p text:style-name="Text_20_body">Il faut donc toujours garder cet aspect à l'esprit lors de la conception des composants.</text:p>
      <text:h text:style-name="Heading_20_2" text:outline-level="2"><text:bookmark-start text:name="__RefHeading___Toc4151_1676471942"/><text:span text:style-name="T125">Les c</text:span><text:bookmark-start text:name="__DdeLink__52_790069481"/>omposants « Front-End »<text:bookmark-end text:name="__RefHeading___Toc4151_1676471942"/><text:bookmark-end text:name="__DdeLink__52_790069481"/></text:h>
      <text:p text:style-name="P324">Ce sont en réalité des <text:span text:style-name="T1">Interfaces Homme Machine.</text:span> <text:span text:style-name="T1">Ils sont directement au contact de l’utilisateur.</text:span></text:p>
      <text:p text:style-name="P324"><text:span text:style-name="T1">Ces composants ne sont pas détaillés dans ce document.</text:span></text:p>
      <text:p text:style-name="P179"><text:bookmark-start text:name="__DdeLink__1439_2175262302"/>Ces composants doivent parler à l’utilisateur en français.<text:bookmark-end text:name="__DdeLink__1439_2175262302"/></text:p>
      <text:h text:style-name="Heading_20_2" text:outline-level="2"><text:bookmark-start text:name="__RefHeading___Toc4153_1676471942"/><text:span text:style-name="T125">Les c</text:span>omposants « Back-End »<text:bookmark-end text:name="__RefHeading___Toc4153_1676471942"/></text:h>
      <text:p text:style-name="Text_20_body">Ce sont, sauf exception, des serveurs REST. <text:span text:style-name="T1">I</text:span>ls s’appuient sur une base de données sqlite3. Les tables sont de deux sortes :</text:p>
      <text:list xml:id="list1870414577" text:style-name="L2">
        <text:list-item>
          <text:p text:style-name="P315">tables « objets » pour lesquelles une rangée correspond à un objet (exemple : un compte utilisateur). Chaque objet possède un identifiant numérique unique.</text:p>
        </text:list-item>
        <text:list-item>
          <text:p text:style-name="P315">tables « relations » qui servent à relier des objets entre eux (exemple : l'appartenance à une partie). Pour ce faire, l’identifiant des objets est utilisé.</text:p>
        </text:list-item>
      </text:list>
      <text:p text:style-name="P179">Ces composants parleront à leur client en anglais.</text:p>
      <text:h text:style-name="P209" text:outline-level="1"/>
      <text:h text:style-name="P213" text:outline-level="1"><text:bookmark-start text:name="__DdeLink__205_3448217467"/><text:bookmark-start text:name="__RefHeading___Toc4155_1676471942"/><text:span text:style-name="T30">Présentation des </text:span>APIs<text:bookmark-start text:name="__DdeLink__58_790069481"/><text:bookmark-end text:name="__RefHeading___Toc4155_1676471942"/><text:bookmark text:name="__DdeLink__54_790069481"/></text:h>
      <text:h text:style-name="Heading_20_2" text:outline-level="2"><text:bookmark-start text:name="__RefHeading___Toc4157_1676471942"/><text:bookmark-end text:name="__DdeLink__58_790069481"/>« <text:span text:style-name="T28">USER</text:span><text:span text:style-name="T29">S</text:span><text:span text:style-name="T28"> », </text:span><text:span text:style-name="T46">l</text:span>e module identification/authentification (non REST)<text:bookmark-end text:name="__RefHeading___Toc4157_1676471942"/></text:h>
      <text:p text:style-name="P167"><text:bookmark-end text:name="__DdeLink__205_3448217467"/>Gestion des comptes utilisateurs (numéro, pseudo, mot de passe)</text:p>
      <text:p text:style-name="P167">Important : le mot de passe n’est pas conservé en clair dans la base de données.</text:p>
      <text:p text:style-name="P165"><text:span text:style-name="T25">Ce module est une brique fondamentale de cette architecture </text:span><text:span text:style-name="T28">pour éviter les usurpations d’identité</text:span><text:span text:style-name="T25">.</text:span></text:p>
      <text:p text:style-name="P183"><text:bookmark-start text:name="__DdeLink__187_3448217467"/><text:bookmark-start text:name="__DdeLink__4189_1676471942"/><text:bookmark-start text:name="__RefHeading___Toc4159_1676471942"/><text:bookmark text:name="__DdeLink__191_3448217467"/><text:span text:style-name="T130">C</text:span><text:bookmark-end text:name="__DdeLink__187_3448217467"/><text:span text:style-name="T130">apacités </text:span>:<text:bookmark-end text:name="__DdeLink__4189_1676471942"/><text:bookmark-end text:name="__RefHeading___Toc4159_1676471942"/></text:p>
      <text:list xml:id="list542169509" text:style-name="L3">
        <text:list-item>
          <text:p text:style-name="P316">Il sait créer et conserver un couple pseudo/mot de passe (le mot de passe n'est pas conservé en clair)</text:p>
        </text:list-item>
        <text:list-item>
          <text:p text:style-name="P316">Il sait fournir un jeton lorsqu’un composant lui présente un pseudo/mot de passe qu’il reconnaît</text:p>
        </text:list-item>
        <text:list-item>
          <text:p text:style-name="P316"><text:bookmark-start text:name="__DdeLink__197_3448217467"/>Il sait authentifier un jeton qui lui est présenté.<text:bookmark-end text:name="__DdeLink__197_3448217467"/></text:p>
        </text:list-item>
        <text:list-item>
          <text:p text:style-name="P316">Il logue soigneusement dans un fichier les événements qui se produisent.</text:p>
        </text:list-item>
      </text:list>
      <text:p text:style-name="Text_20_body"><text:bookmark-start text:name="__DdeLink__56_790069481"/><text:span text:style-name="T15">Implémentation </text:span><text:span text:style-name="T2">: </text:span><text:span text:style-name="T3">S’appuie sur</text:span><text:span text:style-name="T2"> </text:span><text:span text:style-name="T5">flask, </text:span><text:span text:style-name="T2">flask-jwt-extende</text:span><text:bookmark-end text:name="__DdeLink__56_790069481"/><text:span text:style-name="T5">d, werkzeug.security.</text:span></text:p>
      <text:h text:style-name="P216" text:outline-level="2"><text:bookmark-start text:name="__RefHeading___Toc4161_1676471942"/>« <text:span text:style-name="T28">EMAILS », </text:span><text:span text:style-name="T46">l</text:span>e gestionnair<text:span text:style-name="T46">e d’emails</text:span><text:bookmark-end text:name="__RefHeading___Toc4161_1676471942"/></text:h>
      <text:p text:style-name="P167">Gestion des codes de <text:span text:style-name="T60">confirmation</text:span> des <text:span text:style-name="T60">adresses</text:span> mail.</text:p>
      <text:p text:style-name="Text_20_body">Ce module est <text:span text:style-name="T27">anecdotique</text:span></text:p>
      <text:p text:style-name="P183"><text:bookmark-start text:name="__RefHeading___Toc4163_1676471942"/><text:bookmark-start text:name="__DdeLink__187_34482174671"/><text:span text:style-name="T130">C</text:span><text:bookmark-end text:name="__DdeLink__187_34482174671"/><text:span text:style-name="T130">apacités </text:span>:<text:bookmark-end text:name="__RefHeading___Toc4163_1676471942"/></text:p>
      <text:list xml:id="list4087951648" text:style-name="L4">
        <text:list-item>
          <text:p text:style-name="P318">Il sait enregistrer un <text:bookmark-start text:name="__DdeLink__199_3448217467"/>couple adresse émail et code de quatre chiffre<text:bookmark-end text:name="__DdeLink__199_3448217467"/></text:p>
        </text:list-item>
        <text:list-item>
          <text:p text:style-name="P317"><text:span text:style-name="T28">Il</text:span> sait authentifier un <text:span text:style-name="T28">couple adresse émail et code de quatre chiffres</text:span> qui lui est présenté.</text:p>
        </text:list-item>
      </text:list>
      <text:p text:style-name="P182"><text:bookmark-start text:name="__DdeLink__183_3448217467"/><text:span text:style-name="T15">Implémentation </text:span><text:span text:style-name="T2">: </text:span><text:bookmark-start text:name="__DdeLink__4023_1676471942"/><text:bookmark-end text:name="__DdeLink__183_3448217467"/><text:span text:style-name="T3">s’appuie sur </text:span><text:span text:style-name="T5">flask, </text:span><text:span text:style-name="T3">flask-restful, flask_</text:span><text:span text:style-name="T5">et </text:span><text:span text:style-name="T3">restful.reqparse</text:span><text:bookmark-end text:name="__DdeLink__4023_1676471942"/></text:p>
      <text:h text:style-name="P216" text:outline-level="2"><text:bookmark-start text:name="__RefHeading___Toc4165_1676471942"/><text:span text:style-name="T2">«</text:span><text:span text:style-name="T47"> </text:span><text:span text:style-name="T48">PLAYERS », </text:span><text:span text:style-name="T49">l</text:span><text:bookmark-start text:name="__DdeLink__181_3448217467"/>e gestionnaire de compte<text:span text:style-name="T46">s des joueurs</text:span><text:bookmark-end text:name="__RefHeading___Toc4165_1676471942"/></text:h>
      <text:p text:style-name="P167">Gestion des joueurs avec toutes les informations à leur sujet, notamment leur fuseau horaire, leur localisation et leur adresse emal</text:p>
      <text:p text:style-name="P166">Ce module est important</text:p>
      <text:p text:style-name="P183"><text:bookmark-start text:name="__RefHeading___Toc4167_1676471942"/><text:bookmark-start text:name="__DdeLink__187_34482174672"/><text:span text:style-name="T130">C</text:span><text:bookmark-end text:name="__DdeLink__187_34482174672"/><text:span text:style-name="T130">apacités </text:span>:<text:bookmark-end text:name="__RefHeading___Toc4167_1676471942"/></text:p>
      <text:list xml:id="list3843992998" text:style-name="L5">
        <text:list-item>
          <text:p text:style-name="P319">Il sait créer un compte utilisateur. Il vérifie l'adresse de l’utilisateur par le biais d'un code de 4 chiffres que l’utilisateur doit saisir pour prouver qu’il a bien reçu le mail.</text:p>
        </text:list-item>
      </text:list>
      <text:p text:style-name="P182"><text:bookmark-end text:name="__DdeLink__181_3448217467"/><text:span text:style-name="T15">Implémentation </text:span><text:span text:style-name="T2">: </text:span><text:bookmark-start text:name="__DdeLink__4025_1676471942"/><text:span text:style-name="T3">s’appuie sur </text:span><text:span text:style-name="T5">flask, </text:span><text:span text:style-name="T3">flask-restful, flask_</text:span><text:span text:style-name="T5">et </text:span><text:span text:style-name="T3">restful.reqparse</text:span><text:bookmark-start text:name="__DdeLink__185_3448217467"/><text:bookmark-end text:name="__DdeLink__4025_1676471942"/></text:p>
      <text:h text:style-name="P217" text:outline-level="2"><text:bookmark-start text:name="__RefHeading___Toc4169_1676471942"/>« <text:span text:style-name="T28">SOLVER » , </text:span><text:span text:style-name="T46">l</text:span>e <text:span text:style-name="T46">solveur Diplomatie</text:span><text:bookmark-end text:name="__RefHeading___Toc4169_1676471942"/></text:h>
      <text:p text:style-name="P166"><text:bookmark-start text:name="__DdeLink__195_3448217467"/>Ce composant est le plus difficile à réaliser dans l’absolu.<text:bookmark-end text:name="__DdeLink__195_3448217467"/> <text:span text:style-name="T28">C’est ce que l’on appelle habituellement le « moteur de résolution ». Il sait gérer toutes les variantes du jeu Diplomatie qui ne s’écartent pas </text:span><text:soft-page-break/><text:span text:style-name="T28">trop du modèle original, </text:span><text:span text:style-name="T129">pourvu qu’on lui fournisse toutes les informations en entrée. Il récupè_re lui même les informations liées à la variante.</text:span></text:p>
      <text:p text:style-name="P183">Ce module est le cœur du système.</text:p>
      <text:p text:style-name="P183"><text:bookmark-start text:name="__RefHeading___Toc4171_1676471942"/><text:bookmark-start text:name="__DdeLink__187_34482174673"/><text:span text:style-name="T130">C</text:span><text:bookmark-end text:name="__DdeLink__187_34482174673"/><text:span text:style-name="T130">apacités </text:span>:<text:bookmark-end text:name="__RefHeading___Toc4171_1676471942"/></text:p>
      <text:list xml:id="list4044085522" text:style-name="L6">
        <text:list-item>
          <text:p text:style-name="P320"><text:span text:style-name="T25">Il </text:span><text:span text:style-name="T26">sait </text:span><text:span text:style-name="T25"><text:s/>réalise</text:span><text:span text:style-name="T26">r</text:span><text:span text:style-name="T25"> une résolution au sens du jeu Diplomatie</text:span></text:p>
        </text:list-item>
      </text:list>
      <text:p text:style-name="P182"><text:span text:style-name="T15">Implémentation </text:span><text:span text:style-name="T2">: </text:span><text:span text:style-name="T3">s’appuie sur </text:span><text:span text:style-name="T5">flask, </text:span><text:span text:style-name="T3">flask-restful, </text:span><text:span text:style-name="T4">et </text:span><text:span text:style-name="T3">un solveur réalisé il y a une vingtaine d‘années en langage C</text:span><text:bookmark-end text:name="__DdeLink__185_3448217467"/><text:span text:style-name="T3"> </text:span><text:span text:style-name="T6">(éprouvé sur « stabbeurfou »)</text:span></text:p>
      <text:h text:style-name="Heading_20_2" text:outline-level="2"><text:bookmark-start text:name="__RefHeading___Toc4173_1676471942"/>« <text:span text:style-name="T29">GAMES » , </text:span><text:span text:style-name="T46">l</text:span><text:bookmark-start text:name="__DdeLink__193_3448217467"/>e gestionnaire de parties<text:bookmark-end text:name="__RefHeading___Toc4173_1676471942"/></text:h>
      <text:p text:style-name="P166"><text:bookmark-end text:name="__DdeLink__193_3448217467"/>Ce composant est le celui qui offre le plus de services et qui <text:span text:style-name="T28">sera</text:span> le plus utilisé directement pour <text:span text:style-name="T28">réaliser </text:span>la partie de diplomatie</text:p>
      <text:p text:style-name="P183"><text:bookmark-start text:name="__RefHeading___Toc4175_1676471942"/><text:bookmark-start text:name="__DdeLink__187_34482174674"/><text:span text:style-name="T130">C</text:span><text:bookmark-end text:name="__DdeLink__187_34482174674"/><text:span text:style-name="T130">apacités </text:span>:<text:bookmark-end text:name="__RefHeading___Toc4175_1676471942"/></text:p>
      <text:list xml:id="list889056480" text:style-name="L7">
        <text:list-item>
          <text:p text:style-name="P321">Il sait créer une partie, </text:p>
        </text:list-item>
        <text:list-item>
          <text:p text:style-name="P321"><text:span text:style-name="T26">I</text:span>l sait la faire avancer.</text:p>
        </text:list-item>
      </text:list>
      <text:p text:style-name="P182"><text:span text:style-name="T16">Implémentation </text:span><text:span text:style-name="T3">: s’appuie sur </text:span><text:span text:style-name="T5">flask, </text:span><text:span text:style-name="T3">flask-restful, flask_restful.reqparse </text:span><text:span text:style-name="T4">et flask-mail</text:span></text:p>
      <text:h text:style-name="P210" text:outline-level="1"/>
      <text:h text:style-name="P214" text:outline-level="1"><text:bookmark-start text:name="__RefHeading___Toc4177_1676471942"/><text:span text:style-name="T19">Interface</text:span><text:span text:style-name="T30"> </text:span>APIs<text:bookmark-end text:name="__RefHeading___Toc4177_1676471942"/></text:h>
      <text:p text:style-name="P180"><text:bookmark text:name="__DdeLink__54_7900694811"/>Les interfaces <text:span text:style-name="T172">grisées</text:span> <text:bookmark-start text:name="__DdeLink__4221_1676471942"/>ne sont pas destinées à être utilisées directement (depuis le module « Front End »). Elles sont mentionnées à titre d’information.<text:bookmark-end text:name="__DdeLink__4221_1676471942"/></text:p>
      <text:p text:style-name="P181">Les cas d’erreurs grisés ne doivent pas se produire et correspondent à une sorte d’erreur interne.</text:p>
      <text:p text:style-name="P184">La mention « protection par jeton » signifie qu’il faut présenter un jeton d’authentification pour que la requête soit acceptée. <text:span text:style-name="T133">Le texte explique quel jeton est nécessaire.</text:span></text:p>
      <text:p text:style-name="P185">La plupart des API renvoient :</text:p>
      <text:list xml:id="list3644097173" text:style-name="L8">
        <text:list-item>
          <text:p text:style-name="P322">un simple dictionnaire : {‘msg’ : &lt;contenu du message en chaîne de caractère&gt; }</text:p>
        </text:list-item>
        <text:list-item>
          <text:p text:style-name="P322">un code HTTP </text:p>
        </text:list-item>
      </text:list>
      <text:p text:style-name="P185">Lorsque ce n’est pas le cas, l<text:span text:style-name="T151">a donnée est </text:span><text:span text:style-name="T146">rougie</text:span><text:span text:style-name="T151"> et </text:span>des explications complémentaires sont fournies dans le prochain chapitre.</text:p>
      <text:p text:style-name="P170">TODO : préciser la manière d’appeler <text:span text:style-name="T46">les services REST</text:span></text:p>
      <text:p text:style-name="P186"><text:bookmark-start text:name="__DdeLink__58_7900694811"/>Sémantique des codes HTTP :</text:p>
      <table:table table:name="Table5" table:style-name="Table5">
        <table:table-column table:style-name="Table5.A"/>
        <table:table-column table:style-name="Table5.B"/>
        <table:table-row table:style-name="Table5.1">
          <table:table-cell table:style-name="Table5.A1" office:value-type="string">
            <text:p text:style-name="P132">200</text:p>
          </table:table-cell>
          <table:table-cell table:style-name="Table5.B1" office:value-type="string">
            <text:p text:style-name="P132"><text:bookmark-start text:name="__DdeLink__4195_1676471942"/>Opération effectuée<text:bookmark-end text:name="__DdeLink__4195_1676471942"/></text:p>
          </table:table-cell>
        </table:table-row>
        <table:table-row table:style-name="Table5.2">
          <table:table-cell table:style-name="Table5.A2" office:value-type="string">
            <text:p text:style-name="P132">201</text:p>
          </table:table-cell>
          <table:table-cell table:style-name="Table5.B2" office:value-type="string">
            <text:p text:style-name="P132">Opération effectuée, ressource ajoutée</text:p>
          </table:table-cell>
        </table:table-row>
        <table:table-row table:style-name="Table5.2">
          <table:table-cell table:style-name="Table5.A2" office:value-type="string">
            <text:p text:style-name="P132">400</text:p>
          </table:table-cell>
          <table:table-cell table:style-name="Table5.B2" office:value-type="string">
            <text:p text:style-name="P134"><text:bookmark-start text:name="__DdeLink__4197_1676471942"/><text:span text:style-name="T133">Opération </text:span><text:bookmark-start text:name="__DdeLink__4208_1676471942"/><text:bookmark-end text:name="__DdeLink__4197_1676471942"/><text:span text:style-name="T152">non réalisée</text:span><text:bookmark-end text:name="__DdeLink__4208_1676471942"/></text:p>
          </table:table-cell>
        </table:table-row>
        <table:table-row table:style-name="Table5.2">
          <table:table-cell table:style-name="Table5.A2" office:value-type="string">
            <text:p text:style-name="P132">401</text:p>
          </table:table-cell>
          <table:table-cell table:style-name="Table5.B2" office:value-type="string">
            <text:p text:style-name="P133">Opération <text:span text:style-name="T152">non réalisée</text:span>, absence d’identification</text:p>
          </table:table-cell>
        </table:table-row>
        <table:table-row table:style-name="Table5.2">
          <table:table-cell table:style-name="Table5.A2" office:value-type="string">
            <text:p text:style-name="P132">403</text:p>
          </table:table-cell>
          <table:table-cell table:style-name="Table5.B2" office:value-type="string">
            <text:p text:style-name="P133">Opération <text:span text:style-name="T152">non réalisée</text:span>, <text:bookmark-start text:name="__DdeLink__4199_1676471942"/>mauvaise identification<text:bookmark-end text:name="__DdeLink__4199_1676471942"/></text:p>
          </table:table-cell>
        </table:table-row>
        <table:table-row table:style-name="Table5.2">
          <table:table-cell table:style-name="Table5.A2" office:value-type="string">
            <text:p text:style-name="P132">404</text:p>
          </table:table-cell>
          <table:table-cell table:style-name="Table5.B2" office:value-type="string">
            <text:p text:style-name="P133"><text:bookmark-start text:name="__DdeLink__4210_1676471942"/>Opération <text:span text:style-name="T152">non réalisée</text:span>, ressource absente<text:bookmark-end text:name="__DdeLink__4210_1676471942"/></text:p>
          </table:table-cell>
        </table:table-row>
        <table:table-row table:style-name="Table5.2">
          <table:table-cell table:style-name="Table5.A2" office:value-type="string">
            <text:p text:style-name="P135">405</text:p>
          </table:table-cell>
          <table:table-cell table:style-name="Table5.B2" office:value-type="string">
            <text:p text:style-name="P133">Opération <text:span text:style-name="T152">non réalisée</text:span>, <text:span text:style-name="T152">interdite</text:span></text:p>
          </table:table-cell>
        </table:table-row>
        <table:table-row table:style-name="Table5.2">
          <table:table-cell table:style-name="Table5.A2" office:value-type="string">
            <text:p text:style-name="P132">500</text:p>
          </table:table-cell>
          <table:table-cell table:style-name="Table5.B2" office:value-type="string">
            <text:p text:style-name="P132">Erreur interne <text:span text:style-name="T65">(INUTILISÉ À AJOUTER)</text:span></text:p>
          </table:table-cell>
        </table:table-row>
      </table:table>
      <text:h text:style-name="P323" text:outline-level="2"><text:bookmark-end text:name="__DdeLink__58_7900694811"/></text:h>
      <text:h text:style-name="P222" text:outline-level="2"><text:bookmark-start text:name="__DdeLink__233_3448217467"/><text:bookmark-start text:name="__RefHeading___Toc4179_1676471942"/>« <text:span text:style-name="T28">USER</text:span><text:span text:style-name="T29">S</text:span><text:span text:style-name="T28"> » </text:span><text:bookmark-start text:name="__DdeLink__1053_530786642"/><text:span text:style-name="T30">(</text:span><text:span text:style-name="T22">interface standard non</text:span><text:span text:style-name="T30"> REST)</text:span><text:bookmark-end text:name="__RefHeading___Toc4179_1676471942"/><text:bookmark-end text:name="__DdeLink__1053_530786642"/></text:h>
      <text:p text:style-name="P174">Pour des raisons de sécurité, la réponse à « login » reste vague et ne précise pas le défaut (utilisateur inexistant ou mauvais mot de passe)</text:p>
      <text:p text:style-name="P170"><text:bookmark-start text:name="__DdeLink__243_3448217467"/>TODO : vu que c’est pas REST préciser la manière d’appeler<text:bookmark-end text:name="__DdeLink__243_3448217467"/></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27">Nom</text:p>
          </table:table-cell>
          <table:table-cell table:style-name="Users.A1" office:value-type="string">
            <text:p text:style-name="P27">Méthode</text:p>
          </table:table-cell>
          <table:table-cell table:style-name="Users.A1" office:value-type="string">
            <text:p text:style-name="P27">Paramètres / <text:span text:style-name="T34">Protection par jeton</text:span></text:p>
          </table:table-cell>
          <table:table-cell table:style-name="Users.D1" office:value-type="string">
            <text:p text:style-name="P27">Explications</text:p>
          </table:table-cell>
        </table:table-row>
        <table:table-row table:style-name="Users.2">
          <table:table-cell table:style-name="Users.A2" office:value-type="string">
            <text:p text:style-name="P1">add</text:p>
          </table:table-cell>
          <table:table-cell table:style-name="Users.A2" office:value-type="string">
            <text:p text:style-name="P2"><text:bookmark-start text:name="__DdeLink__209_3448217467"/>POST<text:bookmark-end text:name="__DdeLink__209_3448217467"/></text:p>
          </table:table-cell>
          <table:table-cell table:style-name="Users.A2" office:value-type="string">
            <text:p text:style-name="Table_20_Contents">user_name<text:bookmark-start text:name="__DdeLink__1311_2175262302"/> <text:span text:style-name="T62">(str)</text:span><text:bookmark-end text:name="__DdeLink__1311_2175262302"/></text:p>
            <text:p text:style-name="P79">password <text:span text:style-name="T62">(str)</text:span></text:p>
            <text:p text:style-name="Table_20_Contents"/>
            <text:p text:style-name="P39">Non</text:p>
          </table:table-cell>
          <table:table-cell table:style-name="Users.D2" office:value-type="string">
            <text:p text:style-name="P2"><text:span text:style-name="T31">Insère</text:span> <text:span text:style-name="T32">u</text:span>n compte utilisateur dans la base.</text:p>
            <text:p text:style-name="P2"/>
            <text:p text:style-name="P2">Cas d’erreur :</text:p>
            <text:list xml:id="list3154483065" text:style-name="L9">
              <text:list-item>
                <text:p text:style-name="P231">‘Missing JSON in reques<text:span text:style-name="T31">t’,</text:span> 400</text:p>
              </text:list-item>
              <text:list-item>
                <text:p text:style-name="P231">‘Missing user_name parameter’, 400</text:p>
              </text:list-item>
              <text:list-item>
                <text:p text:style-name="P231">‘<text:bookmark-start text:name="__DdeLink__217_3448217467"/>Missing password parameter’, 400<text:bookmark-end text:name="__DdeLink__217_3448217467"/></text:p>
              </text:list-item>
              <text:list-item>
                <text:p text:style-name="P231">‘<text:bookmark-start text:name="__DdeLink__211_3448217467"/>User already exists’, 400<text:bookmark-end text:name="__DdeLink__211_3448217467"/></text:p>
                <text:p text:style-name="P231"/>
              </text:list-item>
            </text:list>
            <text:p text:style-name="P2">Succès :</text:p>
            <text:list xml:id="list616833699" text:style-name="L10">
              <text:list-item>
                <text:p text:style-name="P234">‘User was added’, 201</text:p>
              </text:list-item>
            </text:list>
          </table:table-cell>
        </table:table-row>
        <table:table-row table:style-name="Users.3">
          <table:table-cell table:style-name="Users.A2" office:value-type="string">
            <text:p text:style-name="P37">remove</text:p>
          </table:table-cell>
          <table:table-cell table:style-name="Users.A2" office:value-type="string">
            <text:p text:style-name="P4">POST</text:p>
          </table:table-cell>
          <table:table-cell table:style-name="Users.A2" office:value-type="string">
            <text:p text:style-name="Table_20_Contents"><text:bookmark-start text:name="__DdeLink__213_3448217467"/>user_name <text:span text:style-name="T155">(str)</text:span></text:p>
            <text:p text:style-name="Table_20_Contents"/>
            <text:p text:style-name="P39">Oui<text:bookmark-end text:name="__DdeLink__213_3448217467"/> <text:bookmark-start text:name="__DdeLink__4027_1676471942"/><text:span text:style-name="T126">(il faut le jeton du compte que l’on s’apprête à supprimer)</text:span><text:bookmark-end text:name="__DdeLink__4027_1676471942"/></text:p>
          </table:table-cell>
          <table:table-cell table:style-name="Users.D2" office:value-type="string">
            <text:p text:style-name="P1"><text:span text:style-name="T32">Supprime</text:span><text:span text:style-name="T30"> </text:span><text:span text:style-name="T32">u</text:span><text:span text:style-name="T30">n compte utilisateur dans la base.</text:span></text:p>
            <text:p text:style-name="P1"/>
            <text:p text:style-name="P2">Cas d’erreur :</text:p>
            <text:list xml:id="list1750747747898" text:continue-list="list3154483065" text:style-name="L9">
              <text:list-item>
                <text:p text:style-name="P231">‘Missing JSON in reques<text:span text:style-name="T31">t’,</text:span> 400</text:p>
              </text:list-item>
              <text:list-item>
                <text:p text:style-name="P231">‘Missing user_name parameter’, 400</text:p>
              </text:list-item>
              <text:list-item>
                <text:p text:style-name="P231">‘<text:bookmark-start text:name="__DdeLink__219_3448217467"/>User does not exist’, 404<text:bookmark-end text:name="__DdeLink__219_3448217467"/></text:p>
              </text:list-item>
              <text:list-item>
                <text:p text:style-name="P231">‘<text:bookmark-start text:name="__DdeLink__215_3448217467"/>This is not you ! Good try !’, 40<text:bookmark-end text:name="__DdeLink__215_3448217467"/><text:span text:style-name="T153">5</text:span></text:p>
                <text:p text:style-name="P231"/>
              </text:list-item>
            </text:list>
            <text:p text:style-name="P2">Succès :</text:p>
            <text:list xml:id="list1751270352333" text:continue-list="list616833699" text:style-name="L10">
              <text:list-item>
                <text:p text:style-name="P239"><text:span text:style-name="T30">‘User was </text:span><text:span text:style-name="T32">removed’</text:span><text:span text:style-name="T30">, 20</text:span><text:span text:style-name="T32">0</text:span></text:p>
              </text:list-item>
            </text:list>
          </table:table-cell>
        </table:table-row>
        <table:table-row table:style-name="Users.4">
          <table:table-cell table:style-name="Users.A2" office:value-type="string">
            <text:p text:style-name="P38">change</text:p>
          </table:table-cell>
          <table:table-cell table:style-name="Users.A2" office:value-type="string">
            <text:p text:style-name="P38">POST</text:p>
          </table:table-cell>
          <table:table-cell table:style-name="Users.A2" office:value-type="string">
            <text:p text:style-name="P79"><text:bookmark-start text:name="__DdeLink__223_3448217467"/>user_name <text:span text:style-name="T62">(str)</text:span></text:p>
            <text:p text:style-name="P79">password<text:bookmark-end text:name="__DdeLink__223_3448217467"/> <text:span text:style-name="T62">(str)</text:span></text:p>
            <text:p text:style-name="P47"/>
            <text:p text:style-name="P128"><text:span text:style-name="T34">Oui </text:span><text:span text:style-name="T126">(il faut le jeton du compte que l’on s’apprête à modifier)</text:span></text:p>
          </table:table-cell>
          <table:table-cell table:style-name="Users.D2" office:value-type="string">
            <text:p text:style-name="P1"><text:bookmark-start text:name="__DdeLink__221_3448217467"/><text:span text:style-name="T33">Modifie</text:span><text:span text:style-name="T30"> </text:span><text:span text:style-name="T32">u</text:span><text:span text:style-name="T30">n compte utilisateur dans la base </text:span><text:span text:style-name="T35">(le mot de passe)</text:span></text:p>
            <text:p text:style-name="P1"/>
            <text:p text:style-name="P2">Cas d’erreur :</text:p>
            <text:list xml:id="list1751546607672" text:continue-list="list1750747747898" text:style-name="L9">
              <text:list-item>
                <text:p text:style-name="P231">‘Missing JSON in reques<text:span text:style-name="T31">t’,</text:span> 400</text:p>
              </text:list-item>
              <text:list-item>
                <text:p text:style-name="P231">‘Missing user_name parameter’, 400</text:p>
              </text:list-item>
              <text:list-item>
                <text:p text:style-name="P232">‘Missing password parameter’, 400</text:p>
              </text:list-item>
              <text:list-item>
                <text:p text:style-name="P232">‘User does not exist’, 404</text:p>
              </text:list-item>
              <text:list-item>
                <text:p text:style-name="P233">‘This is not you ! Good try !’, 40<text:span text:style-name="T153">5</text:span></text:p>
                <text:p text:style-name="P233"/>
              </text:list-item>
            </text:list>
            <text:p text:style-name="P2">Succès :</text:p>
            <text:list xml:id="list1749890376174" text:continue-list="list1751270352333" text:style-name="L10">
              <text:list-item>
                <text:p text:style-name="P239"><text:span text:style-name="T30">‘User was </text:span><text:span text:style-name="T36">changed’</text:span><text:span text:style-name="T30">, 20</text:span><text:span text:style-name="T36">1</text:span><text:bookmark-end text:name="__DdeLink__221_3448217467"/></text:p>
              </text:list-item>
            </text:list>
          </table:table-cell>
        </table:table-row>
        <table:table-row>
          <table:table-cell table:style-name="Users.A5" office:value-type="string">
            <text:p text:style-name="P48">login</text:p>
          </table:table-cell>
          <table:table-cell table:style-name="Users.B5" office:value-type="string">
            <text:p text:style-name="P48">POST</text:p>
          </table:table-cell>
          <table:table-cell table:style-name="Users.C5" office:value-type="string">
            <text:p text:style-name="P79">user_name <text:span text:style-name="T62">(str)</text:span></text:p>
            <text:p text:style-name="P79">password <text:span text:style-name="T62">(str)</text:span></text:p>
            <text:p text:style-name="Table_20_Contents"/>
            <text:p text:style-name="P51">Non</text:p>
          </table:table-cell>
          <table:table-cell table:style-name="Users.D5" office:value-type="string">
            <text:p text:style-name="P48">A partir d‘un pseudo et d’un mot de passe, fournit un jeton d’authentification à utiliser par la suite</text:p>
            <text:p text:style-name="P48"/>
            <text:p text:style-name="P3">Cas d’erreur :</text:p>
            <text:list xml:id="list1750074389533" text:continue-list="list1751546607672" text:style-name="L9">
              <text:list-item>
                <text:p text:style-name="P232">‘Missing JSON in reques<text:span text:style-name="T31">t’,</text:span> 400</text:p>
              </text:list-item>
              <text:list-item>
                <text:p text:style-name="P232">‘Missing user_name parameter’, 400</text:p>
              </text:list-item>
              <text:list-item>
                <text:p text:style-name="P232">‘Missing password parameter’, 400</text:p>
              </text:list-item>
              <text:list-item>
                <text:p text:style-name="P232">‘Bad user_name or password’, 404</text:p>
                <text:p text:style-name="P232"/>
              </text:list-item>
            </text:list>
            <text:p text:style-name="P3">Succès :</text:p>
            <text:list xml:id="list3310446976" text:style-name="L11">
              <text:list-item>
                <text:p text:style-name="P240"><text:bookmark-start text:name="__DdeLink__4219_1676471942"/><text:span text:style-name="T132">&lt;</text:span><text:span text:style-name="T134">Le jeton d’authentification</text:span><text:span text:style-name="T132">&gt;</text:span><text:span text:style-name="T30">,</text:span><text:bookmark-end text:name="__DdeLink__4219_1676471942"/><text:span text:style-name="T30"> 20</text:span><text:span text:style-name="T37">0</text:span></text:p>
              </text:list-item>
            </text:list>
          </table:table-cell>
        </table:table-row>
        <text:soft-page-break/>
        <table:table-row table:style-name="Users.6">
          <table:table-cell table:style-name="Users.A2" office:value-type="string">
            <text:p text:style-name="P51">verify</text:p>
          </table:table-cell>
          <table:table-cell table:style-name="Users.A2" office:value-type="string">
            <text:p text:style-name="P51">GET</text:p>
          </table:table-cell>
          <table:table-cell table:style-name="Users.A2" office:value-type="string">
            <text:p text:style-name="P50">-</text:p>
            <text:p text:style-name="Table_20_Contents"/>
            <text:p text:style-name="P45"><text:span text:style-name="T126">OUI (il faut le jeton du compte dont on cherche à </text:span><text:span text:style-name="T132">se</text:span><text:span text:style-name="T126"> prévaloir)</text:span></text:p>
          </table:table-cell>
          <table:table-cell table:style-name="Users.D2" office:value-type="string">
            <text:p text:style-name="P48">A partir d‘un <text:s/>jeton d’authentification <text:span text:style-name="T38">vérifie l’authentification</text:span></text:p>
            <text:p text:style-name="P48"/>
            <text:p text:style-name="P3">Cas d’erreur :</text:p>
            <text:list xml:id="list1750766603908" text:continue-list="list1750074389533" text:style-name="L9">
              <text:list-item>
                <text:p text:style-name="P241">Sans objet </text:p>
                <text:p text:style-name="P241"/>
              </text:list-item>
            </text:list>
            <text:p text:style-name="P3">Succès :</text:p>
            <text:list xml:id="list1751157321548" text:continue-list="list3310446976" text:style-name="L11">
              <text:list-item>
                <text:p text:style-name="P240"><text:bookmark-start text:name="__DdeLink__4223_1676471942"/><text:span text:style-name="T132">&lt;</text:span><text:span text:style-name="T135">pseudo u</text:span><text:span text:style-name="T136">tilisateur</text:span><text:span text:style-name="T132">&gt;</text:span><text:span text:style-name="T30">,</text:span><text:bookmark-end text:name="__DdeLink__4223_1676471942"/><text:span text:style-name="T30"> 20</text:span><text:span text:style-name="T37">0</text:span></text:p>
              </text:list-item>
            </text:list>
          </table:table-cell>
        </table:table-row>
      </table:table>
      <text:p text:style-name="P168"/>
      <text:h text:style-name="P223" text:outline-level="2"><text:bookmark-start text:name="__DdeLink__1286_2175262302"/><text:bookmark-start text:name="__RefHeading___Toc4181_1676471942"/><text:bookmark-start text:name="__DdeLink__252_3448217467"/>«<text:span text:style-name="T20">EMAILS</text:span><text:span text:style-name="T28">» </text:span><text:bookmark-start text:name="__DdeLink__1055_530786642"/><text:span text:style-name="T30">(</text:span><text:span text:style-name="T22">interface </text:span><text:span text:style-name="T30">REST)</text:span><text:bookmark-end text:name="__RefHeading___Toc4181_1676471942"/><text:bookmark-end text:name="__DdeLink__1055_530786642"/></text:h>
      <text:p text:style-name="P16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text:bookmark-start text:name="__DdeLink__257_3448217467"/>Point d’accès<text:bookmark-end text:name="__DdeLink__257_3448217467"/></text:p>
          </table:table-cell>
          <table:table-cell table:style-name="Table1.A1" office:value-type="string">
            <text:p text:style-name="P28">Méthode</text:p>
          </table:table-cell>
          <table:table-cell table:style-name="Table1.A1" office:value-type="string">
            <text:p text:style-name="P28">Paramètres / <text:span text:style-name="T34">Protection par jeton</text:span></text:p>
          </table:table-cell>
          <table:table-cell table:style-name="Table1.D1" office:value-type="string">
            <text:p text:style-name="P28">Explications</text:p>
          </table:table-cell>
        </table:table-row>
        <table:table-row table:style-name="Table1.2">
          <table:table-cell table:style-name="Table1.A2" table:number-rows-spanned="2" office:value-type="string">
            <text:p text:style-name="P56">/emails</text:p>
          </table:table-cell>
          <table:table-cell table:style-name="Table1.A2" office:value-type="string">
            <text:p text:style-name="P5"><text:bookmark-start text:name="__DdeLink__209_34482174671"/>POST<text:bookmark-end text:name="__DdeLink__209_34482174671"/></text:p>
          </table:table-cell>
          <table:table-cell table:style-name="Table1.A2" office:value-type="string">
            <text:p text:style-name="P79"><text:bookmark-start text:name="__DdeLink__247_3448217467"/>email_value <text:span text:style-name="T62">(str)</text:span></text:p>
            <text:p text:style-name="P56">code <text:span text:style-name="T62">(int)</text:span></text:p>
            <text:p text:style-name="P55"/>
            <text:p text:style-name="P40">Non<text:bookmark-end text:name="__DdeLink__247_3448217467"/></text:p>
          </table:table-cell>
          <table:table-cell table:style-name="Table1.D2" office:value-type="string">
            <text:p text:style-name="P5"><text:span text:style-name="T31">Insère</text:span> <text:span text:style-name="T32">u</text:span>n compte utilisateur dans la base.</text:p>
            <text:p text:style-name="P5">Cas d’erreur :</text:p>
            <text:list xml:id="list1751744773072" text:continue-list="list1750766603908" text:style-name="L9">
              <text:list-item>
                <text:p text:style-name="P242">Sans objet</text:p>
              </text:list-item>
            </text:list>
            <text:p text:style-name="P5">Succès :</text:p>
            <text:list xml:id="list2336965061" text:style-name="L12">
              <text:list-item>
                <text:p text:style-name="P235"><text:bookmark-start text:name="__DdeLink__245_3448217467"/>'Email was added or updated'<text:span text:style-name="T39">, 201</text:span><text:bookmark-end text:name="__DdeLink__245_3448217467"/></text:p>
              </text:list-item>
            </text:list>
          </table:table-cell>
        </table:table-row>
        <table:table-row table:style-name="Table1.3">
          <table:covered-table-cell/>
          <table:table-cell table:style-name="Table1.A2" office:value-type="string">
            <text:p text:style-name="P52">GET</text:p>
          </table:table-cell>
          <table:table-cell table:style-name="Table1.A2" office:value-type="string">
            <text:p text:style-name="P79">email_value <text:span text:style-name="T62">(str)</text:span></text:p>
            <text:p text:style-name="P56">code <text:span text:style-name="T62">(int)</text:span></text:p>
            <text:p text:style-name="P55"/>
            <text:p text:style-name="P40">Non</text:p>
          </table:table-cell>
          <table:table-cell table:style-name="Table1.D2" office:value-type="string">
            <text:p text:style-name="P49">A partir d‘un <text:s/>jeton d’authentification <text:span text:style-name="T38">vérifie l’authentification</text:span></text:p>
            <text:p text:style-name="P5">Cas d’erreur :</text:p>
            <text:list xml:id="list1750998148615" text:continue-numbering="true" text:style-name="L12">
              <text:list-item>
                <text:p text:style-name="P235"><text:span text:style-name="T39">‘</text:span>Email {email_value} does not exists’<text:span text:style-name="T39">, 404</text:span></text:p>
              </text:list-item>
              <text:list-item>
                <text:p text:style-name="P235">'Code is incorrect'<text:span text:style-name="T39">, 401</text:span></text:p>
              </text:list-item>
            </text:list>
            <text:p text:style-name="P5">Succès :</text:p>
            <text:list xml:id="list1304736416" text:style-name="L13">
              <text:list-item>
                <text:p text:style-name="P236">'Email is correct'<text:span text:style-name="T39">, 200</text:span></text:p>
              </text:list-item>
            </text:list>
          </table:table-cell>
        </table:table-row>
      </table:table>
      <text:p text:style-name="P169"><text:bookmark-end text:name="__DdeLink__1286_2175262302"/></text:p>
      <text:h text:style-name="P218" text:outline-level="2"/>
      <text:h text:style-name="P223" text:outline-level="2"><text:bookmark-start text:name="__RefHeading___Toc4183_1676471942"/>«<text:span text:style-name="T21">PLAYERS</text:span><text:span text:style-name="T28">» </text:span><text:span text:style-name="T30">(</text:span><text:span text:style-name="T22">interface </text:span><text:span text:style-name="T30">REST)</text:span><text:bookmark-end text:name="__RefHeading___Toc4183_1676471942"/></text:h>
      <text:p text:style-name="P17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2">Point d’accès</text:p>
          </table:table-cell>
          <table:table-cell table:style-name="Table2.A1" office:value-type="string">
            <text:p text:style-name="P29">Méthode</text:p>
          </table:table-cell>
          <table:table-cell table:style-name="Table2.A1" office:value-type="string">
            <text:p text:style-name="P29">Paramètres / <text:span text:style-name="T34">Protection par jeton</text:span></text:p>
          </table:table-cell>
          <table:table-cell table:style-name="Table2.D1" office:value-type="string">
            <text:p text:style-name="P29">Explications</text:p>
          </table:table-cell>
        </table:table-row>
        <table:table-row table:style-name="Table2.2">
          <table:table-cell table:style-name="Table2.A2" office:value-type="string">
            <text:p text:style-name="P57">/player_identifiers/&lt;pseudo&gt;</text:p>
          </table:table-cell>
          <table:table-cell table:style-name="Table2.B7" office:value-type="string">
            <text:p text:style-name="P53"><text:bookmark-start text:name="__DdeLink__209_344821746711"/>GET<text:bookmark-end text:name="__DdeLink__209_344821746711"/></text:p>
          </table:table-cell>
          <table:table-cell table:style-name="Table2.C5" office:value-type="string">
            <text:p text:style-name="P57">-<text:bookmark-start text:name="__DdeLink__247_34482174671"/></text:p>
            <text:p text:style-name="P62"/>
            <text:p text:style-name="P41">Non<text:bookmark-end text:name="__DdeLink__247_34482174671"/></text:p>
          </table:table-cell>
          <table:table-cell table:style-name="Table2.D5" office:value-type="string">
            <text:p text:style-name="P67"><text:bookmark-start text:name="__DdeLink__1345_2175262302"/><text:span text:style-name="T68">Renvoie</text:span><text:span text:style-name="T41"> le numéro (l’</text:span><text:bookmark-start text:name="__DdeLink__262_3448217467"/><text:span text:style-name="T41">identifiant numérique</text:span><text:bookmark-end text:name="__DdeLink__262_3448217467"/><text:span text:style-name="T41">) d’un joueur à partir de son pseudo</text:span></text:p>
            <text:p text:style-name="P6">Cas d’erreur :</text:p>
            <text:list xml:id="list1751000755599" text:continue-list="list1751744773072" text:style-name="L9">
              <text:list-item>
                <text:p text:style-name="P243">Sans objet</text:p>
              </text:list-item>
            </text:list>
            <text:p text:style-name="P6">Succès :</text:p>
            <text:list xml:id="list1585695800" text:style-name="L14">
              <text:list-item>
                <text:p text:style-name="P237"><text:bookmark-start text:name="__DdeLink__4225_1676471942"/><text:span text:style-name="T158">&lt;</text:span><text:span text:style-name="T41"> </text:span><text:span text:style-name="T137">identifiant numérique </text:span><text:span text:style-name="T143">de joueur</text:span><text:span text:style-name="T41"> </text:span><text:span text:style-name="T158">&gt;</text:span><text:bookmark-start text:name="__DdeLink__245_34482174671"/><text:bookmark-end text:name="__DdeLink__4225_1676471942"/><text:span text:style-name="T39">, 20</text:span><text:bookmark-end text:name="__DdeLink__245_34482174671"/><text:span text:style-name="T41">0</text:span><text:bookmark-end text:name="__DdeLink__1345_2175262302"/></text:p>
              </text:list-item>
            </text:list>
          </table:table-cell>
        </table:table-row>
        <table:table-row table:style-name="Table2.2">
          <table:table-cell table:style-name="Table2.A2" table:number-rows-spanned="3" office:value-type="string">
            <text:p text:style-name="P57">/playe<text:span text:style-name="T41">rs</text:span>/&lt;pseudo&gt;</text:p>
          </table:table-cell>
          <table:table-cell table:style-name="Table2.B7" office:value-type="string">
            <text:p text:style-name="P53"><text:bookmark-start text:name="__DdeLink__209_3448217467111"/>GET<text:bookmark-end text:name="__DdeLink__209_3448217467111"/></text:p>
          </table:table-cell>
          <table:table-cell table:style-name="Table2.C5" office:value-type="string">
            <text:p text:style-name="P57">-<text:bookmark-start text:name="__DdeLink__247_344821746711"/></text:p>
            <text:p text:style-name="P62"/>
            <text:p text:style-name="P63"><text:bookmark-end text:name="__DdeLink__247_344821746711"/>Oui <text:bookmark-start text:name="__DdeLink__4029_1676471942"/><text:span text:style-name="T127">(le jeton du compte user sous-jacent)</text:span><text:bookmark-end text:name="__DdeLink__4029_1676471942"/></text:p>
          </table:table-cell>
          <table:table-cell table:style-name="Table2.D5" office:value-type="string">
            <text:p text:style-name="P92"><text:span text:style-name="T68">Renvoie</text:span><text:span text:style-name="T41"> les informations relatives à un joueur à partir de son pseudo.</text:span></text:p>
            <text:p text:style-name="P6">Cas d’erreur :</text:p>
            <text:list xml:id="list1751256125248" text:continue-list="list1751000755599" text:style-name="L9">
              <text:list-item>
                <text:p text:style-name="P243">‘Not allowed for retrieve!:{message} ‘, <text:span text:style-name="T41">400</text:span></text:p>
              </text:list-item>
              <text:list-item>
                <text:p text:style-name="P244">‘Player {pseudo} doesn't exist‘, <text:span text:style-name="T41">40</text:span><text:span text:style-name="T42">4</text:span></text:p>
              </text:list-item>
            </text:list>
            <text:p text:style-name="P6">Succès :</text:p>
            <text:list xml:id="list1750789013426" text:continue-list="list1585695800" text:style-name="L14">
              <text:list-item>
                <text:p text:style-name="P251"><text:bookmark-start text:name="__DdeLink__4227_1676471942"/><text:span text:style-name="T158">&lt;</text:span><text:span text:style-name="T41"> </text:span><text:span text:style-name="T137">informations relatives au joueur</text:span><text:span text:style-name="T41"> </text:span><text:span text:style-name="T158">&gt;</text:span><text:bookmark-start text:name="__DdeLink__245_344821746711"/><text:bookmark-end text:name="__DdeLink__4227_1676471942"/><text:span text:style-name="T39">, 20</text:span><text:bookmark-end text:name="__DdeLink__245_344821746711"/><text:span text:style-name="T41">0</text:span></text:p>
              </text:list-item>
            </text:list>
          </table:table-cell>
        </table:table-row>
        <table:table-row table:style-name="Table2.2">
          <table:covered-table-cell/>
          <table:table-cell table:style-name="Table2.B7" office:value-type="string">
            <text:p text:style-name="P63"><text:bookmark-start text:name="__DdeLink__209_34482174671111"/>P<text:bookmark-end text:name="__DdeLink__209_34482174671111"/>UT</text:p>
          </table:table-cell>
          <table:table-cell table:style-name="Table2.C5" office:value-type="string">
            <text:p text:style-name="P60"><text:span text:style-name="T42">p</text:span>seudo <text:span text:style-name="T62">(str)</text:span></text:p>
            <text:p text:style-name="P60">password <text:span text:style-name="T62">(str)</text:span><text:bookmark-start text:name="__DdeLink__247_3448217467111"/></text:p>
            <text:p text:style-name="P79">email <text:span text:style-name="T62">(str)</text:span></text:p>
            <text:p text:style-name="P62"><text:bookmark-start text:name="__DdeLink__1313_2175262302"/>email_confirmed<text:bookmark-end text:name="__DdeLink__1313_2175262302"/> <text:span text:style-name="T62">(</text:span><text:span text:style-name="T155">int - bool</text:span><text:span text:style-name="T62">)</text:span></text:p>
            <text:p text:style-name="P79">telephone <text:span text:style-name="T62">(str)</text:span></text:p>
            <text:p text:style-name="P62">replace <text:span text:style-name="T62">(</text:span><text:span text:style-name="T155">int - </text:span><text:span text:style-name="T62">bool)</text:span></text:p>
            <text:p text:style-name="P79">first_name <text:span text:style-name="T62">(str)</text:span></text:p>
            <text:p text:style-name="P79">family_name <text:span text:style-name="T62">(str)</text:span></text:p>
            <text:p text:style-name="P62">country <text:span text:style-name="T62">(int)</text:span></text:p>
            <text:p text:style-name="P62">time_zone <text:span text:style-name="T62">(int)</text:span></text:p>
            <text:p text:style-name="P62"/>
            <text:p text:style-name="P64"><text:bookmark-end text:name="__DdeLink__247_3448217467111"/>Oui <text:bookmark-start text:name="__DdeLink__4031_1676471942"/><text:span text:style-name="T127">(le jeton du compte user sous-jacent)</text:span><text:bookmark-end text:name="__DdeLink__4031_1676471942"/></text:p>
          </table:table-cell>
          <table:table-cell table:style-name="Table2.D5" office:value-type="string">
            <text:p text:style-name="P67"><text:bookmark-start text:name="__DdeLink__1366_2175262302"/><text:bookmark-start text:name="__DdeLink__1377_2175262302"/><text:bookmark-start text:name="__DdeLink__295_3448217467"/><text:span text:style-name="T42">Met à jour</text:span><text:span text:style-name="T41"> les informations relatives à un joueur à partir de son pseudo</text:span><text:bookmark-end text:name="__DdeLink__295_3448217467"/></text:p>
            <text:p text:style-name="P83">Le changement de mot de passe est exclusif du changement d’une autre information</text:p>
            <text:p text:style-name="P95"/>
            <text:p text:style-name="P97">Cf. POST pour les explications sur les différents champs</text:p>
            <text:p text:style-name="P95"/>
            <text:p text:style-name="P6"><text:bookmark-start text:name="__DdeLink__303_3448217467"/>Cas d’erreur :</text:p>
            <text:list xml:id="list1750630620642" text:continue-list="list1751256125248" text:style-name="L9">
              <text:list-item>
                <text:p text:style-name="P244"><text:bookmark-start text:name="__DdeLink__282_3448217467"/><text:bookmark-start text:name="__DdeLink__287_3448217467"/>‘Not allowed for retrieve!:{message} ‘, <text:span text:style-name="T41">400</text:span><text:bookmark-end text:name="__DdeLink__282_3448217467"/><text:bookmark-end text:name="__DdeLink__287_3448217467"/></text:p>
              </text:list-item>
              <text:list-item>
                <text:p text:style-name="P244"><text:bookmark-start text:name="__DdeLink__311_3448217467"/><text:bookmark-start text:name="__DdeLink__285_3448217467"/><text:bookmark-start text:name="__DdeLink__291_3448217467"/>‘User modification failed!:{message} ‘, <text:span text:style-name="T41">400 </text:span><text:span text:style-name="T42">(mise à jour de mot de passe)</text:span><text:bookmark-end text:name="__DdeLink__311_3448217467"/><text:bookmark-end text:name="__DdeLink__291_3448217467"/></text:p>
              </text:list-item>
              <text:list-item>
                <text:p text:style-name="P226"><text:span text:style-name="T40">‘Not allowed for </text:span><text:span text:style-name="T43">update</text:span><text:span text:style-name="T40">!:{message} ‘, </text:span><text:span text:style-name="T41">400</text:span></text:p>
              </text:list-item>
              <text:list-item>
                <text:p text:style-name="P245">‘Player {pseudo} does not exist ‘, <text:span text:style-name="T41">40</text:span><text:span text:style-name="T43">4</text:span></text:p>
              </text:list-item>
              <text:list-item>
                <text:p text:style-name="P226"><text:span text:style-name="T40">‘Failed to store email code!:{message} ‘, </text:span><text:span text:style-name="T41">400 </text:span><text:span text:style-name="T42">(mise à jour d</text:span><text:span text:style-name="T43">e l’adresse mail</text:span><text:span text:style-name="T42">)</text:span></text:p>
              </text:list-item>
            </text:list>
            <text:p text:style-name="P6"><text:bookmark-end text:name="__DdeLink__285_3448217467"/>Succès :</text:p>
            <text:list xml:id="list1750177086606" text:continue-list="list1750789013426" text:style-name="L14">
              <text:list-item>
                <text:p text:style-name="P249"><text:bookmark-start text:name="__DdeLink__289_3448217467"/><text:bookmark-start text:name="__DdeLink__293_3448217467"/>‘Ok updated ‘, <text:span text:style-name="T43">2</text:span><text:span text:style-name="T41">00 </text:span><text:span text:style-name="T42">(mise à jour de mot de passe)</text:span><text:bookmark-end text:name="__DdeLink__289_3448217467"/><text:bookmark-end text:name="__DdeLink__293_3448217467"/></text:p>
              </text:list-item>
              <text:list-item>
                <text:p text:style-name="P249">‘<text:span text:style-name="T43">Ok</text:span> but no change ! ‘, <text:span text:style-name="T43">2</text:span><text:span text:style-name="T41">00 </text:span><text:span text:style-name="T42">(mise à jour de mot de passe)</text:span></text:p>
              </text:list-item>
              <text:list-item>
                <text:p text:style-name="P249">‘Ok updated ‘, <text:span text:style-name="T43">2</text:span><text:span text:style-name="T41">00</text:span><text:bookmark-end text:name="__DdeLink__1377_2175262302"/><text:bookmark-end text:name="__DdeLink__1366_2175262302"/><text:bookmark-end text:name="__DdeLink__303_3448217467"/></text:p>
              </text:list-item>
            </text:list>
          </table:table-cell>
        </table:table-row>
        <table:table-row table:style-name="Table2.2">
          <table:covered-table-cell/>
          <table:table-cell table:style-name="Table2.B7" office:value-type="string">
            <text:p text:style-name="P65">DELETE</text:p>
          </table:table-cell>
          <table:table-cell table:style-name="Table2.C5" office:value-type="string">
            <text:p text:style-name="P57">-</text:p>
            <text:p text:style-name="P57"/>
            <text:p text:style-name="P66">Oui <text:span text:style-name="T127">(le jeton du compte user sous-</text:span><text:soft-page-break/><text:span text:style-name="T127">jacent)</text:span></text:p>
          </table:table-cell>
          <table:table-cell table:style-name="Table2.D5" office:value-type="string">
            <text:p text:style-name="P54"><text:span text:style-name="T44">Suppression d’</text:span><text:span text:style-name="T41">un joueur à partir de son pseudo</text:span></text:p>
            <text:p text:style-name="P7">Cas d’erreur :</text:p>
            <text:list xml:id="list1751580483374" text:continue-list="list1750630620642" text:style-name="L9">
              <text:list-item>
                <text:p text:style-name="P227"><text:bookmark-start text:name="__DdeLink__285_34482174671"/><text:span text:style-name="T40">‘Player {pseudo} does not exist ‘, </text:span><text:span text:style-name="T41">40</text:span><text:span text:style-name="T43">4</text:span></text:p>
              </text:list-item>
              <text:list-item>
                <text:p text:style-name="P227"><text:bookmark-start text:name="__DdeLink__315_3448217467"/><text:bookmark-start text:name="__DdeLink__313_3448217467"/><text:span text:style-name="T40">‘</text:span><text:span text:style-name="T45">Allocation check</text:span><text:span text:style-name="T40"> failed!:{message} ‘, </text:span><text:soft-page-break/><text:span text:style-name="T41">400 </text:span></text:p>
              </text:list-item>
              <text:list-item>
                <text:p text:style-name="P227"><text:bookmark-end text:name="__DdeLink__315_3448217467"/><text:span text:style-name="T40">‘</text:span><text:span text:style-name="T59">Player is still in, a game</text:span><text:span text:style-name="T40"> ‘, </text:span><text:span text:style-name="T41">400 </text:span><text:bookmark-end text:name="__DdeLink__313_3448217467"/><text:bookmark-end text:name="__DdeLink__285_34482174671"/></text:p>
              </text:list-item>
              <text:list-item>
                <text:p text:style-name="P227"><text:span text:style-name="T40">‘User </text:span><text:span text:style-name="T44">removal</text:span><text:span text:style-name="T40"> failed!:{message} ‘, </text:span><text:span text:style-name="T41">400 </text:span></text:p>
              </text:list-item>
            </text:list>
            <text:p text:style-name="P7"><text:bookmark-start text:name="__DdeLink__1091_530786642"/>Succès :</text:p>
            <text:list xml:id="list530309310" text:style-name="L15">
              <text:list-item>
                <text:p text:style-name="P255"><text:span text:style-name="T40">‘Ok </text:span><text:span text:style-name="T44">removed</text:span><text:span text:style-name="T40">‘, </text:span><text:span text:style-name="T43">2</text:span><text:span text:style-name="T41">00</text:span><text:bookmark-end text:name="__DdeLink__1091_530786642"/></text:p>
              </text:list-item>
            </text:list>
          </table:table-cell>
        </table:table-row>
        <table:table-row table:style-name="Table2.2">
          <table:table-cell table:style-name="Table2.A2" table:number-rows-spanned="2" office:value-type="string">
            <text:p text:style-name="Standard">/<text:span text:style-name="T52">players</text:span></text:p>
          </table:table-cell>
          <table:table-cell table:style-name="Table2.B7" office:value-type="string">
            <text:p text:style-name="P68">GET</text:p>
          </table:table-cell>
          <table:table-cell table:style-name="Table2.C7" office:value-type="string">
            <text:p text:style-name="P57">- </text:p>
            <text:p text:style-name="P57"/>
            <text:p text:style-name="P88">Non</text:p>
          </table:table-cell>
          <table:table-cell table:style-name="Table2.D7" office:value-type="string">
            <text:p text:style-name="P93"><text:span text:style-name="T68">Renvoie</text:span><text:span text:style-name="T52"> un dictionnaire identifiant numérique : <text:s/>pseudos de tous les joueurs</text:span></text:p>
            <text:p text:style-name="P8">Succès :</text:p>
            <text:list xml:id="list1750883971359" text:continue-numbering="true" text:style-name="L15">
              <text:list-item>
                <text:p text:style-name="P256"><text:span text:style-name="T151">&lt;</text:span><text:span text:style-name="T139">liste des joueurs</text:span><text:span text:style-name="T151">&gt;</text:span><text:span text:style-name="T40">, </text:span><text:span text:style-name="T43">2</text:span><text:span text:style-name="T41">00</text:span></text:p>
              </text:list-item>
            </text:list>
          </table:table-cell>
        </table:table-row>
        <table:table-row table:style-name="Table2.2">
          <table:covered-table-cell/>
          <table:table-cell table:style-name="Table2.B7" office:value-type="string">
            <text:p text:style-name="P68">POST</text:p>
          </table:table-cell>
          <table:table-cell table:style-name="Table2.C7" office:value-type="string">
            <text:p text:style-name="P60"><text:bookmark-start text:name="__DdeLink__1145_530786642"/><text:span text:style-name="T42">p</text:span>seudo<text:bookmark-end text:name="__DdeLink__1145_530786642"/> <text:span text:style-name="T62">(str)</text:span></text:p>
            <text:p text:style-name="P60">password <text:span text:style-name="T62">(str)</text:span><text:bookmark-start text:name="__DdeLink__247_34482174671113"/></text:p>
            <text:p text:style-name="P79">email <text:span text:style-name="T62">(str)</text:span></text:p>
            <text:p text:style-name="P62">email_confirmed <text:span text:style-name="T62">(</text:span><text:span text:style-name="T155">int - </text:span><text:span text:style-name="T64">bool</text:span><text:span text:style-name="T62">)</text:span></text:p>
            <text:p text:style-name="P86">telephone <text:span text:style-name="T62">(str)</text:span></text:p>
            <text:p text:style-name="P62">replace <text:span text:style-name="T63">(</text:span><text:span text:style-name="T155">int - </text:span><text:span text:style-name="T63">bool)</text:span></text:p>
            <text:p text:style-name="P86">first_name <text:span text:style-name="T62">(str)</text:span></text:p>
            <text:p text:style-name="P86">family_name <text:span text:style-name="T62">(str)</text:span></text:p>
            <text:p text:style-name="P62">country <text:span text:style-name="T63">(int)</text:span></text:p>
            <text:p text:style-name="P62">time_zone <text:span text:style-name="T63">(int)</text:span></text:p>
            <text:p text:style-name="P62"/>
            <text:p text:style-name="P87"><text:bookmark-end text:name="__DdeLink__247_34482174671113"/>Non</text:p>
          </table:table-cell>
          <table:table-cell table:style-name="Table2.D7" office:value-type="string">
            <text:p text:style-name="P76">Insère un joueur avec son pseudo et ses informations</text:p>
            <text:p text:style-name="P70">Utilise l’adresse <text:span text:style-name="T55">e-mail</text:span> pour envoyer un <text:span text:style-name="T55">e-mail</text:span> avec un code de 4 chiffres</text:p>
            <text:p text:style-name="P70"/>
            <text:p text:style-name="P6"><text:bookmark-start text:name="__DdeLink__303_34482174673"/>Cas d’erreur :</text:p>
            <text:list xml:id="list1750222626463" text:continue-list="list1751580483374" text:style-name="L9">
              <text:list-item>
                <text:p text:style-name="P244"><text:bookmark-start text:name="__DdeLink__282_34482174673"/><text:bookmark-start text:name="__DdeLink__287_34482174673"/>‘Player {pseudo} already exists ‘, <text:span text:style-name="T41">40</text:span><text:bookmark-end text:name="__DdeLink__282_34482174673"/><text:bookmark-end text:name="__DdeLink__287_34482174673"/><text:span text:style-name="T54">0</text:span></text:p>
              </text:list-item>
              <text:list-item>
                <text:p text:style-name="P228"><text:bookmark-start text:name="__DdeLink__311_34482174673"/><text:bookmark-start text:name="__DdeLink__285_34482174674"/><text:bookmark-start text:name="__DdeLink__291_34482174673"/><text:span text:style-name="T40">‘User </text:span><text:span text:style-name="T54">creation</text:span><text:span text:style-name="T40"> failed!:{message} ‘, </text:span><text:span text:style-name="T41">400 </text:span><text:span text:style-name="T42">(mise à jour de mot de passe)</text:span><text:bookmark-end text:name="__DdeLink__311_34482174673"/><text:bookmark-end text:name="__DdeLink__291_34482174673"/></text:p>
              </text:list-item>
              <text:list-item>
                <text:p text:style-name="P226"><text:span text:style-name="T40">‘Failed to store email code!:{message} ‘, </text:span><text:span text:style-name="T41">400</text:span></text:p>
              </text:list-item>
            </text:list>
            <text:p text:style-name="P6"><text:bookmark-end text:name="__DdeLink__285_34482174674"/>Succès :</text:p>
            <text:list xml:id="list1750282615981" text:continue-list="list1750177086606" text:style-name="L14">
              <text:list-item>
                <text:p text:style-name="P249">‘Ok player created‘, <text:span text:style-name="T43">2</text:span><text:span text:style-name="T41">00</text:span><text:bookmark-end text:name="__DdeLink__303_34482174673"/></text:p>
              </text:list-item>
            </text:list>
            <text:p text:style-name="P75"/>
            <text:p text:style-name="P80"><text:bookmark-start text:name="__DdeLink__1316_2175262302"/>TODO EXPLICATIONS SUR LES CHAMPS</text:p>
            <text:p text:style-name="P80"><text:bookmark-end text:name="__DdeLink__1316_2175262302"/></text:p>
          </table:table-cell>
        </table:table-row>
        <table:table-row table:style-name="Table2.2">
          <table:table-cell table:style-name="Table2.A2" office:value-type="string">
            <text:p text:style-name="Standard">/<text:span text:style-name="T56">emails</text:span></text:p>
          </table:table-cell>
          <table:table-cell table:style-name="Table2.B8" office:value-type="string">
            <text:p text:style-name="P72">POST</text:p>
          </table:table-cell>
          <table:table-cell table:style-name="Table2.C8" office:value-type="string">
            <text:p text:style-name="P58"><text:span text:style-name="T57">P</text:span>seudo <text:span text:style-name="T155">(str)</text:span></text:p>
            <text:p text:style-name="P72">email <text:span text:style-name="T155">(str)</text:span></text:p>
            <text:p text:style-name="P72"/>
            <text:p text:style-name="P129">Non</text:p>
          </table:table-cell>
          <table:table-cell table:style-name="Table2.D8" office:value-type="string">
            <text:p text:style-name="P73">Vérifie un couple pseudo/code de quatre chiffres</text:p>
            <text:p text:style-name="P70"/>
            <text:p text:style-name="P6"><text:bookmark-start text:name="__DdeLink__303_344821746731"/>Cas d’erreur :</text:p>
            <text:list xml:id="list1751794989309" text:continue-list="list1750222626463" text:style-name="L9">
              <text:list-item>
                <text:p text:style-name="P228"><text:bookmark-start text:name="__DdeLink__282_344821746731"/><text:bookmark-start text:name="__DdeLink__287_344821746731"/><text:span text:style-name="T40">‘Player {pseudo} </text:span><text:span text:style-name="T58">does not</text:span><text:span text:style-name="T40"> exist ‘, </text:span><text:span text:style-name="T41">40</text:span><text:bookmark-end text:name="__DdeLink__282_344821746731"/><text:bookmark-end text:name="__DdeLink__287_344821746731"/><text:span text:style-name="T58">4</text:span></text:p>
              </text:list-item>
              <text:list-item>
                <text:p text:style-name="P226"><text:bookmark-start text:name="__DdeLink__285_344821746741"/><text:bookmark text:name="__DdeLink__311_344821746731"/><text:bookmark text:name="__DdeLink__291_344821746731"/><text:span text:style-name="T40">‘Wrong code!:{message} ‘, </text:span><text:span text:style-name="T41">400</text:span></text:p>
              </text:list-item>
            </text:list>
            <text:p text:style-name="P6"><text:bookmark-end text:name="__DdeLink__285_344821746741"/>Succès :</text:p>
            <text:list xml:id="list1751466734530" text:continue-list="list1750282615981" text:style-name="L14">
              <text:list-item>
                <text:p text:style-name="P252"><text:span text:style-name="T40">‘Ok </text:span><text:span text:style-name="T58">code is correct</text:span><text:span text:style-name="T40">‘, </text:span><text:span text:style-name="T43">2</text:span><text:span text:style-name="T41">00</text:span><text:bookmark-end text:name="__DdeLink__303_344821746731"/></text:p>
              </text:list-item>
            </text:list>
          </table:table-cell>
        </table:table-row>
      </table:table>
      <text:p text:style-name="P173"/>
      <text:h text:style-name="P219" text:outline-level="2"/>
      <text:h text:style-name="P224" text:outline-level="2"><text:bookmark-start text:name="__DdeLink__1303_2175262302"/><text:bookmark-start text:name="__RefHeading___Toc4185_1676471942"/>«<text:span text:style-name="T23">SOLVER</text:span><text:span text:style-name="T28">» </text:span><text:bookmark-start text:name="__DdeLink__1055_5307866421"/><text:span text:style-name="T30">(</text:span><text:span text:style-name="T22">interface </text:span><text:span text:style-name="T30">REST)</text:span><text:bookmark-end text:name="__RefHeading___Toc4185_1676471942"/><text:bookmark-end text:name="__DdeLink__1055_5307866421"/></text:h>
      <text:p text:style-name="P17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text:bookmark-start text:name="__DdeLink__257_34482174671"/>Point d’accès<text:bookmark-end text:name="__DdeLink__257_34482174671"/></text:p>
          </table:table-cell>
          <table:table-cell table:style-name="Table3.A1" office:value-type="string">
            <text:p text:style-name="P30">Méthode</text:p>
          </table:table-cell>
          <table:table-cell table:style-name="Table3.A1" office:value-type="string">
            <text:p text:style-name="P30">Paramètres / <text:span text:style-name="T34">Protection par jeton</text:span></text:p>
          </table:table-cell>
          <table:table-cell table:style-name="Table3.D1" office:value-type="string">
            <text:p text:style-name="P30">Explications</text:p>
          </table:table-cell>
        </table:table-row>
        <table:table-row table:style-name="Table3.2">
          <table:table-cell table:style-name="Table3.A2" office:value-type="string">
            <text:p text:style-name="P77"><text:span text:style-name="T39">/</text:span><text:span text:style-name="T61">solve</text:span></text:p>
          </table:table-cell>
          <table:table-cell table:style-name="Table3.A2" office:value-type="string">
            <text:p text:style-name="P9"><text:bookmark-start text:name="__DdeLink__209_344821746712"/>POST<text:bookmark-end text:name="__DdeLink__209_344821746712"/></text:p>
          </table:table-cell>
          <table:table-cell table:style-name="Table3.C2" office:value-type="string">
            <text:p text:style-name="P77">Variant <text:span text:style-name="T155">(str)</text:span></text:p>
            <text:p text:style-name="P59"><text:bookmark-start text:name="__DdeLink__1293_2175262302"/>advancement<text:bookmark-end text:name="__DdeLink__1293_2175262302"/> <text:span text:style-name="T155">(int)</text:span><text:bookmark-start text:name="__DdeLink__247_34482174672"/></text:p>
            <text:p text:style-name="P77">situation <text:span text:style-name="T155">(str - json)</text:span></text:p>
            <text:p text:style-name="P281">orders <text:span text:style-name="T155">(str - json)</text:span></text:p>
            <text:p text:style-name="P77">r<text:span text:style-name="T173">o</text:span>le <text:span text:style-name="T155">(int)</text:span></text:p>
            <text:p text:style-name="P281">names <text:span text:style-name="T155">(str - json)</text:span></text:p>
            <text:p text:style-name="P77"/>
            <text:p text:style-name="P42">Non<text:bookmark-end text:name="__DdeLink__247_34482174672"/></text:p>
          </table:table-cell>
          <table:table-cell table:style-name="Table3.D2" office:value-type="string">
            <text:p text:style-name="P78">Réalise une résolution.</text:p>
            <text:p text:style-name="P78"/>
            <text:p text:style-name="P78">« Variant » est le nom de la variante. Utiliser « standard »</text:p>
            <text:p text:style-name="P78"/>
            <text:p text:style-name="P78">« A<text:span text:style-name="T39">dvancement » </text:span>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P78"/>
            <text:p text:style-name="P78"><text:bookmark-start text:name="__DdeLink__1295_2175262302"/>« Situation » est un dictionnaire :</text:p>
            <text:list xml:id="list2817055760" text:style-name="L29">
              <text:list-item>
                <text:p text:style-name="P307">‘ownerships’ : <text:span text:style-name="T175">&lt;</text:span><text:span text:style-name="T150">ownerships</text:span><text:span text:style-name="T175">&gt;</text:span></text:p>
              </text:list-item>
              <text:list-item>
                <text:p text:style-name="P307">‘dislodged_ones’ : <text:span text:style-name="T175">&lt;</text:span><text:span text:style-name="T150">dislodged</text:span><text:span text:style-name="T175">&gt;</text:span></text:p>
              </text:list-item>
              <text:list-item>
                <text:p text:style-name="P307">‘uni<text:span text:style-name="T175">t</text:span>s’ : <text:span text:style-name="T175">&lt;</text:span><text:span text:style-name="T150">units</text:span><text:span text:style-name="T175">&gt;</text:span></text:p>
              </text:list-item>
              <text:list-item>
                <text:p text:style-name="P306">‘fake_units<text:bookmark-start text:name="__DdeLink__5525_3417374822"/>’ : <text:bookmark-end text:name="__DdeLink__5525_3417374822"/><text:span text:style-name="T175">&lt;</text:span><text:span text:style-name="T150">fake_units</text:span><text:span text:style-name="T175">&gt;</text:span></text:p>
              </text:list-item>
              <text:list-item>
                <text:p text:style-name="P306">‘forbiddens<text:bookmark-start text:name="__DdeLink__1318_2175262302"/><text:bookmark-end text:name="__DdeLink__1318_2175262302"/><text:bookmark-end text:name="__DdeLink__1295_2175262302"/>’ : <text:span text:style-name="T175">&lt;</text:span><text:span text:style-name="T150">forbiddens</text:span><text:span text:style-name="T175">&gt;</text:span></text:p>
              </text:list-item>
            </text:list>
            <text:p text:style-name="P300"/>
            <text:p text:style-name="P78">« Role » est le rôle. Une valeur différente de zéro signifie qu’il faut « inventer » des ordres pour tous les autres pays</text:p>
          </table:table-cell>
        </table:table-row>
      </table:table>
      <text:p text:style-name="P175"><text:bookmark-end text:name="__DdeLink__252_3448217467"/><text:bookmark-end text:name="__DdeLink__1303_2175262302"/><text:bookmark-end text:name="__DdeLink__233_3448217467"/></text:p>
      <text:h text:style-name="P220" text:outline-level="2"/>
      <text:h text:style-name="P225" text:outline-level="2"><text:bookmark-start text:name="__RefHeading___Toc4187_1676471942"/>«<text:span text:style-name="T24">GAMES</text:span><text:span text:style-name="T28">» </text:span><text:bookmark-start text:name="__DdeLink__1055_53078664211"/><text:span text:style-name="T30">(</text:span><text:span text:style-name="T22">interface </text:span><text:span text:style-name="T30">REST)</text:span><text:bookmark-end text:name="__RefHeading___Toc4187_1676471942"/><text:bookmark-end text:name="__DdeLink__1055_53078664211"/></text:h>
      <text:p text:style-name="P17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4"><text:bookmark-start text:name="__DdeLink__257_344821746711"/>Point d’accès<text:bookmark-end text:name="__DdeLink__257_344821746711"/></text:p>
          </table:table-cell>
          <table:table-cell table:style-name="Table4.A1" office:value-type="string">
            <text:p text:style-name="P31">Méthode</text:p>
          </table:table-cell>
          <table:table-cell table:style-name="Table4.A1" office:value-type="string">
            <text:p text:style-name="P31">Paramètres / <text:span text:style-name="T34">Protection par jeton</text:span></text:p>
          </table:table-cell>
          <table:table-cell table:style-name="Table4.D1" office:value-type="string">
            <text:p text:style-name="P31">Explications</text:p>
          </table:table-cell>
        </table:table-row>
        <table:table-row table:style-name="Table4.2">
          <table:table-cell table:style-name="Table4.A2" office:value-type="string">
            <text:p text:style-name="P107">variants/&lt;name&gt;</text:p>
          </table:table-cell>
          <table:table-cell table:style-name="Table4.A2" office:value-type="string">
            <text:p text:style-name="P89"><text:bookmark-start text:name="__DdeLink__209_3448217467121"/>G<text:bookmark-end text:name="__DdeLink__209_3448217467121"/>ET</text:p>
          </table:table-cell>
          <table:table-cell table:style-name="Table4.C24" office:value-type="string">
            <text:p text:style-name="P43">- </text:p>
            <text:p text:style-name="P89"/>
            <text:p text:style-name="P89">Non</text:p>
          </table:table-cell>
          <table:table-cell table:style-name="Table4.D24" office:value-type="string">
            <text:p text:style-name="P90">Renvoie les informations de la variante</text:p>
            <text:p text:style-name="P70"/>
            <text:p text:style-name="P6"><text:bookmark-start text:name="__DdeLink__303_3448217467311"/>Cas d’erreur :</text:p>
            <text:list xml:id="list1751731283380" text:continue-list="list1751794989309" text:style-name="L9">
              <text:list-item>
                <text:p text:style-name="P229"><text:bookmark-start text:name="__DdeLink__287_3448217467311"/><text:bookmark-start text:name="__DdeLink__282_3448217467311"/><text:span text:style-name="T40">‘Variant {name} is incorrect as a name ‘, </text:span><text:span text:style-name="T41">40</text:span><text:bookmark-end text:name="__DdeLink__287_3448217467311"/><text:bookmark-end text:name="__DdeLink__282_3448217467311"/><text:span text:style-name="T67">0</text:span></text:p>
              </text:list-item>
              <text:list-item>
                <text:p text:style-name="P229"><text:bookmark-start text:name="__DdeLink__287_34482174673111"/><text:bookmark-start text:name="__DdeLink__282_34482174673111"/><text:span text:style-name="T40">‘Variant {name} </text:span><text:span text:style-name="T58">does not</text:span><text:span text:style-name="T40"> exist ‘, </text:span><text:span text:style-name="T41">40</text:span><text:bookmark-end text:name="__DdeLink__287_34482174673111"/><text:bookmark-end text:name="__DdeLink__282_34482174673111"/><text:span text:style-name="T58">4</text:span></text:p>
                <text:p text:style-name="P229"/>
              </text:list-item>
            </text:list>
            <text:p text:style-name="P24"><text:bookmark text:name="__DdeLink__1337_2175262302"/><text:bookmark text:name="__DdeLink__285_3448217467411"/>Succès :</text:p>
            <text:list xml:id="list1751092004917" text:continue-list="list1751466734530" text:style-name="L14">
              <text:list-item>
                <text:p text:style-name="P252"><text:span text:style-name="T40">‘Ok </text:span><text:span text:style-name="T58">code is correct</text:span><text:span text:style-name="T40">‘, </text:span><text:span text:style-name="T43">2</text:span><text:span text:style-name="T41">00</text:span><text:bookmark-end text:name="__DdeLink__303_3448217467311"/></text:p>
              </text:list-item>
            </text:list>
          </table:table-cell>
        </table:table-row>
        <table:table-row table:style-name="Table4.2">
          <table:table-cell table:style-name="Table4.A2" office:value-type="string">
            <text:p text:style-name="P100">game-identifiers/&lt;name&gt;</text:p>
          </table:table-cell>
          <table:table-cell table:style-name="Table4.A2" office:value-type="string">
            <text:p text:style-name="P91">GET</text:p>
          </table:table-cell>
          <table:table-cell table:style-name="Table4.C24" office:value-type="string">
            <text:p text:style-name="P43">-</text:p>
            <text:p text:style-name="P43"/>
            <text:p text:style-name="P91">Non</text:p>
          </table:table-cell>
          <table:table-cell table:style-name="Table4.D24" office:value-type="string">
            <text:p text:style-name="P92"><text:span text:style-name="T68">Renvoie</text:span><text:span text:style-name="T41"> le numéro (l’</text:span><text:bookmark-start text:name="__DdeLink__262_34482174671"/><text:span text:style-name="T41">identifiant numérique</text:span><text:bookmark-end text:name="__DdeLink__262_34482174671"/><text:span text:style-name="T41">) d’un</text:span><text:span text:style-name="T68">e</text:span><text:span text:style-name="T41"> </text:span><text:span text:style-name="T68">partie</text:span><text:span text:style-name="T41"> à partir de son </text:span><text:span text:style-name="T68">nom</text:span></text:p>
            <text:p text:style-name="P10">Cas d’erreur :</text:p>
            <text:list xml:id="list1749884214098" text:continue-list="list1751731283380" text:style-name="L9">
              <text:list-item>
                <text:p text:style-name="P246">Sans objet</text:p>
                <text:p text:style-name="P246"/>
              </text:list-item>
            </text:list>
            <text:p text:style-name="P10">Succès :</text:p>
            <text:list xml:id="list3688539861" text:style-name="L16">
              <text:list-item>
                <text:p text:style-name="P238"><text:bookmark-start text:name="__DdeLink__4230_1676471942"/><text:span text:style-name="T159">&lt;</text:span><text:span text:style-name="T41"> </text:span><text:span text:style-name="T137">identifiant numérique </text:span><text:span text:style-name="T143">de partie</text:span><text:span text:style-name="T41"> </text:span><text:span text:style-name="T159">&gt;</text:span><text:bookmark-start text:name="__DdeLink__245_344821746712"/><text:bookmark-end text:name="__DdeLink__4230_1676471942"/><text:span text:style-name="T39">, 20</text:span><text:bookmark-end text:name="__DdeLink__245_344821746712"/><text:span text:style-name="T41">0</text:span></text:p>
              </text:list-item>
            </text:list>
          </table:table-cell>
        </table:table-row>
        <table:table-row table:style-name="Table4.2">
          <table:table-cell table:style-name="Table4.A2" table:number-rows-spanned="3" office:value-type="string">
            <text:p text:style-name="P100">/games/&lt;name&gt;</text:p>
          </table:table-cell>
          <table:table-cell table:style-name="Table4.A2" office:value-type="string">
            <text:p text:style-name="P91">GET</text:p>
          </table:table-cell>
          <table:table-cell table:style-name="Table4.C24" office:value-type="string">
            <text:p text:style-name="P43">-</text:p>
            <text:p text:style-name="P43"/>
            <text:p text:style-name="P91">Non</text:p>
          </table:table-cell>
          <table:table-cell table:style-name="Table4.D24" office:value-type="string">
            <text:p text:style-name="P92"><text:span text:style-name="T68">Renvoie</text:span><text:span text:style-name="T41"> les informations relatives à un</text:span><text:span text:style-name="T68">e</text:span><text:span text:style-name="T41"> </text:span><text:span text:style-name="T68">partie </text:span><text:span text:style-name="T41">à partir de son </text:span><text:span text:style-name="T68">nom</text:span></text:p>
            <text:p text:style-name="P92"/>
            <text:p text:style-name="P6">Cas d’erreur :</text:p>
            <text:list xml:id="list1750407033009" text:continue-list="list1749884214098" text:style-name="L9">
              <text:list-item>
                <text:p text:style-name="P228"><text:span text:style-name="T40">‘</text:span><text:span text:style-name="T69">Game</text:span><text:span text:style-name="T40"> {</text:span><text:span text:style-name="T69">name</text:span><text:span text:style-name="T40">} doesn't exist‘, </text:span><text:span text:style-name="T41">40</text:span><text:span text:style-name="T42">4</text:span></text:p>
                <text:p text:style-name="P228"/>
              </text:list-item>
            </text:list>
            <text:p text:style-name="P6">Succès :</text:p>
            <text:list xml:id="list1750271754290" text:continue-list="list1751092004917" text:style-name="L14">
              <text:list-item>
                <text:p text:style-name="P251"><text:bookmark-start text:name="__DdeLink__4232_1676471942"/><text:span text:style-name="T160">&lt;</text:span><text:span text:style-name="T41"> </text:span><text:span text:style-name="T137">informations relatives </text:span><text:span text:style-name="T138">à la partie</text:span><text:span text:style-name="T144">&gt;</text:span><text:bookmark-start text:name="__DdeLink__245_3448217467111"/><text:bookmark-end text:name="__DdeLink__4232_1676471942"/><text:span text:style-name="T39">, 20</text:span><text:bookmark-end text:name="__DdeLink__245_3448217467111"/><text:span text:style-name="T41">0</text:span></text:p>
              </text:list-item>
            </text:list>
          </table:table-cell>
        </table:table-row>
        <table:table-row table:style-name="Table4.2">
          <table:covered-table-cell/>
          <table:table-cell table:style-name="Table4.A2" office:value-type="string">
            <text:p text:style-name="P94">PUT</text:p>
          </table:table-cell>
          <table:table-cell table:style-name="Table4.C24" office:value-type="string">
            <text:p text:style-name="P61"><text:bookmark-start text:name="__DdeLink__1145_53078664221"/>name<text:bookmark-end text:name="__DdeLink__1145_53078664221"/> <text:span text:style-name="T62">(str)</text:span></text:p>
            <text:p text:style-name="P61">description <text:span text:style-name="T62">(str)</text:span></text:p>
            <text:p text:style-name="P110">variant <text:span text:style-name="T62">(str)</text:span></text:p>
            <text:p text:style-name="P110">archive <text:span text:style-name="T62">(</text:span><text:span text:style-name="T76">int - </text:span><text:span text:style-name="T156">bool</text:span><text:span text:style-name="T62">)</text:span></text:p>
            <text:p text:style-name="P136">anonymous <text:span text:style-name="T62">(</text:span><text:span text:style-name="T76">int - </text:span><text:span text:style-name="T156">bool</text:span><text:span text:style-name="T62">)</text:span></text:p>
            <text:p text:style-name="P136">silent <text:span text:style-name="T63">(</text:span><text:span text:style-name="T76">int - </text:span><text:span text:style-name="T156">bool</text:span><text:span text:style-name="T63">)</text:span></text:p>
            <text:p text:style-name="P136">cumulate <text:span text:style-name="T62">(</text:span><text:span text:style-name="T76">int - </text:span><text:span text:style-name="T156">bool</text:span><text:span text:style-name="T62">)</text:span></text:p>
            <text:p text:style-name="P136">fast <text:span text:style-name="T62">(</text:span><text:span text:style-name="T76">int - </text:span><text:span text:style-name="T156">bool</text:span><text:span text:style-name="T62">)</text:span></text:p>
            <text:p text:style-name="P110">deadline <text:span text:style-name="T63">(</text:span><text:span text:style-name="T76">str</text:span><text:span text:style-name="T63">)</text:span></text:p>
            <text:p text:style-name="P110">speed_moves <text:span text:style-name="T63">(int)</text:span></text:p>
            <text:p text:style-name="P136">cd_possible_moves <text:span text:style-name="T76">(int - </text:span><text:span text:style-name="T156">bool</text:span><text:span text:style-name="T76">)</text:span></text:p>
            <text:p text:style-name="P110">speed_retreats <text:span text:style-name="T76">(int)</text:span></text:p>
            <text:p text:style-name="P136">cd_possible_retreats <text:span text:style-name="T76">(int - </text:span><text:span text:style-name="T156">bool</text:span><text:span text:style-name="T76">)</text:span></text:p>
            <text:p text:style-name="P110">speed_adjustments <text:span text:style-name="T76">(int)</text:span></text:p>
            <text:p text:style-name="P136"><text:soft-page-break/>cd_possible_builds <text:span text:style-name="T76">(int - </text:span><text:span text:style-name="T156">bool</text:span><text:span text:style-name="T76">)</text:span></text:p>
            <text:p text:style-name="P136">cd_possible_removals <text:span text:style-name="T76">(int - </text:span><text:span text:style-name="T156">bool</text:span><text:span text:style-name="T76">)</text:span></text:p>
            <text:p text:style-name="P136">play_weekend <text:span text:style-name="T76">(int - </text:span><text:span text:style-name="T156">bool</text:span><text:span text:style-name="T76">)</text:span></text:p>
            <text:p text:style-name="P136">manual <text:span text:style-name="T76">(int - </text:span><text:span text:style-name="T156">bool</text:span><text:span text:style-name="T76">)</text:span></text:p>
            <text:p text:style-name="P110">access_code <text:span text:style-name="T76">(int)</text:span></text:p>
            <text:p text:style-name="P110">access_restriction_reliability <text:span text:style-name="T76">(int)</text:span></text:p>
            <text:p text:style-name="P110">access_restriction_regularity <text:span text:style-name="T76">(int)</text:span></text:p>
            <text:p text:style-name="P110">access_restriction_performance <text:span text:style-name="T77">(int)</text:span></text:p>
            <text:p text:style-name="P110">current_advancement <text:span text:style-name="T77">(int)</text:span></text:p>
            <text:p text:style-name="P110">nb_max_cycles_to_play <text:span text:style-name="T77">(int)</text:span></text:p>
            <text:p text:style-name="P110">victory_centers <text:span text:style-name="T77">(int) </text:span></text:p>
            <text:p text:style-name="P110">current_state <text:span text:style-name="T77">(int)</text:span></text:p>
            <text:p text:style-name="P109">pseudo (int)</text:p>
            <text:p text:style-name="P109"/>
            <text:p text:style-name="P130"><text:bookmark-start text:name="__DdeLink__4033_1676471942"/>Oui <text:span text:style-name="T127">(le jeton du compte user sous-jacent </text:span><text:span text:style-name="T128">de l’arbitre de la partie</text:span><text:span text:style-name="T127">)</text:span><text:bookmark-end text:name="__DdeLink__4033_1676471942"/></text:p>
          </table:table-cell>
          <table:table-cell table:style-name="Table4.D24" office:value-type="string">
            <text:p text:style-name="P74"><text:bookmark-start text:name="__DdeLink__295_34482174671"/><text:span text:style-name="T42">Met à jour</text:span><text:span text:style-name="T41"> les informations relatives à un</text:span><text:span text:style-name="T70">e partie</text:span><text:span text:style-name="T41"> à partir de son </text:span><text:bookmark-end text:name="__DdeLink__295_34482174671"/><text:span text:style-name="T70">nom</text:span></text:p>
            <text:p text:style-name="P96"/>
            <text:p text:style-name="P97">Cf. POST pour les explications sur les différents champs</text:p>
            <text:p text:style-name="P96"/>
            <text:p text:style-name="P11"><text:bookmark-start text:name="__DdeLink__303_34482174671"/>Cas d’erreur :</text:p>
            <text:list xml:id="list1751144918103" text:continue-list="list1750407033009" text:style-name="L9">
              <text:list-item>
                <text:p text:style-name="P247"><text:bookmark-start text:name="__DdeLink__287_34482174671"/><text:bookmark-start text:name="__DdeLink__282_34482174671"/>‘Game {name} does not exist ‘, <text:span text:style-name="T41">40</text:span><text:bookmark-end text:name="__DdeLink__287_34482174671"/><text:bookmark-end text:name="__DdeLink__282_34482174671"/><text:span text:style-name="T71">4</text:span></text:p>
              </text:list-item>
              <text:list-item>
                <text:p text:style-name="P247"><text:bookmark-start text:name="__DdeLink__311_34482174671"/><text:bookmark-start text:name="__DdeLink__285_34482174672"/><text:bookmark-start text:name="__DdeLink__291_34482174671"/>‘Need a pseudo to modify game ‘, <text:span text:style-name="T41">400 </text:span><text:bookmark-end text:name="__DdeLink__311_34482174671"/><text:bookmark-end text:name="__DdeLink__291_34482174671"/></text:p>
              </text:list-item>
              <text:list-item>
                <text:p text:style-name="P230"><text:span text:style-name="T40">‘Bad authentication!:{message} ‘, </text:span><text:span text:style-name="T41">40</text:span><text:span text:style-name="T71">1</text:span></text:p>
              </text:list-item>
              <text:list-item>
                <text:p text:style-name="P247">‘Failed to get id from pseudo {message ‘, <text:span text:style-name="T41">40</text:span><text:span text:style-name="T43">4</text:span></text:p>
              </text:list-item>
              <text:list-item>
                <text:p text:style-name="P230"><text:span text:style-name="T40">‘You do not seem to be the game master of the game ‘, </text:span><text:span text:style-name="T41">40</text:span><text:span text:style-name="T71">3</text:span></text:p>
              </text:list-item>
              <text:list-item>
                <text:p text:style-name="P248">‘Not enough players !’, <text:span text:style-name="T71">400 (démarrage de la partie)</text:span></text:p>
                <text:p text:style-name="P248"><text:soft-page-break/></text:p>
              </text:list-item>
            </text:list>
            <text:p text:style-name="P11"><text:bookmark-end text:name="__DdeLink__285_34482174672"/>Succès :</text:p>
            <text:list xml:id="list1786821025" text:style-name="L17">
              <text:list-item>
                <text:p text:style-name="P250"><text:bookmark text:name="__DdeLink__289_34482174671"/><text:bookmark text:name="__DdeLink__293_34482174671"/>‘<text:span text:style-name="T43">Ok</text:span> but no change ! ‘, <text:span text:style-name="T43">2</text:span><text:span text:style-name="T41">00</text:span></text:p>
              </text:list-item>
              <text:list-item>
                <text:p text:style-name="P250">‘Ok updated ‘, <text:span text:style-name="T43">2</text:span><text:span text:style-name="T41">00</text:span><text:bookmark-end text:name="__DdeLink__303_34482174671"/></text:p>
              </text:list-item>
            </text:list>
          </table:table-cell>
        </table:table-row>
        <table:table-row table:style-name="Table4.2">
          <table:covered-table-cell/>
          <table:table-cell table:style-name="Table4.A2" office:value-type="string">
            <text:p text:style-name="P65">DELETE</text:p>
          </table:table-cell>
          <table:table-cell table:style-name="Table4.C24" office:value-type="string">
            <text:p text:style-name="P57">-</text:p>
            <text:p text:style-name="P57"/>
            <text:p text:style-name="P130">Oui <text:span text:style-name="T127">(le jeton du compte user sous-jacent </text:span><text:span text:style-name="T128">de l’arbitre de la partie</text:span><text:span text:style-name="T127">)</text:span></text:p>
          </table:table-cell>
          <table:table-cell table:style-name="Table4.D24" office:value-type="string">
            <text:p text:style-name="P54"><text:span text:style-name="T44">Suppression d’</text:span><text:span text:style-name="T41">un</text:span><text:span text:style-name="T72">e</text:span><text:span text:style-name="T41"> </text:span><text:span text:style-name="T72">partie</text:span><text:span text:style-name="T41"> à partir de son </text:span><text:span text:style-name="T72">nom</text:span></text:p>
            <text:p text:style-name="P7">Cas d’erreur :</text:p>
            <text:list xml:id="list1749833826581" text:continue-list="list1751144918103" text:style-name="L9">
              <text:list-item>
                <text:p text:style-name="P227"><text:bookmark-start text:name="__DdeLink__285_344821746711"/><text:span text:style-name="T40">‘</text:span><text:span text:style-name="T73">Game</text:span><text:span text:style-name="T40"> {name} does not exist ‘, </text:span><text:span text:style-name="T41">40</text:span><text:span text:style-name="T43">4</text:span></text:p>
              </text:list-item>
              <text:list-item>
                <text:p text:style-name="P227">‘Need a pseudo to delete game’, <text:span text:style-name="T74">401</text:span></text:p>
              </text:list-item>
              <text:list-item>
                <text:p text:style-name="P227"><text:bookmark-start text:name="__DdeLink__315_34482174671"/><text:bookmark-start text:name="__DdeLink__313_34482174671"/><text:span text:style-name="T40">‘Bad authentication!:{message} ‘, </text:span><text:span text:style-name="T41">40</text:span><text:span text:style-name="T74">1</text:span><text:span text:style-name="T41"> </text:span></text:p>
              </text:list-item>
              <text:list-item>
                <text:p text:style-name="P227">‘Failed to get id from pseudo {message}’, <text:span text:style-name="T74">404</text:span></text:p>
              </text:list-item>
              <text:list-item>
                <text:p text:style-name="P227">‘You do not seem to be the game master of the game’, <text:span text:style-name="T74">403</text:span></text:p>
              </text:list-item>
            </text:list>
            <text:p text:style-name="P7"><text:bookmark-start text:name="__DdeLink__1091_5307866421"/><text:bookmark-end text:name="__DdeLink__285_344821746711"/><text:bookmark-end text:name="__DdeLink__313_34482174671"/><text:bookmark-end text:name="__DdeLink__315_34482174671"/>Succès :</text:p>
            <text:list xml:id="list1750357435555" text:continue-list="list1750883971359" text:style-name="L15">
              <text:list-item>
                <text:p text:style-name="P255"><text:span text:style-name="T40">‘Ok </text:span><text:span text:style-name="T44">removed</text:span><text:span text:style-name="T40">‘, </text:span><text:span text:style-name="T43">2</text:span><text:span text:style-name="T41">00</text:span><text:bookmark-end text:name="__DdeLink__1091_5307866421"/></text:p>
              </text:list-item>
            </text:list>
          </table:table-cell>
        </table:table-row>
        <table:table-row table:style-name="Table4.2">
          <table:table-cell table:style-name="Table4.A2" table:number-rows-spanned="2" office:value-type="string">
            <text:p text:style-name="P101">games</text:p>
          </table:table-cell>
          <table:table-cell table:style-name="Table4.A2" office:value-type="string">
            <text:p text:style-name="P68">GET</text:p>
          </table:table-cell>
          <table:table-cell table:style-name="Table4.C24" office:value-type="string">
            <text:p text:style-name="P57">- </text:p>
            <text:p text:style-name="P57"/>
            <text:p text:style-name="P88">Non</text:p>
          </table:table-cell>
          <table:table-cell table:style-name="Table4.D24" office:value-type="string">
            <text:p text:style-name="P93"><text:span text:style-name="T68">Renvoie</text:span><text:span text:style-name="T52"> un dictionnaire identifiant numérique : <text:s/></text:span><text:span text:style-name="T75">nom</text:span><text:span text:style-name="T52"> de tou</text:span><text:span text:style-name="T75">te</text:span><text:span text:style-name="T52">s les </text:span><text:span text:style-name="T75">parties</text:span></text:p>
            <text:p text:style-name="P8">Succès :</text:p>
            <text:list xml:id="list1750434604622" text:continue-numbering="true" text:style-name="L15">
              <text:list-item>
                <text:p text:style-name="P256"><text:span text:style-name="T145">&lt;</text:span><text:bookmark-start text:name="__DdeLink__4236_1676471942"/><text:span text:style-name="T139">liste des parties</text:span><text:span text:style-name="T154"> </text:span><text:span text:style-name="T161">&gt;</text:span><text:bookmark-end text:name="__DdeLink__4236_1676471942"/><text:span text:style-name="T40">, </text:span><text:span text:style-name="T43">2</text:span><text:span text:style-name="T41">00</text:span></text:p>
              </text:list-item>
            </text:list>
          </table:table-cell>
        </table:table-row>
        <table:table-row table:style-name="Table4.2">
          <table:covered-table-cell/>
          <table:table-cell table:style-name="Table4.A2" office:value-type="string">
            <text:p text:style-name="P68">POST</text:p>
          </table:table-cell>
          <table:table-cell table:style-name="Table4.C24" office:value-type="string">
            <text:p text:style-name="P60"><text:bookmark-start text:name="__DdeLink__1432_2175262302"/><text:bookmark-start text:name="__DdeLink__1145_5307866422"/>name<text:bookmark-end text:name="__DdeLink__1145_5307866422"/> <text:span text:style-name="T62">(str)</text:span></text:p>
            <text:p text:style-name="P60">description <text:span text:style-name="T62">(str)</text:span><text:bookmark-start text:name="__DdeLink__247_344821746711132"/></text:p>
            <text:p text:style-name="P79">variant <text:span text:style-name="T62">(str)</text:span></text:p>
            <text:p text:style-name="P137">archive <text:span text:style-name="T62">(</text:span><text:span text:style-name="T76">int - </text:span><text:span text:style-name="T156">bool</text:span><text:span text:style-name="T62">)</text:span></text:p>
            <text:p text:style-name="P137">anonymous <text:span text:style-name="T62">(</text:span><text:span text:style-name="T76">int - </text:span><text:span text:style-name="T156">bool</text:span><text:span text:style-name="T62">)</text:span></text:p>
            <text:p text:style-name="P137">silent <text:span text:style-name="T63">(</text:span><text:span text:style-name="T76">int - </text:span><text:span text:style-name="T156">bool</text:span><text:span text:style-name="T63">)</text:span></text:p>
            <text:p text:style-name="P137"><text:soft-page-break/>cumulate <text:span text:style-name="T62">(</text:span><text:span text:style-name="T76">int - </text:span><text:span text:style-name="T156">bool</text:span><text:span text:style-name="T62">)</text:span></text:p>
            <text:p text:style-name="P137">fast <text:span text:style-name="T62">(</text:span><text:span text:style-name="T76">int - </text:span><text:span text:style-name="T156">bool</text:span><text:span text:style-name="T62">)</text:span></text:p>
            <text:p text:style-name="P62">deadline <text:span text:style-name="T63">(</text:span><text:span text:style-name="T76">str</text:span><text:span text:style-name="T63">)</text:span></text:p>
            <text:p text:style-name="P62">speed_moves <text:span text:style-name="T63">(int)</text:span></text:p>
            <text:p text:style-name="P137">cd_possible_moves <text:span text:style-name="T76">(int - </text:span><text:span text:style-name="T156">bool</text:span><text:span text:style-name="T76">)</text:span></text:p>
            <text:p text:style-name="P62">speed_retreats <text:span text:style-name="T76">(int)</text:span></text:p>
            <text:p text:style-name="P137">cd_possible_retreats <text:span text:style-name="T76">(int - </text:span><text:span text:style-name="T156">bool</text:span><text:span text:style-name="T76">)</text:span></text:p>
            <text:p text:style-name="P62">speed_adjustments <text:span text:style-name="T76">(int)</text:span></text:p>
            <text:p text:style-name="P137">cd_possible_builds <text:span text:style-name="T76">(int - </text:span><text:span text:style-name="T156">bool</text:span><text:span text:style-name="T76">)</text:span></text:p>
            <text:p text:style-name="P137">cd_possible_removals <text:span text:style-name="T76">(int - </text:span><text:span text:style-name="T156">bool</text:span><text:span text:style-name="T76">)</text:span></text:p>
            <text:p text:style-name="P137">play_weekend <text:span text:style-name="T76">(int - </text:span><text:span text:style-name="T156">bool</text:span><text:span text:style-name="T76">)</text:span></text:p>
            <text:p text:style-name="P137">manual <text:span text:style-name="T76">(int - </text:span><text:span text:style-name="T156">bool</text:span><text:span text:style-name="T76">)</text:span></text:p>
            <text:p text:style-name="P62">access_code <text:span text:style-name="T76">(int)</text:span></text:p>
            <text:p text:style-name="P62">access_restriction_reliability <text:span text:style-name="T76">(int)</text:span></text:p>
            <text:p text:style-name="P62">access_restriction_regularity <text:span text:style-name="T76">(int)</text:span></text:p>
            <text:p text:style-name="P62">access_restriction_performance <text:span text:style-name="T77">(int)</text:span></text:p>
            <text:p text:style-name="P62">current_advancement <text:span text:style-name="T77">(int)</text:span></text:p>
            <text:p text:style-name="P62">nb_max_cycles_to_play <text:span text:style-name="T77">(int)</text:span></text:p>
            <text:p text:style-name="P62">victory_centers <text:span text:style-name="T77">(int) </text:span></text:p>
            <text:p text:style-name="P62">current_state <text:span text:style-name="T77">(int)</text:span></text:p>
            <text:p text:style-name="P108">pseudo (int)<text:bookmark-end text:name="__DdeLink__1432_2175262302"/></text:p>
            <text:p text:style-name="P108"/>
            <text:p text:style-name="P130"><text:bookmark-start text:name="__DdeLink__4036_1676471942"/><text:bookmark-end text:name="__DdeLink__247_344821746711132"/>Oui <text:span text:style-name="T127">(le jeton du compte user sous-jacent </text:span><text:span text:style-name="T128">de l’arbitre de la partie</text:span><text:span text:style-name="T127">)</text:span><text:bookmark-end text:name="__DdeLink__4036_1676471942"/></text:p>
          </table:table-cell>
          <table:table-cell table:style-name="Table4.D24" office:value-type="string">
            <text:p text:style-name="P67"><text:span text:style-name="T53">I</text:span><text:bookmark-start text:name="__DdeLink__1435_2175262302"/><text:span text:style-name="T53">nsère un</text:span><text:span text:style-name="T77">e partie</text:span><text:span text:style-name="T53"> avec son </text:span><text:span text:style-name="T77">nom</text:span><text:span text:style-name="T53"> et ses informations</text:span></text:p>
            <text:p text:style-name="P70"/>
            <text:p text:style-name="P6"><text:bookmark-start text:name="__DdeLink__303_344821746733"/>Cas d’erreur :<text:bookmark-end text:name="__DdeLink__1435_2175262302"/></text:p>
            <text:list xml:id="list1750245207760" text:continue-list="list1749833826581" text:style-name="L9">
              <text:list-item>
                <text:p text:style-name="P228"><text:bookmark-start text:name="__DdeLink__282_344821746733"/><text:bookmark-start text:name="__DdeLink__287_344821746733"/><text:span text:style-name="T40">‘</text:span><text:span text:style-name="T77">Game</text:span><text:span text:style-name="T40"> {</text:span><text:span text:style-name="T77">name</text:span><text:span text:style-name="T40">} already exists ‘, </text:span><text:span text:style-name="T41">40</text:span><text:bookmark-end text:name="__DdeLink__282_344821746733"/><text:bookmark-end text:name="__DdeLink__287_344821746733"/><text:span text:style-name="T54">0</text:span></text:p>
              </text:list-item>
              <text:list-item>
                <text:p text:style-name="P228">‘Need a pseudo to create game’, <text:span text:style-name="T78">401</text:span></text:p>
              </text:list-item>
              <text:list-item>
                <text:p text:style-name="P228"><text:soft-page-break/>Bad authentication!:{message}, <text:span text:style-name="T78">401</text:span></text:p>
              </text:list-item>
              <text:list-item>
                <text:p text:style-name="P228">‘Failed to get id from pseudo {message}’, <text:span text:style-name="T78">404</text:span><text:bookmark-start text:name="__DdeLink__285_344821746743"/></text:p>
              </text:list-item>
            </text:list>
            <text:p text:style-name="P6"><text:bookmark-start text:name="__DdeLink__1437_2175262302"/><text:bookmark-end text:name="__DdeLink__285_344821746743"/>Succès :</text:p>
            <text:list xml:id="list1750744277557" text:continue-list="list1750271754290" text:style-name="L14">
              <text:list-item>
                <text:p text:style-name="P252"><text:span text:style-name="T40">‘Ok </text:span><text:span text:style-name="T78">game</text:span><text:span text:style-name="T40"> created‘, </text:span><text:span text:style-name="T43">2</text:span><text:span text:style-name="T41">00</text:span><text:bookmark-end text:name="__DdeLink__1437_2175262302"/><text:bookmark-end text:name="__DdeLink__303_344821746733"/></text:p>
              </text:list-item>
            </text:list>
            <text:p text:style-name="P82"><text:bookmark text:name="__DdeLink__1316_21752623022"/><text:bookmark text:name="__DdeLink__1443_2175262302"/></text:p>
          </table:table-cell>
        </table:table-row>
        <table:table-row table:style-name="Table4.2">
          <table:table-cell table:style-name="Table4.A2" table:number-rows-spanned="2" office:value-type="string">
            <text:p text:style-name="P102">allocations</text:p>
          </table:table-cell>
          <table:table-cell table:style-name="Table4.A2" office:value-type="string">
            <text:p text:style-name="P111">POST</text:p>
          </table:table-cell>
          <table:table-cell table:style-name="Table4.C24" office:value-type="string">
            <text:p text:style-name="P43">game_id <text:span text:style-name="T79">(int)</text:span></text:p>
            <text:p text:style-name="P43">player_id <text:span text:style-name="T79">(int)</text:span></text:p>
            <text:p text:style-name="P43">role_id <text:span text:style-name="T79">(int)</text:span></text:p>
            <text:p text:style-name="P43">pseudo <text:span text:style-name="T79">(str)</text:span></text:p>
            <text:p text:style-name="P43"/>
            <text:p text:style-name="P113">Oui <text:span text:style-name="T71"><text:s/></text:span><text:span text:style-name="T127">(le jeton du compte user sous-jacent </text:span><text:span text:style-name="T128">de l’arbitre de la partie ou le joueur à insérer</text:span><text:span text:style-name="T127">)</text:span></text:p>
          </table:table-cell>
          <table:table-cell table:style-name="Table4.D24" office:value-type="string">
            <text:p text:style-name="P189"><text:span text:style-name="T80">I</text:span><text:span text:style-name="T53">nsère un</text:span><text:span text:style-name="T77">e </text:span><text:span text:style-name="T80">allocation (une relation entre un joueur et une partie)</text:span></text:p>
            <text:p text:style-name="P112">Il faut être :</text:p>
            <text:list xml:id="list4260557654" text:style-name="L18">
              <text:list-item>
                <text:p text:style-name="P257">soit l’arbitre de la partie</text:p>
              </text:list-item>
              <text:list-item>
                <text:p text:style-name="P257">soit le joueur concerné</text:p>
              </text:list-item>
            </text:list>
            <text:p text:style-name="P71"/>
            <text:p text:style-name="P12">Cas d’erreur :</text:p>
            <text:list xml:id="list449585642" text:style-name="L19">
              <text:list-item>
                <text:p text:style-name="P266">‘Need a pseudo to join/put in game’, <text:span text:style-name="T82">401</text:span></text:p>
              </text:list-item>
              <text:list-item>
                <text:p text:style-name="P266">‘Bad authentication!:{message}’, <text:span text:style-name="T80">401</text:span></text:p>
              </text:list-item>
              <text:list-item>
                <text:p text:style-name="P266">‘Failed to get id from pseudo {message}’, <text:span text:style-name="T80">404</text:span></text:p>
              </text:list-item>
              <text:list-item>
                <text:p text:style-name="P266">‘You do not seem to be either the game master of the game or the <text:soft-page-break/>concerned player’, <text:span text:style-name="T80">403</text:span></text:p>
              </text:list-item>
              <text:list-item>
                <text:p text:style-name="P266">‘This game is not in the proper state - please proceed to replacement (not implemented yet)’, <text:span text:style-name="T81">40</text:span><text:span text:style-name="T154">5</text:span></text:p>
                <text:p text:style-name="P266"/>
              </text:list-item>
            </text:list>
            <text:p text:style-name="P13">Succès :</text:p>
            <text:list xml:id="list1751024931784" text:continue-list="list1750744277557" text:style-name="L14">
              <text:list-item>
                <text:p text:style-name="P274"><text:span text:style-name="T40">‘Ok allocation updated or created‘, </text:span><text:span text:style-name="T43">2</text:span><text:span text:style-name="T41">00</text:span></text:p>
              </text:list-item>
            </text:list>
          </table:table-cell>
        </table:table-row>
        <table:table-row table:style-name="Table4.2">
          <table:covered-table-cell/>
          <table:table-cell table:style-name="Table4.A2" office:value-type="string">
            <text:p text:style-name="P114">DELETE</text:p>
          </table:table-cell>
          <table:table-cell table:style-name="Table4.C24" office:value-type="string">
            <text:p text:style-name="P43">game_id <text:span text:style-name="T79">(int)</text:span></text:p>
            <text:p text:style-name="P43">player_id <text:span text:style-name="T79">(int)</text:span></text:p>
            <text:p text:style-name="P43">role_id <text:span text:style-name="T79">(int)</text:span></text:p>
            <text:p text:style-name="P43">pseudo <text:span text:style-name="T79">(str)</text:span></text:p>
            <text:p text:style-name="P43"/>
            <text:p text:style-name="P130">Oui <text:span text:style-name="T127">(le jeton du compte user sous-jacent </text:span><text:span text:style-name="T128">de l’arbitre de la partie ou le joueur à retirer</text:span><text:span text:style-name="T127">)</text:span></text:p>
          </table:table-cell>
          <table:table-cell table:style-name="Table4.D24" office:value-type="string">
            <text:p text:style-name="P189"><text:span text:style-name="T82">Supprime</text:span><text:span text:style-name="T53"> un</text:span><text:span text:style-name="T77">e </text:span><text:span text:style-name="T80">allocation (une relation entre un joueur et une partie)</text:span></text:p>
            <text:p text:style-name="P112">Il faut être :</text:p>
            <text:list xml:id="list1751496502277" text:continue-list="list4260557654" text:style-name="L18">
              <text:list-item>
                <text:p text:style-name="P257">soit l’arbitre de la partie</text:p>
              </text:list-item>
              <text:list-item>
                <text:p text:style-name="P257">soit le joueur concerné</text:p>
              </text:list-item>
            </text:list>
            <text:p text:style-name="P71"/>
            <text:p text:style-name="P12"><text:bookmark-start text:name="__DdeLink__1446_2175262302"/>Cas d’erreur :</text:p>
            <text:list xml:id="list1751341341372" text:continue-list="list449585642" text:style-name="L19">
              <text:list-item>
                <text:p text:style-name="P258"><text:span text:style-name="T66">‘Need a pseudo to </text:span><text:span text:style-name="T83">quit</text:span><text:span text:style-name="T66">/</text:span><text:span text:style-name="T83">remove</text:span><text:span text:style-name="T66"> </text:span><text:span text:style-name="T83">from</text:span><text:span text:style-name="T66"> game’, </text:span><text:span text:style-name="T82">401</text:span></text:p>
              </text:list-item>
              <text:list-item>
                <text:p text:style-name="P266">‘Bad authentication!:{message}’, <text:span text:style-name="T80">401</text:span></text:p>
              </text:list-item>
              <text:list-item>
                <text:p text:style-name="P266">‘Failed to get id from pseudo {message}’, <text:span text:style-name="T80">404</text:span></text:p>
              </text:list-item>
              <text:list-item>
                <text:p text:style-name="P266">‘You do not seem to be either the game master of the game or the concerned player’, <text:span text:style-name="T80">403</text:span></text:p>
              </text:list-item>
              <text:list-item>
                <text:p text:style-name="P266">‘This game is not in the proper state - please proceed to replacement (not implemented yet)’, <text:span text:style-name="T81">40</text:span><text:span text:style-name="T154">5</text:span></text:p>
                <text:p text:style-name="P266"/>
              </text:list-item>
            </text:list>
            <text:p text:style-name="P13"><text:bookmark-start text:name="__DdeLink__1441_2175262302"/>Succès :</text:p>
            <text:list xml:id="list1750622266906" text:continue-list="list1751024931784" text:style-name="L14">
              <text:list-item>
                <text:p text:style-name="P253"><text:span text:style-name="T40">‘Ok allocation </text:span><text:span text:style-name="T84">deleted if present</text:span><text:span text:style-name="T40">‘, </text:span><text:span text:style-name="T43">2</text:span><text:span text:style-name="T41">00</text:span><text:bookmark-end text:name="__DdeLink__1446_2175262302"/><text:bookmark-end text:name="__DdeLink__1441_2175262302"/></text:p>
              </text:list-item>
            </text:list>
          </table:table-cell>
        </table:table-row>
        <table:table-row table:style-name="Table4.2">
          <table:table-cell table:style-name="Table4.A2" office:value-type="string">
            <text:p text:style-name="P100">/game-allocations/&lt;game_id&gt;</text:p>
          </table:table-cell>
          <table:table-cell table:style-name="Table4.A2" office:value-type="string">
            <text:p text:style-name="P115">GET</text:p>
          </table:table-cell>
          <table:table-cell table:style-name="Table4.C24" office:value-type="string">
            <text:p text:style-name="P43">- </text:p>
            <text:p text:style-name="P43"/>
            <text:p text:style-name="P115">Non</text:p>
          </table:table-cell>
          <table:table-cell table:style-name="Table4.D24" office:value-type="string">
            <text:p text:style-name="P190">Renvoie la liste des allocations de la partie</text:p>
            <text:p text:style-name="P190"/>
            <text:p text:style-name="P14">Succès :</text:p>
            <text:list xml:id="list1749987779525" text:continue-numbering="true" text:style-name="L14">
              <text:list-item>
                <text:p text:style-name="P276">Dictionnaire identifiant de joueur : identifiant de rôle dans la partie,<text:span text:style-name="T40"> </text:span><text:span text:style-name="T43">2</text:span><text:span text:style-name="T41">00</text:span></text:p>
              </text:list-item>
            </text:list>
          </table:table-cell>
        </table:table-row>
        <table:table-row table:style-name="Table4.2">
          <table:table-cell table:style-name="Table4.A2" office:value-type="string">
            <text:p text:style-name="P100">/<text:span text:style-name="T86">player</text:span>-allocations/&lt;<text:span text:style-name="T86">player</text:span>_id&gt;</text:p>
          </table:table-cell>
          <table:table-cell table:style-name="Table4.A2" office:value-type="string">
            <text:p text:style-name="P115">GET</text:p>
          </table:table-cell>
          <table:table-cell table:style-name="Table4.C24" office:value-type="string">
            <text:p text:style-name="P43">- </text:p>
            <text:p text:style-name="P43"/>
            <text:p text:style-name="P115">Non</text:p>
          </table:table-cell>
          <table:table-cell table:style-name="Table4.D24" office:value-type="string">
            <text:p text:style-name="P190">Renvoie la liste des allocations d<text:span text:style-name="T86">u joueur</text:span></text:p>
            <text:p text:style-name="P190"/>
            <text:p text:style-name="P14">Succès :</text:p>
            <text:list xml:id="list1750914316913" text:continue-numbering="true" text:style-name="L14">
              <text:list-item>
                <text:p text:style-name="P254"><text:span text:style-name="T85">Dictionnaire identifiant de </text:span><text:span text:style-name="T86">partie</text:span><text:span text:style-name="T85">: identifiant de rôle dans la partie,</text:span><text:span text:style-name="T40"> </text:span><text:span text:style-name="T43">2</text:span><text:span text:style-name="T41">00</text:span></text:p>
              </text:list-item>
            </text:list>
          </table:table-cell>
        </table:table-row>
        <table:table-row table:style-name="Table4.2">
          <table:table-cell table:style-name="Table4.A2" table:number-rows-spanned="2" office:value-type="string">
            <text:p text:style-name="P100"><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4.A2" office:value-type="string">
            <text:p text:style-name="P116">POST</text:p>
          </table:table-cell>
          <table:table-cell table:style-name="Table4.C24" office:value-type="string">
            <text:p text:style-name="P43"><text:span text:style-name="T87">p</text:span>seudo <text:span text:style-name="T87">(str)</text:span></text:p>
            <text:p text:style-name="P164"><text:bookmark-start text:name="__DdeLink__5048_3375954561"/>center_ownerships (str - json)<text:bookmark-end text:name="__DdeLink__5048_3375954561"/></text:p>
            <text:p text:style-name="P162"><text:bookmark-start text:name="__DdeLink__5054_3375954561"/>units <text:span text:style-name="T87">(str - </text:span><text:span text:style-name="T157">json</text:span><text:span text:style-name="T87">)</text:span><text:bookmark-end text:name="__DdeLink__5054_3375954561"/></text:p>
            <text:p text:style-name="P162">forbiddens (str _ json)</text:p>
            <text:p text:style-name="P43"/>
            <text:p text:style-name="P130">Oui <text:span text:style-name="T127">(le jeton du compte user sous-jacent </text:span><text:span text:style-name="T128">de l’arbitre de la partie</text:span><text:span text:style-name="T127">)</text:span></text:p>
          </table:table-cell>
          <table:table-cell table:style-name="Table4.D24" office:value-type="string">
            <text:p text:style-name="P191">Altère la position de la partie (les possessions de centres, les unités et les zones interdites en retraite)</text:p>
            <text:p text:style-name="P191"/>
            <text:p text:style-name="P15"><text:bookmark-start text:name="__DdeLink__1469_2175262302"/><text:bookmark text:name="__DdeLink__1555_2175262302"/>Cas d’erreur :</text:p>
            <text:list xml:id="list1750737967580" text:continue-list="list1751341341372" text:style-name="L19">
              <text:list-item>
                <text:p text:style-name="P259"><text:bookmark-start text:name="__DdeLink__1473_2175262302"/><text:span text:style-name="T66">‘Need a pseudo to rectify </text:span><text:span text:style-name="T88">position in</text:span><text:span text:style-name="T66"> game’, </text:span><text:span text:style-name="T82">401</text:span><text:bookmark-end text:name="__DdeLink__1473_2175262302"/></text:p>
              </text:list-item>
              <text:list-item>
                <text:p text:style-name="P267">‘Bad authentication!:{message}’, <text:span text:style-name="T80">401</text:span></text:p>
              </text:list-item>
              <text:list-item>
                <text:p text:style-name="P267">‘Failed to get id from pseudo <text:soft-page-break/>{message}’, <text:span text:style-name="T80">404</text:span></text:p>
              </text:list-item>
              <text:list-item>
                <text:p text:style-name="P267">‘You do not seem to be the game master of the game’, <text:span text:style-name="T80">403</text:span></text:p>
                <text:p text:style-name="P267"/>
              </text:list-item>
            </text:list>
            <text:p text:style-name="P15"><text:bookmark-start text:name="__DdeLink__1449_2175262302"/><text:bookmark-start text:name="__DdeLink__1441_21752623021"/>Succès :</text:p>
            <text:list xml:id="list124093479" text:style-name="L20">
              <text:list-item>
                <text:p text:style-name="P283"><text:span text:style-name="T40">‘Ok </text:span><text:span text:style-name="T88">position rectified</text:span><text:span text:style-name="T40">‘, </text:span><text:span text:style-name="T43">2</text:span><text:span text:style-name="T41">00</text:span><text:bookmark-end text:name="__DdeLink__1469_2175262302"/><text:bookmark-end text:name="__DdeLink__1449_2175262302"/><text:bookmark-end text:name="__DdeLink__1441_21752623021"/></text:p>
              </text:list-item>
            </text:list>
          </table:table-cell>
        </table:table-row>
        <table:table-row table:style-name="Table4.14">
          <table:covered-table-cell/>
          <table:table-cell table:style-name="Table4.A2" office:value-type="string">
            <text:p text:style-name="P117">GET</text:p>
          </table:table-cell>
          <table:table-cell table:style-name="Table4.C24" office:value-type="string">
            <text:p text:style-name="P43">-</text:p>
            <text:p text:style-name="P43"/>
            <text:p text:style-name="P117">Non</text:p>
          </table:table-cell>
          <table:table-cell table:style-name="Table4.D24" office:value-type="string">
            <text:p text:style-name="P192"><text:bookmark-start text:name="__DdeLink__1457_2175262302"/>Renvoie la position de la partie.<text:bookmark-end text:name="__DdeLink__1457_2175262302"/></text:p>
            <text:p text:style-name="P192"/>
            <text:p text:style-name="P192">Cf. POST pour la description des champs.</text:p>
            <text:p text:style-name="P192"/>
            <text:p text:style-name="P16"><text:bookmark-start text:name="__DdeLink__1478_2175262302"/><text:bookmark-start text:name="__DdeLink__1459_2175262302"/>Succès :</text:p>
            <text:list xml:id="list1750454990247" text:continue-numbering="true" text:style-name="L20">
              <text:list-item>
                <text:p text:style-name="P282"><text:bookmark-start text:name="__DdeLink__1461_2175262302"/><text:span text:style-name="T101">{‘</text:span><text:span text:style-name="T102">ownerships </text:span><text:span text:style-name="T101">: &lt;</text:span><text:span text:style-name="T148">ownerships</text:span><text:span text:style-name="T101">&gt;, ‘</text:span><text:span text:style-name="T102">dislodged_ones’ : </text:span><text:span text:style-name="T101">&lt;</text:span><text:span text:style-name="T148">dislodged_</text:span><text:span text:style-name="T149">units</text:span><text:span text:style-name="T101">&gt;, ‘units’ : &lt;</text:span><text:span text:style-name="T149">unit</text:span><text:span text:style-name="T148">s</text:span><text:span text:style-name="T101">&gt;, ‘forbiddens’ : </text:span><text:span text:style-name="T103">&lt;</text:span><text:span text:style-name="T148">forbiddens</text:span><text:span text:style-name="T103">&gt;</text:span><text:span text:style-name="T101">}</text:span><text:span text:style-name="T93">, </text:span><text:span text:style-name="T94">2</text:span><text:span text:style-name="T95">00</text:span><text:bookmark-end text:name="__DdeLink__1461_2175262302"/><text:bookmark-end text:name="__DdeLink__1478_2175262302"/><text:bookmark-end text:name="__DdeLink__1459_2175262302"/></text:p>
              </text:list-item>
            </text:list>
          </table:table-cell>
        </table:table-row>
        <table:table-row table:style-name="Table4.2">
          <table:table-cell table:style-name="Table4.A2" office:value-type="string">
            <text:p text:style-name="P103"><text:bookmark-start text:name="__DdeLink__1464_2175262302"/>/<text:bookmark-start text:name="__DdeLink__1451_21752623021"/>game-<text:span text:style-name="T89">reports</text:span>/&lt;game_id&gt;<text:bookmark-end text:name="__DdeLink__1464_2175262302"/><text:bookmark-end text:name="__DdeLink__1451_21752623021"/></text:p>
          </table:table-cell>
          <table:table-cell table:style-name="Table4.A2" office:value-type="string">
            <text:p text:style-name="P119">GET</text:p>
          </table:table-cell>
          <table:table-cell table:style-name="Table4.C24" office:value-type="string">
            <text:p text:style-name="P43">- </text:p>
            <text:p text:style-name="P43"/>
            <text:p text:style-name="P118">Non</text:p>
          </table:table-cell>
          <table:table-cell table:style-name="Table4.D24" office:value-type="string">
            <text:p text:style-name="P193">Renvoie l<text:span text:style-name="T90">e dernier rapport de résolution</text:span> de la partie.</text:p>
            <text:p text:style-name="P193"/>
            <text:p text:style-name="P17">Succès :</text:p>
            <text:list xml:id="list1751000704339" text:continue-numbering="true" text:style-name="L20">
              <text:list-item>
                <text:p text:style-name="P284"><text:span text:style-name="T91">{‘content’ : &lt;rapport&gt;}</text:span><text:span text:style-name="T40">, </text:span><text:span text:style-name="T43">2</text:span><text:span text:style-name="T41">00</text:span></text:p>
              </text:list-item>
            </text:list>
          </table:table-cell>
        </table:table-row>
        <table:table-row table:style-name="Table4.2">
          <table:table-cell table:style-name="Table4.A2" table:number-rows-spanned="2" office:value-type="string">
            <text:p text:style-name="P104"><text:bookmark-start text:name="__DdeLink__1495_2175262302"/>/<text:bookmark-start text:name="__DdeLink__1451_217526230211"/>game-<text:span text:style-name="T104">orders</text:span>/&lt;game_id&gt;<text:bookmark-end text:name="__DdeLink__1495_2175262302"/><text:bookmark-end text:name="__DdeLink__1451_217526230211"/></text:p>
          </table:table-cell>
          <table:table-cell table:style-name="Table4.A2" office:value-type="string">
            <text:p text:style-name="P120">POST</text:p>
          </table:table-cell>
          <table:table-cell table:style-name="Table4.C24" office:value-type="string">
            <text:p text:style-name="P43">r<text:bookmark-start text:name="__DdeLink__1480_2175262302"/>ole_id <text:span text:style-name="T105">(int)</text:span></text:p>
            <text:p text:style-name="P279"><text:bookmark-start text:name="__DdeLink__5050_3375954561"/>orders <text:span text:style-name="T105">(str _ </text:span><text:span text:style-name="T171">json</text:span><text:span text:style-name="T105">)</text:span><text:bookmark-end text:name="__DdeLink__5050_3375954561"/></text:p>
            <text:p text:style-name="P280"><text:bookmark-start text:name="__DdeLink__5052_3375954561"/>names (str - <text:span text:style-name="T157">json</text:span>)<text:bookmark-end text:name="__DdeLink__5052_3375954561"/></text:p>
            <text:p text:style-name="P43">pseudo <text:span text:style-name="T105">(str)</text:span><text:bookmark-end text:name="__DdeLink__1480_2175262302"/></text:p>
            <text:p text:style-name="P43"/>
            <text:p text:style-name="P131"><text:span text:style-name="T71">Oui </text:span><text:span text:style-name="T127">(le jeton du compte user sous-jacent </text:span><text:span text:style-name="T128">du joueur associé au rôle</text:span><text:span text:style-name="T127">)</text:span></text:p>
            <text:p text:style-name="P43"/>
          </table:table-cell>
          <table:table-cell table:style-name="Table4.D24" office:value-type="string">
            <text:p text:style-name="P194">Soumission d’ordres diplomatie par un joueur d’une partie.</text:p>
            <text:p text:style-name="P194"/>
            <text:p text:style-name="P18"><text:bookmark-start text:name="__DdeLink__1485_2175262302"/>Cas d’erreur :</text:p>
            <text:list xml:id="list1749788089139" text:continue-list="list1750737967580" text:style-name="L19">
              <text:list-item>
                <text:p text:style-name="P260"><text:span text:style-name="T66">‘Game master cannot submit orders in game - please usurp game player (not implemented)’, </text:span><text:span text:style-name="T82">40</text:span><text:span text:style-name="T106">0</text:span></text:p>
              </text:list-item>
              <text:list-item>
                <text:p text:style-name="P260"><text:span text:style-name="T66">‘Need a pseudo to </text:span><text:span text:style-name="T106">submit</text:span><text:span text:style-name="T66"> </text:span><text:span text:style-name="T106">orders</text:span><text:span text:style-name="T88"> in</text:span><text:span text:style-name="T66"> game’, </text:span><text:span text:style-name="T82">401</text:span></text:p>
              </text:list-item>
              <text:list-item>
                <text:p text:style-name="P268">‘Bad authentication!:{message}’, <text:span text:style-name="T80">401</text:span></text:p>
              </text:list-item>
              <text:list-item>
                <text:p text:style-name="P268">‘Failed to get id from pseudo {message}’, <text:span text:style-name="T80">404</text:span></text:p>
              </text:list-item>
              <text:list-item>
                <text:p text:style-name="P268"><text:bookmark-start text:name="__DdeLink__1475_2175262302"/>‘You do not seem to be the player who is in charge’, <text:span text:style-name="T80">403</text:span></text:p>
              </text:list-item>
              <text:list-item>
                <text:p text:style-name="P268">Variant {variant_name} doesn't exist, <text:span text:style-name="T106">404</text:span></text:p>
              </text:list-item>
              <text:list-item>
                <text:p text:style-name="P268">Failed to submit orders {message} : {submission_report}, <text:span text:style-name="T107">400</text:span></text:p>
                <text:p text:style-name="P268"><text:bookmark-end text:name="__DdeLink__1475_2175262302"/></text:p>
              </text:list-item>
            </text:list>
            <text:p text:style-name="P18"><text:bookmark-start text:name="__DdeLink__1449_21752623021"/><text:bookmark-start text:name="__DdeLink__1441_217526230211"/>Succès :</text:p>
            <text:list xml:id="list2206684255" text:style-name="L21">
              <text:list-item>
                <text:p text:style-name="P285"><text:span text:style-name="T40">‘Ok </text:span><text:span text:style-name="T107">orders </text:span><text:span text:style-name="T40">submitted</text:span><text:span text:style-name="T88"> {submission_report}</text:span><text:span text:style-name="T40">‘, </text:span><text:span text:style-name="T43">2</text:span><text:span text:style-name="T41">0</text:span><text:bookmark-end text:name="__DdeLink__1449_21752623021"/><text:bookmark-end text:name="__DdeLink__1441_217526230211"/><text:span text:style-name="T107">1</text:span><text:bookmark-end text:name="__DdeLink__1485_2175262302"/></text:p>
              </text:list-item>
            </text:list>
          </table:table-cell>
        </table:table-row>
        <table:table-row table:style-name="Table4.2">
          <table:covered-table-cell/>
          <table:table-cell table:style-name="Table4.A2" office:value-type="string">
            <text:p text:style-name="P121">GET</text:p>
          </table:table-cell>
          <table:table-cell table:style-name="Table4.C24" office:value-type="string">
            <text:p text:style-name="P195"><text:span text:style-name="T107">r</text:span>ole_id <text:span text:style-name="T105">(int)</text:span></text:p>
            <text:p text:style-name="P44">pseudo <text:span text:style-name="T105">(str)</text:span></text:p>
            <text:p text:style-name="P43"/>
            <text:p text:style-name="P130">Oui <text:span text:style-name="T127">(le jeton du compte user sous-jacent </text:span><text:span text:style-name="T128">du joueur associé au rôle</text:span><text:span text:style-name="T127">)</text:span></text:p>
          </table:table-cell>
          <table:table-cell table:style-name="Table4.D24" office:value-type="string">
            <text:p text:style-name="P196">Renvoie les ordres soumis par le joueur de la partie</text:p>
            <text:p text:style-name="P196"/>
            <text:p text:style-name="P19"><text:bookmark-start text:name="__DdeLink__1503_2175262302"/>Cas d’erreur :</text:p>
            <text:list xml:id="list1751468525829" text:continue-list="list1749788089139" text:style-name="L19">
              <text:list-item>
                <text:p text:style-name="P261"><text:span text:style-name="T66">‘Need a pseudo to </text:span><text:span text:style-name="T108">retrieve</text:span><text:span text:style-name="T66"> </text:span><text:span text:style-name="T106">orders</text:span><text:span text:style-name="T88"> in</text:span><text:span text:style-name="T66"> game’, </text:span><text:span text:style-name="T82">401</text:span></text:p>
              </text:list-item>
              <text:list-item>
                <text:p text:style-name="P269">‘Bad authentication!:{message}’, <text:span text:style-name="T80">401</text:span></text:p>
              </text:list-item>
              <text:list-item>
                <text:p text:style-name="P269"><text:soft-page-break/>‘Failed to get id from pseudo {message}’, <text:span text:style-name="T80">404</text:span></text:p>
              </text:list-item>
              <text:list-item>
                <text:p text:style-name="P261"><text:span text:style-name="T66">‘You do not seem to be the </text:span><text:span text:style-name="T108">game master </text:span><text:span text:style-name="T113">of the game</text:span><text:span text:style-name="T66">’, </text:span><text:span text:style-name="T80">403 </text:span><text:bookmark-start text:name="__DdeLink__1492_2175262302"/><text:span text:style-name="T108">(role_id = 0)</text:span><text:bookmark-end text:name="__DdeLink__1492_2175262302"/></text:p>
              </text:list-item>
              <text:list-item>
                <text:p text:style-name="P269"><text:bookmark-start text:name="__DdeLink__1490_2175262302"/><text:bookmark-start text:name="__DdeLink__1540_2175262302"/><text:bookmark-start text:name="__DdeLink__1475_21752623021"/>‘You do not seem to be the player who is in charge’, <text:span text:style-name="T80">403</text:span><text:bookmark-end text:name="__DdeLink__1490_2175262302"/><text:span text:style-name="T80"> </text:span><text:span text:style-name="T108">(role_id != 0)</text:span></text:p>
              </text:list-item>
              <text:list-item>
                <text:p text:style-name="P269"><text:bookmark-end text:name="__DdeLink__1540_2175262302"/>Variant {variant_name} doesn't exist, <text:span text:style-name="T106">404</text:span></text:p>
              </text:list-item>
              <text:list-item>
                <text:p text:style-name="P269">Failed to submit orders {message} : {submission_report}, <text:span text:style-name="T107">400</text:span></text:p>
                <text:p text:style-name="P269"><text:bookmark-end text:name="__DdeLink__1475_21752623021"/></text:p>
              </text:list-item>
            </text:list>
            <text:p text:style-name="P19"><text:bookmark-start text:name="__DdeLink__1449_217526230211"/><text:bookmark-start text:name="__DdeLink__1441_2175262302111"/>Succès :</text:p>
            <text:list xml:id="list2760843176" text:style-name="L22">
              <text:list-item>
                <text:p text:style-name="P291"><text:span text:style-name="T92">{‘orders’ : </text:span><text:span text:style-name="T147">&lt;ord</text:span><text:span text:style-name="T148">ers</text:span><text:span text:style-name="T147">&gt;,</text:span><text:span text:style-name="T92"> ‘fake_units’ : &lt;unités factices&gt;}</text:span><text:span text:style-name="T93">, </text:span><text:span text:style-name="T94">2</text:span><text:span text:style-name="T95">0</text:span><text:bookmark-end text:name="__DdeLink__1449_217526230211"/><text:bookmark-end text:name="__DdeLink__1441_2175262302111"/><text:span text:style-name="T95">0</text:span><text:bookmark-end text:name="__DdeLink__1503_2175262302"/></text:p>
              </text:list-item>
            </text:list>
          </table:table-cell>
        </table:table-row>
        <table:table-row table:style-name="Table4.2">
          <table:table-cell table:style-name="Table4.A2" office:value-type="string">
            <text:p text:style-name="P105">/<text:bookmark-start text:name="__DdeLink__1451_2175262302111"/>game-adjudications/&lt;game_id&gt;<text:bookmark-end text:name="__DdeLink__1451_2175262302111"/></text:p>
          </table:table-cell>
          <table:table-cell table:style-name="Table4.A2" office:value-type="string">
            <text:p text:style-name="P122">POST</text:p>
          </table:table-cell>
          <table:table-cell table:style-name="Table4.C24" office:value-type="string">
            <text:p text:style-name="P122">names (str)</text:p>
            <text:p text:style-name="P122">pseudo (str)</text:p>
            <text:p text:style-name="P122"/>
            <text:p text:style-name="P130">Oui <text:span text:style-name="T127">(le jeton du compte user sous-jacent </text:span><text:span text:style-name="T128">de l’arbitre de la partie</text:span><text:span text:style-name="T127">)</text:span></text:p>
          </table:table-cell>
          <table:table-cell table:style-name="Table4.D24" office:value-type="string">
            <text:p text:style-name="P199"><text:bookmark-start text:name="__DdeLink__1515_2175262302"/><text:span text:style-name="T109">Résolution </text:span><text:span text:style-name="T110">de</text:span><text:span text:style-name="T109"> la partie</text:span></text:p>
            <text:p text:style-name="P197"/>
            <text:p text:style-name="P20">Cas d’erreur :</text:p>
            <text:list xml:id="list1751842586404" text:continue-list="list1751468525829" text:style-name="L19">
              <text:list-item>
                <text:p text:style-name="P262"><text:bookmark-start text:name="__DdeLink__1529_2175262302"/><text:span text:style-name="T66">‘Need a pseudo to </text:span><text:span text:style-name="T111">adjudicate</text:span><text:span text:style-name="T66"> </text:span><text:span text:style-name="T88">in</text:span><text:span text:style-name="T66"> game’, </text:span><text:span text:style-name="T82">401</text:span><text:bookmark-end text:name="__DdeLink__1529_2175262302"/></text:p>
              </text:list-item>
              <text:list-item>
                <text:p text:style-name="P270"><text:bookmark-start text:name="__DdeLink__1531_2175262302"/>‘Bad authentication!:{message}’, <text:span text:style-name="T80">401</text:span></text:p>
              </text:list-item>
              <text:list-item>
                <text:p text:style-name="P270"><text:bookmark-start text:name="__DdeLink__1533_2175262302"/><text:bookmark-end text:name="__DdeLink__1531_2175262302"/>‘Failed to get id from pseudo {message}’, <text:span text:style-name="T80">404</text:span></text:p>
              </text:list-item>
              <text:list-item>
                <text:p text:style-name="P262"><text:bookmark-start text:name="__DdeLink__1536_2175262302"/><text:bookmark-end text:name="__DdeLink__1533_2175262302"/><text:span text:style-name="T66">‘You do not seem to be the </text:span><text:span text:style-name="T108">game master </text:span><text:span text:style-name="T112">of the game</text:span><text:span text:style-name="T66">’, </text:span><text:span text:style-name="T80">403</text:span><text:bookmark text:name="__DdeLink__1492_21752623021"/></text:p>
              </text:list-item>
              <text:list-item>
                <text:p text:style-name="P270"><text:bookmark-start text:name="__DdeLink__1475_217526230211"/><text:bookmark-end text:name="__DdeLink__1536_2175262302"/>Variant {variant_name} doesn't exist, <text:span text:style-name="T106">404</text:span></text:p>
              </text:list-item>
              <text:list-item>
                <text:p text:style-name="P262"><text:span text:style-name="T66">Failed to </text:span><text:span text:style-name="T114">adjudicate</text:span><text:span text:style-name="T66">{message} : {submission_report}, </text:span><text:span text:style-name="T107">400</text:span></text:p>
                <text:p text:style-name="P270"><text:bookmark-end text:name="__DdeLink__1475_217526230211"/></text:p>
              </text:list-item>
            </text:list>
            <text:p text:style-name="P20"><text:bookmark-start text:name="__DdeLink__1449_2175262302111"/><text:bookmark-start text:name="__DdeLink__1441_21752623021111"/>Succès :</text:p>
            <text:list xml:id="list165274075" text:style-name="L23">
              <text:list-item>
                <text:p text:style-name="P292"><text:span text:style-name="T92">’Ok adjudication performed and game updated : {adjudication_report}’</text:span><text:span text:style-name="T93">, </text:span><text:span text:style-name="T94">2</text:span><text:span text:style-name="T95">0</text:span><text:bookmark-end text:name="__DdeLink__1449_2175262302111"/><text:bookmark-end text:name="__DdeLink__1441_21752623021111"/><text:span text:style-name="T96">1</text:span><text:bookmark-end text:name="__DdeLink__1515_2175262302"/></text:p>
              </text:list-item>
            </text:list>
          </table:table-cell>
        </table:table-row>
        <table:table-row table:style-name="Table4.2">
          <table:table-cell table:style-name="Table4.A2" office:value-type="string">
            <text:p text:style-name="P100">/<text:span text:style-name="T115">simulation</text:span></text:p>
          </table:table-cell>
          <table:table-cell table:style-name="Table4.A2" office:value-type="string">
            <text:p text:style-name="P124">POST</text:p>
          </table:table-cell>
          <table:table-cell table:style-name="Table4.C24" office:value-type="string">
            <text:p text:style-name="P43">variant_name <text:span text:style-name="T116">(str)</text:span></text:p>
            <text:p text:style-name="P279">orders <text:span text:style-name="T116">(str - </text:span><text:span text:style-name="T157">json</text:span><text:span text:style-name="T116">)</text:span></text:p>
            <text:p text:style-name="P279">center_ownerships <text:span text:style-name="T116">(str - </text:span><text:span text:style-name="T157">json</text:span><text:span text:style-name="T116">)</text:span></text:p>
            <text:p text:style-name="P279">units <text:span text:style-name="T116">(str - </text:span><text:span text:style-name="T157">json</text:span><text:span text:style-name="T116">)</text:span></text:p>
            <text:p text:style-name="P279">names<text:span text:style-name="T116">(</text:span><text:span text:style-name="T157">str - json</text:span><text:span text:style-name="T116">)</text:span></text:p>
            <text:p text:style-name="P43"/>
            <text:p text:style-name="P125">Non</text:p>
          </table:table-cell>
          <table:table-cell table:style-name="Table4.D24" office:value-type="string">
            <text:p text:style-name="P205">Simulation de résoilution (« bac à sable »)</text:p>
            <text:p text:style-name="P198"/>
            <text:p text:style-name="P21"><text:bookmark-start text:name="__DdeLink__1524_2175262302"/>Cas d’erreur :</text:p>
            <text:list xml:id="list1750720838888" text:continue-list="list1751842586404" text:style-name="L19">
              <text:list-item>
                <text:p text:style-name="P263"><text:bookmark-start text:name="__DdeLink__1475_2175262302111"/><text:span text:style-name="T66">Variant {variant_name} doesn't exist, </text:span><text:span text:style-name="T106">404</text:span></text:p>
              </text:list-item>
              <text:list-item>
                <text:p text:style-name="P263"><text:span text:style-name="T66">Failed to </text:span><text:span text:style-name="T114">adjudicate</text:span><text:span text:style-name="T66">{message} : {submission_report}, </text:span><text:span text:style-name="T107">400</text:span></text:p>
                <text:p text:style-name="P271"><text:bookmark-end text:name="__DdeLink__1475_2175262302111"/></text:p>
              </text:list-item>
            </text:list>
            <text:p text:style-name="P21"><text:bookmark-start text:name="__DdeLink__1449_21752623021111"/><text:bookmark-start text:name="__DdeLink__1441_217526230211111"/>Succès :</text:p>
            <text:list xml:id="list2798420645" text:style-name="L24">
              <text:list-item>
                <text:p text:style-name="P293"><text:span text:style-name="T92">’Ok adjudication performed {adjudication_report}’</text:span><text:span text:style-name="T93">, </text:span><text:span text:style-name="T94">2</text:span><text:span text:style-name="T95">0</text:span><text:bookmark-end text:name="__DdeLink__1449_21752623021111"/><text:bookmark-end text:name="__DdeLink__1441_217526230211111"/><text:span text:style-name="T96">1</text:span><text:bookmark-end text:name="__DdeLink__1524_2175262302"/></text:p>
              </text:list-item>
            </text:list>
          </table:table-cell>
        </table:table-row>
        <table:table-row table:style-name="Table4.2">
          <table:table-cell table:style-name="Table4.A2" table:number-rows-spanned="2" office:value-type="string">
            <text:p text:style-name="P100">/game-messages/&lt;game_id&gt;</text:p>
          </table:table-cell>
          <table:table-cell table:style-name="Table4.A2" office:value-type="string">
            <text:p text:style-name="P126">POST</text:p>
          </table:table-cell>
          <table:table-cell table:style-name="Table4.C24" office:value-type="string">
            <text:p text:style-name="P43">role_id <text:span text:style-name="T117">(int)</text:span></text:p>
            <text:p text:style-name="P43">dest_role_id <text:span text:style-name="T117">(int)</text:span></text:p>
            <text:p text:style-name="P43">content <text:span text:style-name="T117">(str)</text:span></text:p>
            <text:p text:style-name="P43">pseudo <text:span text:style-name="T117">(str)</text:span></text:p>
            <text:p text:style-name="P43"/>
            <text:p text:style-name="P130"><text:bookmark-start text:name="__DdeLink__4038_1676471942"/><text:soft-page-break/>Oui <text:span text:style-name="T127">(le jeton du compte user sous-jacent </text:span><text:span text:style-name="T128">de l’arbitre ou du joueur de la partie</text:span><text:span text:style-name="T127">)</text:span></text:p>
            <text:p text:style-name="P43"><text:bookmark-end text:name="__DdeLink__4038_1676471942"/></text:p>
          </table:table-cell>
          <table:table-cell table:style-name="Table4.D24" office:value-type="string">
            <text:p text:style-name="P200">Insertion d’un message diplomatique</text:p>
            <text:p text:style-name="P200"/>
            <text:p text:style-name="P22"><text:bookmark-start text:name="__DdeLink__1548_2175262302"/>Cas d’erreur :</text:p>
            <text:list xml:id="list1750473814858" text:continue-list="list1750720838888" text:style-name="L19">
              <text:list-item>
                <text:p text:style-name="P264"><text:span text:style-name="T66">‘Need a pseudo to </text:span><text:span text:style-name="T117">insert message</text:span><text:span text:style-name="T66"> </text:span><text:span text:style-name="T88">in</text:span><text:span text:style-name="T66"> game’, </text:span><text:span text:style-name="T82">401</text:span><text:bookmark-start text:name="__DdeLink__1475_21752623021111"/></text:p>
              </text:list-item>
              <text:list-item>
                <text:p text:style-name="P272"><text:soft-page-break/>‘Bad authentication!:{message}’, <text:span text:style-name="T80">401</text:span></text:p>
              </text:list-item>
              <text:list-item>
                <text:p text:style-name="P272">‘Failed to get id from pseudo {message}’, <text:span text:style-name="T80">404</text:span></text:p>
              </text:list-item>
              <text:list-item>
                <text:p text:style-name="P264"><text:span text:style-name="T66">‘You do not seem to be the </text:span><text:span text:style-name="T108">game master </text:span><text:span text:style-name="T112">of the game</text:span><text:span text:style-name="T66">’, </text:span><text:span text:style-name="T80">403</text:span><text:bookmark text:name="__DdeLink__1492_217526230212"/><text:span text:style-name="T80"> </text:span><text:span text:style-name="T117">(role_id=0)</text:span></text:p>
              </text:list-item>
              <text:list-item>
                <text:p text:style-name="P272"><text:bookmark-start text:name="__DdeLink__1490_21752623022"/>‘You do not seem to be the player who is in charge’, <text:span text:style-name="T80">403</text:span><text:bookmark-end text:name="__DdeLink__1490_21752623022"/><text:span text:style-name="T80"> </text:span><text:span text:style-name="T108">(role_id != 0)</text:span></text:p>
                <text:p text:style-name="P272"><text:bookmark-end text:name="__DdeLink__1475_21752623021111"/></text:p>
              </text:list-item>
            </text:list>
            <text:p text:style-name="P22"><text:bookmark-start text:name="__DdeLink__1449_217526230211111"/><text:bookmark-start text:name="__DdeLink__1441_2175262302111111"/>Succès :</text:p>
            <text:list xml:id="list893726550" text:style-name="L25">
              <text:list-item>
                <text:p text:style-name="P294"><text:span text:style-name="T92">’Ok message inserted {</text:span><text:span text:style-name="T97">content</text:span><text:span text:style-name="T92">}’</text:span><text:span text:style-name="T93">, </text:span><text:span text:style-name="T94">2</text:span><text:span text:style-name="T95">0</text:span><text:bookmark-end text:name="__DdeLink__1449_217526230211111"/><text:bookmark-end text:name="__DdeLink__1441_2175262302111111"/><text:span text:style-name="T96">1</text:span><text:bookmark-end text:name="__DdeLink__1548_2175262302"/></text:p>
              </text:list-item>
            </text:list>
          </table:table-cell>
        </table:table-row>
        <table:table-row table:style-name="Table4.2">
          <table:covered-table-cell/>
          <table:table-cell table:style-name="Table4.A2" office:value-type="string">
            <text:p text:style-name="P127">GET</text:p>
          </table:table-cell>
          <table:table-cell table:style-name="Table4.C24" office:value-type="string">
            <text:p text:style-name="P43"><text:span text:style-name="T118">l</text:span>imit <text:span text:style-name="T118">(int)</text:span></text:p>
            <text:p text:style-name="P43">role_id <text:span text:style-name="T118">(int)</text:span></text:p>
            <text:p text:style-name="P43">pseudo <text:s/><text:span text:style-name="T118">(str)</text:span></text:p>
            <text:p text:style-name="P43"/>
            <text:p text:style-name="P130">Oui <text:span text:style-name="T127">(le jeton du compte user sous-jacent </text:span><text:span text:style-name="T128">de l’arbitre ou du joueur de la partie</text:span><text:span text:style-name="T127">)</text:span></text:p>
            <text:p text:style-name="P46"/>
          </table:table-cell>
          <table:table-cell table:style-name="Table4.D24" office:value-type="string">
            <text:p text:style-name="P201">Récupération de messages diplomatiques <text:span text:style-name="T119">(au plus ‘limit’ messages si ce paramètre est fourni)</text:span></text:p>
            <text:p text:style-name="P202"/>
            <text:p text:style-name="P23">Cas d’erreur :</text:p>
            <text:list xml:id="list1750755204721" text:continue-list="list1750473814858" text:style-name="L19">
              <text:list-item>
                <text:p text:style-name="P265"><text:span text:style-name="T66">‘Need a pseudo to </text:span><text:span text:style-name="T119">get</text:span><text:span text:style-name="T117"> message</text:span><text:span text:style-name="T66"> </text:span><text:span text:style-name="T88">in</text:span><text:span text:style-name="T66"> game’, </text:span><text:span text:style-name="T82">401</text:span><text:bookmark-start text:name="__DdeLink__1475_217526230211111"/></text:p>
              </text:list-item>
              <text:list-item>
                <text:p text:style-name="P273">‘Bad authentication!:{message}’, <text:span text:style-name="T80">401</text:span></text:p>
              </text:list-item>
              <text:list-item>
                <text:p text:style-name="P273">‘Failed to get id from pseudo {message}’, <text:span text:style-name="T80">404</text:span></text:p>
              </text:list-item>
              <text:list-item>
                <text:p text:style-name="P265"><text:span text:style-name="T66">‘You do not seem to be the </text:span><text:span text:style-name="T108">game master </text:span><text:span text:style-name="T112">of the game</text:span><text:span text:style-name="T66">’, </text:span><text:span text:style-name="T80">403</text:span><text:bookmark text:name="__DdeLink__1492_2175262302121"/><text:span text:style-name="T80"> </text:span><text:span text:style-name="T117">(role_id=0)</text:span></text:p>
              </text:list-item>
              <text:list-item>
                <text:p text:style-name="P273"><text:bookmark-start text:name="__DdeLink__1490_217526230221"/>‘You do not seem to be the player who is in charge’, <text:span text:style-name="T80">403</text:span><text:bookmark-end text:name="__DdeLink__1490_217526230221"/><text:span text:style-name="T80"> </text:span><text:span text:style-name="T108">(role_id != 0)</text:span></text:p>
              </text:list-item>
            </text:list>
            <text:p text:style-name="P81"/>
            <text:p text:style-name="P23"><text:bookmark-start text:name="__DdeLink__1449_2175262302111111"/><text:bookmark-start text:name="__DdeLink__1441_21752623021111111"/><text:bookmark-end text:name="__DdeLink__1475_217526230211111"/>Succès :</text:p>
            <text:list xml:id="list2288785280" text:style-name="L26">
              <text:list-item>
                <text:p text:style-name="P295"><text:bookmark-start text:name="__DdeLink__4238_1676471942"/><text:span text:style-name="T98">&lt;</text:span><text:span text:style-name="T141">liste de messages</text:span><text:span text:style-name="T98">&gt;</text:span><text:bookmark-end text:name="__DdeLink__4238_1676471942"/><text:span text:style-name="T93">, </text:span><text:span text:style-name="T94">2</text:span><text:span text:style-name="T95">0</text:span><text:bookmark-end text:name="__DdeLink__1449_2175262302111111"/><text:bookmark-end text:name="__DdeLink__1441_21752623021111111"/><text:span text:style-name="T98">0</text:span></text:p>
              </text:list-item>
            </text:list>
          </table:table-cell>
        </table:table-row>
        <table:table-row table:style-name="Table4.2">
          <table:table-cell table:style-name="Table4.A2" table:number-rows-spanned="2" office:value-type="string">
            <text:p text:style-name="P106">/game-<text:span text:style-name="T120">declarations</text:span>/&lt;game_<text:span text:style-name="T122">id</text:span>&gt;</text:p>
          </table:table-cell>
          <table:table-cell table:style-name="Table4.A2" office:value-type="string">
            <text:p text:style-name="P126">POST</text:p>
          </table:table-cell>
          <table:table-cell table:style-name="Table4.C24" office:value-type="string">
            <text:p text:style-name="P43">role_id <text:span text:style-name="T117">(int)</text:span></text:p>
            <text:p text:style-name="P43">content <text:span text:style-name="T117">(str)</text:span></text:p>
            <text:p text:style-name="P43">pseudo <text:span text:style-name="T117">(str)</text:span></text:p>
            <text:p text:style-name="P43"/>
            <text:p text:style-name="P130">Oui <text:span text:style-name="T127">(le jeton du compte user sous-jacent </text:span><text:span text:style-name="T128">de l’arbitre ou du joueur de la partie</text:span><text:span text:style-name="T127">)</text:span></text:p>
            <text:p text:style-name="P46"/>
          </table:table-cell>
          <table:table-cell table:style-name="Table4.D24" office:value-type="string">
            <text:p text:style-name="P203"><text:span text:style-name="T117">Insertion d’un</text:span><text:span text:style-name="T120">e déclaration de presse</text:span></text:p>
            <text:p text:style-name="P200"/>
            <text:p text:style-name="P22"><text:bookmark-start text:name="__DdeLink__1548_21752623021"/>Cas d’erreur :</text:p>
            <text:list xml:id="list1751230297076" text:continue-list="list1750755204721" text:style-name="L19">
              <text:list-item>
                <text:p text:style-name="P264"><text:span text:style-name="T66">‘Need a pseudo to </text:span><text:span text:style-name="T117">insert </text:span><text:span text:style-name="T121">declaration</text:span><text:span text:style-name="T66"> </text:span><text:span text:style-name="T88">in</text:span><text:span text:style-name="T66"> game’, </text:span><text:span text:style-name="T82">401</text:span><text:bookmark-start text:name="__DdeLink__1475_217526230211112"/></text:p>
              </text:list-item>
              <text:list-item>
                <text:p text:style-name="P272">‘Bad authentication!:{message}’, <text:span text:style-name="T80">401</text:span></text:p>
              </text:list-item>
              <text:list-item>
                <text:p text:style-name="P272">‘Failed to get id from pseudo {message}’, <text:span text:style-name="T80">404</text:span></text:p>
              </text:list-item>
              <text:list-item>
                <text:p text:style-name="P264"><text:span text:style-name="T66">‘You do not seem to be the </text:span><text:span text:style-name="T108">game master </text:span><text:span text:style-name="T112">of the game</text:span><text:span text:style-name="T66">’, </text:span><text:span text:style-name="T80">403</text:span><text:bookmark text:name="__DdeLink__1492_2175262302122"/><text:span text:style-name="T80"> </text:span><text:span text:style-name="T117">(role_id=0)</text:span></text:p>
              </text:list-item>
              <text:list-item>
                <text:p text:style-name="P272"><text:bookmark-start text:name="__DdeLink__1490_217526230222"/>‘You do not seem to be the player who is in charge’, <text:span text:style-name="T80">403</text:span><text:bookmark-end text:name="__DdeLink__1490_217526230222"/><text:span text:style-name="T80"> </text:span><text:span text:style-name="T108">(role_id != 0)</text:span></text:p>
                <text:p text:style-name="P272"><text:bookmark-end text:name="__DdeLink__1475_217526230211112"/></text:p>
              </text:list-item>
            </text:list>
            <text:p text:style-name="P22"><text:bookmark-start text:name="__DdeLink__1449_2175262302111112"/><text:bookmark-start text:name="__DdeLink__1441_21752623021111112"/>Succès :</text:p>
            <text:list xml:id="list1750606889781" text:continue-list="list893726550" text:style-name="L25">
              <text:list-item>
                <text:p text:style-name="P296"><text:span text:style-name="T92">’Ok </text:span><text:span text:style-name="T99">declaration</text:span><text:span text:style-name="T92"> inserted {</text:span><text:span text:style-name="T97">content</text:span><text:span text:style-name="T92">}’</text:span><text:span text:style-name="T93">, </text:span><text:span text:style-name="T94">2</text:span><text:span text:style-name="T95">0</text:span><text:bookmark-end text:name="__DdeLink__1449_2175262302111112"/><text:bookmark-end text:name="__DdeLink__1441_21752623021111112"/><text:span text:style-name="T96">1</text:span><text:bookmark-end text:name="__DdeLink__1548_21752623021"/></text:p>
              </text:list-item>
            </text:list>
          </table:table-cell>
        </table:table-row>
        <table:table-row table:style-name="Table4.2">
          <table:covered-table-cell/>
          <table:table-cell table:style-name="Table4.A2" office:value-type="string">
            <text:p text:style-name="P127">GET</text:p>
          </table:table-cell>
          <table:table-cell table:style-name="Table4.C24" office:value-type="string">
            <text:p text:style-name="P43"><text:span text:style-name="T118">l</text:span>imit <text:span text:style-name="T118">(int)</text:span></text:p>
            <text:p text:style-name="P43"><text:soft-page-break/>role_id <text:span text:style-name="T118">(int)</text:span></text:p>
            <text:p text:style-name="P43">pseudo <text:s/><text:span text:style-name="T118">(str)</text:span></text:p>
            <text:p text:style-name="P43"/>
            <text:p text:style-name="P130">Oui <text:span text:style-name="T127">(le jeton du compte user sous-jacent </text:span><text:span text:style-name="T128">de l’arbitre ou du joueur de la partie</text:span><text:span text:style-name="T127">)</text:span></text:p>
            <text:p text:style-name="P46"/>
          </table:table-cell>
          <table:table-cell table:style-name="Table4.D24" office:value-type="string">
            <text:p text:style-name="P204"><text:span text:style-name="T118">Récupération de </text:span><text:span text:style-name="T121">déclarations de presse</text:span><text:span text:style-name="T118"> </text:span><text:span text:style-name="T119">(au </text:span><text:soft-page-break/><text:span text:style-name="T119">plus ‘limit’ </text:span><text:span text:style-name="T121">déclarations</text:span><text:span text:style-name="T119"> si ce paramètre est fourni)</text:span></text:p>
            <text:p text:style-name="P202"/>
            <text:p text:style-name="P23">Cas d’erreur :</text:p>
            <text:list xml:id="list1750616830961" text:continue-list="list1751230297076" text:style-name="L19">
              <text:list-item>
                <text:p text:style-name="P265"><text:span text:style-name="T66">‘Need a pseudo to </text:span><text:span text:style-name="T119">get</text:span><text:span text:style-name="T117"> </text:span><text:span text:style-name="T121">declarations</text:span><text:span text:style-name="T66"> </text:span><text:span text:style-name="T88">in</text:span><text:span text:style-name="T66"> game’, </text:span><text:span text:style-name="T82">401</text:span><text:bookmark-start text:name="__DdeLink__1475_2175262302111111"/></text:p>
              </text:list-item>
              <text:list-item>
                <text:p text:style-name="P273">‘Bad authentication!:{message}’, <text:span text:style-name="T80">401</text:span></text:p>
              </text:list-item>
              <text:list-item>
                <text:p text:style-name="P273">‘Failed to get id from pseudo {message}’, <text:span text:style-name="T80">404</text:span></text:p>
              </text:list-item>
              <text:list-item>
                <text:p text:style-name="P265"><text:span text:style-name="T66">‘You do not seem to be the </text:span><text:span text:style-name="T108">game master </text:span><text:span text:style-name="T112">of the game</text:span><text:span text:style-name="T66">’, </text:span><text:span text:style-name="T80">403</text:span><text:bookmark text:name="__DdeLink__1492_21752623021211"/><text:span text:style-name="T80"> </text:span><text:span text:style-name="T117">(role_id=0)</text:span></text:p>
              </text:list-item>
              <text:list-item>
                <text:p text:style-name="P273"><text:bookmark-start text:name="__DdeLink__1490_2175262302211"/>‘You do not seem to be the player who is in charge’, <text:span text:style-name="T80">403</text:span><text:bookmark-end text:name="__DdeLink__1490_2175262302211"/><text:span text:style-name="T80"> </text:span><text:span text:style-name="T108">(role_id != 0)</text:span></text:p>
              </text:list-item>
            </text:list>
            <text:p text:style-name="P275"><text:bookmark-end text:name="__DdeLink__1475_2175262302111111"/></text:p>
            <text:p text:style-name="P23"><text:bookmark-start text:name="__DdeLink__1449_21752623021111111"/><text:bookmark-start text:name="__DdeLink__1441_217526230211111111"/>Succès :</text:p>
            <text:list xml:id="list1750818855245" text:continue-list="list2288785280" text:style-name="L26">
              <text:list-item>
                <text:p text:style-name="P295"><text:bookmark-start text:name="__DdeLink__4240_1676471942"/><text:span text:style-name="T98">&lt;</text:span><text:span text:style-name="T141">liste de </text:span><text:span text:style-name="T142">déclarations</text:span><text:span text:style-name="T98">&gt;</text:span><text:bookmark-end text:name="__DdeLink__4240_1676471942"/><text:span text:style-name="T93">, </text:span><text:span text:style-name="T94">2</text:span><text:span text:style-name="T95">0</text:span><text:bookmark-end text:name="__DdeLink__1449_21752623021111111"/><text:bookmark-end text:name="__DdeLink__1441_217526230211111111"/><text:span text:style-name="T98">0</text:span></text:p>
              </text:list-item>
            </text:list>
          </table:table-cell>
        </table:table-row>
        <table:table-row table:style-name="Table4.2">
          <table:table-cell table:style-name="Table4.A2" table:number-rows-spanned="2" office:value-type="string">
            <text:p text:style-name="P100">/game-<text:span text:style-name="T123">visits</text:span>/&lt;game_<text:span text:style-name="T123">id</text:span>&gt;</text:p>
          </table:table-cell>
          <table:table-cell table:style-name="Table4.A2" office:value-type="string">
            <text:p text:style-name="P126">POST</text:p>
          </table:table-cell>
          <table:table-cell table:style-name="Table4.C24" office:value-type="string">
            <text:p text:style-name="P43">role_id <text:span text:style-name="T117">(int)</text:span></text:p>
            <text:p text:style-name="P43">pseudo <text:span text:style-name="T117">(str)</text:span></text:p>
            <text:p text:style-name="P43"/>
            <text:p text:style-name="P130">Oui <text:span text:style-name="T127">(le jeton du compte user sous-jacent </text:span><text:span text:style-name="T128">de l’arbitre ou du joueur de la partie</text:span><text:span text:style-name="T127">)</text:span></text:p>
            <text:p text:style-name="P46"/>
          </table:table-cell>
          <table:table-cell table:style-name="Table4.D24" office:value-type="string">
            <text:p text:style-name="P203"><text:span text:style-name="T117">Insertion d’un</text:span><text:span text:style-name="T120">e </text:span><text:span text:style-name="T123">visite (date de visite)</text:span></text:p>
            <text:p text:style-name="P200"/>
            <text:p text:style-name="P22"><text:bookmark-start text:name="__DdeLink__1548_217526230211"/>Cas d’erreur :</text:p>
            <text:list xml:id="list1750070959505" text:continue-list="list1750616830961" text:style-name="L19">
              <text:list-item>
                <text:p text:style-name="P264"><text:span text:style-name="T66">‘Need a pseudo to </text:span><text:span text:style-name="T117">insert </text:span><text:span text:style-name="T123">visit</text:span><text:span text:style-name="T66"> </text:span><text:span text:style-name="T88">in</text:span><text:span text:style-name="T66"> game’, </text:span><text:span text:style-name="T82">401</text:span><text:bookmark-start text:name="__DdeLink__1475_2175262302111121"/></text:p>
              </text:list-item>
              <text:list-item>
                <text:p text:style-name="P272">‘Bad authentication!:{message}’, <text:span text:style-name="T80">401</text:span></text:p>
              </text:list-item>
              <text:list-item>
                <text:p text:style-name="P272">‘Failed to get id from pseudo {message}’, <text:span text:style-name="T80">404</text:span></text:p>
              </text:list-item>
              <text:list-item>
                <text:p text:style-name="P264"><text:span text:style-name="T66">‘You do not seem to be the </text:span><text:span text:style-name="T108">game master </text:span><text:span text:style-name="T112">of the game</text:span><text:span text:style-name="T66">’, </text:span><text:span text:style-name="T80">403</text:span><text:bookmark text:name="__DdeLink__1492_21752623021221"/><text:span text:style-name="T80"> </text:span><text:span text:style-name="T117">(role_id=0)</text:span></text:p>
              </text:list-item>
              <text:list-item>
                <text:p text:style-name="P272"><text:bookmark-start text:name="__DdeLink__1490_2175262302221"/>‘You do not seem to be the player who is in charge’, <text:span text:style-name="T80">403</text:span><text:bookmark-end text:name="__DdeLink__1490_2175262302221"/><text:span text:style-name="T80"> </text:span><text:span text:style-name="T108">(role_id != 0)</text:span></text:p>
                <text:p text:style-name="P272"><text:bookmark-end text:name="__DdeLink__1475_2175262302111121"/></text:p>
              </text:list-item>
            </text:list>
            <text:p text:style-name="P22"><text:bookmark-start text:name="__DdeLink__1449_21752623021111121"/><text:bookmark-start text:name="__DdeLink__1441_217526230211111121"/>Succès :</text:p>
            <text:list xml:id="list1750816939688" text:continue-list="list1750606889781" text:style-name="L25">
              <text:list-item>
                <text:p text:style-name="P296"><text:span text:style-name="T92">’Ok </text:span><text:span text:style-name="T100">visit</text:span><text:span text:style-name="T92"> inserted’</text:span><text:span text:style-name="T93">, </text:span><text:span text:style-name="T94">2</text:span><text:span text:style-name="T95">0</text:span><text:bookmark-end text:name="__DdeLink__1449_21752623021111121"/><text:bookmark-end text:name="__DdeLink__1441_217526230211111121"/><text:span text:style-name="T96">1</text:span><text:bookmark-end text:name="__DdeLink__1548_217526230211"/></text:p>
              </text:list-item>
            </text:list>
          </table:table-cell>
        </table:table-row>
        <table:table-row table:style-name="Table4.2">
          <table:covered-table-cell/>
          <table:table-cell table:style-name="Table4.A2" office:value-type="string">
            <text:p text:style-name="P127">GET</text:p>
          </table:table-cell>
          <table:table-cell table:style-name="Table4.C25" office:value-type="string">
            <text:p text:style-name="P43">role_id <text:span text:style-name="T118">(int)</text:span></text:p>
            <text:p text:style-name="P43">pseudo <text:s/><text:span text:style-name="T118">(str)</text:span></text:p>
            <text:p text:style-name="P43"/>
            <text:p text:style-name="P130">Oui <text:span text:style-name="T127">(le jeton du compte user sous-jacent </text:span><text:span text:style-name="T128">de l’arbitre ou du joueur de la partie</text:span><text:span text:style-name="T127">)</text:span></text:p>
            <text:p text:style-name="P46"/>
          </table:table-cell>
          <table:table-cell table:style-name="Table4.D25" office:value-type="string">
            <text:p text:style-name="P204"><text:span text:style-name="T118">Récupération </text:span><text:span text:style-name="T123">de visite (date de visite)</text:span></text:p>
            <text:p text:style-name="P202"/>
            <text:p text:style-name="P23">Cas d’erreur :</text:p>
            <text:list xml:id="list1751464037088" text:continue-list="list1750070959505" text:style-name="L19">
              <text:list-item>
                <text:p text:style-name="P265"><text:span text:style-name="T66">‘Need a pseudo to </text:span><text:span text:style-name="T124">retrieve</text:span><text:span text:style-name="T117"> </text:span><text:span text:style-name="T124">last </text:span><text:span text:style-name="T123">visit</text:span><text:span text:style-name="T66"> </text:span><text:span text:style-name="T88">in</text:span><text:span text:style-name="T66"> game’, </text:span><text:span text:style-name="T82">401</text:span><text:bookmark-start text:name="__DdeLink__1475_21752623021111111"/></text:p>
              </text:list-item>
              <text:list-item>
                <text:p text:style-name="P273">‘Bad authentication!:{message}’, <text:span text:style-name="T80">401</text:span></text:p>
              </text:list-item>
              <text:list-item>
                <text:p text:style-name="P273">‘Failed to get id from pseudo {message}’, <text:span text:style-name="T80">404</text:span></text:p>
              </text:list-item>
              <text:list-item>
                <text:p text:style-name="P265"><text:span text:style-name="T66">‘You do not seem to be the </text:span><text:span text:style-name="T108">game master </text:span><text:span text:style-name="T112">of the game</text:span><text:span text:style-name="T66">’, </text:span><text:span text:style-name="T80">403</text:span><text:bookmark text:name="__DdeLink__1492_217526230212111"/><text:span text:style-name="T80"> </text:span><text:span text:style-name="T117">(role_id=0)</text:span></text:p>
              </text:list-item>
              <text:list-item>
                <text:p text:style-name="P273"><text:bookmark-start text:name="__DdeLink__1490_21752623022111"/>‘You do not seem to be the player who is in charge’, <text:span text:style-name="T80">403</text:span><text:bookmark-end text:name="__DdeLink__1490_21752623022111"/><text:span text:style-name="T80"> </text:span><text:span text:style-name="T108">(role_id != 0)</text:span></text:p>
              </text:list-item>
            </text:list>
            <text:p text:style-name="P81"/>
            <text:p text:style-name="P23"><text:bookmark-start text:name="__DdeLink__1449_217526230211111111"/><text:bookmark-start text:name="__DdeLink__1441_2175262302111111111"/><text:bookmark-end text:name="__DdeLink__1475_21752623021111111"/>Succès :</text:p>
            <text:list xml:id="list1750416761013" text:continue-list="list1750818855245" text:style-name="L26">
              <text:list-item>
                <text:p text:style-name="P297"><text:bookmark-start text:name="__DdeLink__4242_1676471942"/><text:span text:style-name="T98">&lt;</text:span><text:span text:style-name="T140">time_stamp</text:span><text:span text:style-name="T98">&gt;</text:span><text:bookmark-end text:name="__DdeLink__4242_1676471942"/><text:span text:style-name="T93">, </text:span><text:span text:style-name="T94">2</text:span><text:span text:style-name="T95">0</text:span><text:bookmark-end text:name="__DdeLink__1449_217526230211111111"/><text:bookmark-end text:name="__DdeLink__1441_2175262302111111111"/><text:span text:style-name="T98">0</text:span></text:p>
              </text:list-item>
            </text:list>
          </table:table-cell>
        </table:table-row>
      </table:table>
      <text:p text:style-name="P176"><text:soft-page-break/></text:p>
      <text:h text:style-name="P211" text:outline-level="1"><text:bookmark-start text:name="__RefHeading___Toc4216_1676471942"/>Détails des données élaborées<text:bookmark-end text:name="__RefHeading___Toc4216_1676471942"/></text:h>
      <text:p text:style-name="P325">Certaines données plus complexes nécessitent une description détaillée.</text:p>
      <table:table table:name="Table6" table:style-name="Table6">
        <table:table-column table:style-name="Table6.A"/>
        <table:table-column table:style-name="Table6.B"/>
        <table:table-column table:style-name="Table6.C"/>
        <table:table-row>
          <table:table-cell table:style-name="Table6.A1" office:value-type="string">
            <text:p text:style-name="P35">Service</text:p>
          </table:table-cell>
          <table:table-cell table:style-name="Table6.A1" office:value-type="string">
            <text:p text:style-name="P35">Donnée</text:p>
          </table:table-cell>
          <table:table-cell table:style-name="Table6.C1" office:value-type="string">
            <text:p text:style-name="P35">Explications</text:p>
          </table:table-cell>
        </table:table-row>
        <table:table-row table:style-name="Table6.2">
          <table:table-cell table:style-name="Table6.A2" table:number-rows-spanned="2" office:value-type="string">
            <text:p text:style-name="P139">USERS</text:p>
          </table:table-cell>
          <table:table-cell table:style-name="Table6.A2" office:value-type="string">
            <text:p text:style-name="P138"><text:span text:style-name="T132">&lt;</text:span><text:span text:style-name="T134">Le jeton d’authentification</text:span><text:span text:style-name="T132">&gt;</text:span><text:span text:style-name="T30">,</text:span></text:p>
          </table:table-cell>
          <table:table-cell table:style-name="Table6.C2" office:value-type="string">
            <text:p text:style-name="P98">Un dictionnaire :</text:p>
            <text:p text:style-name="P98">{‘access_token’ : &lt;access_token&gt;}</text:p>
            <text:p text:style-name="P85"/>
          </table:table-cell>
        </table:table-row>
        <table:table-row table:style-name="Table6.2">
          <table:covered-table-cell/>
          <table:table-cell table:style-name="Table6.B3" office:value-type="string">
            <text:p text:style-name="P138"><text:span text:style-name="T132">&lt;</text:span><text:span text:style-name="T135">pseudo u</text:span><text:span text:style-name="T136">tilisateur</text:span><text:span text:style-name="T132">&gt;</text:span><text:span text:style-name="T30">,</text:span></text:p>
          </table:table-cell>
          <table:table-cell table:style-name="Table6.C3" office:value-type="string">
            <text:p text:style-name="P98">Un dictionnaire :</text:p>
            <text:p text:style-name="P98">{‘logged_in_as’ : &lt;pseudo&gt;}</text:p>
            <text:p text:style-name="P85"/>
          </table:table-cell>
        </table:table-row>
        <table:table-row>
          <table:table-cell table:style-name="Table6.A6" table:number-rows-spanned="3" office:value-type="string">
            <text:p text:style-name="P140">PLAYERS</text:p>
          </table:table-cell>
          <table:table-cell table:style-name="Table6.B4" office:value-type="string">
            <text:p text:style-name="P25"><text:span text:style-name="T158">&lt;</text:span><text:span text:style-name="T41"> </text:span><text:span text:style-name="T137">identifiant numérique </text:span><text:span text:style-name="T143">de joueur</text:span><text:span text:style-name="T41"> </text:span><text:span text:style-name="T158">&gt;</text:span></text:p>
          </table:table-cell>
          <table:table-cell table:style-name="Table6.C4" office:value-type="string">
            <text:p text:style-name="P140">Un entier</text:p>
          </table:table-cell>
        </table:table-row>
        <table:table-row>
          <table:covered-table-cell/>
          <table:table-cell table:style-name="Table6.B6" office:value-type="string">
            <text:p text:style-name="P141"><text:span text:style-name="T158">&lt;</text:span><text:span text:style-name="T41"> </text:span><text:span text:style-name="T137"> informations relatives au joueur</text:span><text:span text:style-name="T41"> </text:span><text:span text:style-name="T158">&gt;</text:span></text:p>
          </table:table-cell>
          <table:table-cell table:style-name="Table6.C6" office:value-type="string">
            <text:p text:style-name="P98"><text:bookmark-start text:name="__DdeLink__4234_1676471942"/>Un dictionnaire :</text:p>
            <text:p text:style-name="P302"><text:bookmark-end text:name="__DdeLink__4234_1676471942"/>{‘pseudo’ : pseudonyme,</text:p>
            <text:p text:style-name="P302">‘email’ : adresse email,</text:p>
            <text:p text:style-name="P302">‘email_confirmed’ : vrai si l’adresse email est confirmée,</text:p>
            <text:p text:style-name="P302">‘telephone’ : numéro de téléphone,</text:p>
            <text:p text:style-name="P302">‘replace’ : </text:p>
            <text:p text:style-name="P85"/>
          </table:table-cell>
        </table:table-row>
        <table:table-row>
          <table:covered-table-cell/>
          <table:table-cell table:style-name="Table6.B6" office:value-type="string">
            <text:p text:style-name="P69"><text:span text:style-name="T161">&lt;</text:span><text:span text:style-name="T139">liste des </text:span><text:span text:style-name="T145">joueurs</text:span><text:span text:style-name="T154"> </text:span><text:span text:style-name="T161">&gt;</text:span></text:p>
          </table:table-cell>
          <table:table-cell table:style-name="Table6.C6" office:value-type="string">
            <text:p text:style-name="P289">Une liste de dictionnaires :</text:p>
            <text:list xml:id="list882046273" text:style-name="L31">
              <text:list-item>
                <text:p text:style-name="P290">identifiant numérique : nom</text:p>
              </text:list-item>
            </text:list>
          </table:table-cell>
        </table:table-row>
        <table:table-row>
          <table:table-cell table:style-name="Table6.A17" table:number-rows-spanned="11" office:value-type="string">
            <text:p text:style-name="P142">GAMES</text:p>
          </table:table-cell>
          <table:table-cell table:style-name="Table6.B7" office:value-type="string">
            <text:p text:style-name="P26"><text:span text:style-name="T159">&lt;</text:span><text:span text:style-name="T41"> </text:span><text:span text:style-name="T137">identifiant numérique </text:span><text:span text:style-name="T143">de partie</text:span><text:span text:style-name="T41"> </text:span><text:span text:style-name="T159">&gt;</text:span></text:p>
          </table:table-cell>
          <table:table-cell table:style-name="Table6.C7" office:value-type="string">
            <text:p text:style-name="P140">Un entier</text:p>
          </table:table-cell>
        </table:table-row>
        <table:table-row>
          <table:covered-table-cell/>
          <table:table-cell table:style-name="Table6.B8" office:value-type="string">
            <text:p text:style-name="P143"><text:span text:style-name="T160">&lt;</text:span><text:span text:style-name="T41"> </text:span><text:span text:style-name="T137">informations relatives </text:span><text:span text:style-name="T138">à la partie</text:span><text:span text:style-name="T144">&gt;</text:span></text:p>
          </table:table-cell>
          <table:table-cell table:style-name="Table6.C8" office:value-type="string">
            <text:p text:style-name="P99"><text:bookmark-start text:name="__DdeLink__4247_1676471942"/>Un dictionnaire :</text:p>
            <text:p text:style-name="P84"><text:bookmark-start text:name="__DdeLink__4244_1676471942"/>SDU<text:bookmark-end text:name="__DdeLink__4244_1676471942"/><text:bookmark-end text:name="__DdeLink__4247_1676471942"/></text:p>
          </table:table-cell>
        </table:table-row>
        <table:table-row table:style-name="Table6.9">
          <table:covered-table-cell/>
          <table:table-cell table:style-name="Table6.B9" office:value-type="string">
            <text:p text:style-name="P163"><text:bookmark-start text:name="__DdeLink__5060_3375954561"/>center_ownerships (str - json)<text:bookmark-end text:name="__DdeLink__5060_3375954561"/></text:p>
          </table:table-cell>
          <table:table-cell table:style-name="Table6.C14" office:value-type="string">
            <text:p text:style-name="P301">SDU</text:p>
          </table:table-cell>
        </table:table-row>
        <table:table-row>
          <table:covered-table-cell/>
          <table:table-cell table:style-name="Table6.B14" office:value-type="string">
            <text:p text:style-name="P161"><text:bookmark-start text:name="__DdeLink__5062_3375954561"/>units <text:span text:style-name="T87">(str - </text:span><text:span text:style-name="T157">json</text:span><text:span text:style-name="T87">)</text:span><text:bookmark-end text:name="__DdeLink__5062_3375954561"/></text:p>
          </table:table-cell>
          <table:table-cell table:style-name="Table6.C14" office:value-type="string">
            <text:p text:style-name="P301">SDU</text:p>
          </table:table-cell>
        </table:table-row>
        <table:table-row>
          <table:covered-table-cell/>
          <table:table-cell table:style-name="Table6.B11" office:value-type="string">
            <text:p text:style-name="P161"><text:bookmark-start text:name="__DdeLink__5064_3375954561"/>forbiddens (str _ json)<text:bookmark-end text:name="__DdeLink__5064_3375954561"/></text:p>
          </table:table-cell>
          <table:table-cell table:style-name="Table6.C11" office:value-type="string">
            <text:p text:style-name="P301">SDU</text:p>
          </table:table-cell>
        </table:table-row>
        <table:table-row>
          <table:covered-table-cell/>
          <table:table-cell table:style-name="Table6.B14" office:value-type="string">
            <text:p text:style-name="P161">orders<text:bookmark-start text:name="__DdeLink__5058_3375954561"/> (str _ json)<text:bookmark-end text:name="__DdeLink__5058_3375954561"/></text:p>
          </table:table-cell>
          <table:table-cell table:style-name="Table6.C14" office:value-type="string">
            <text:p text:style-name="P301">SDU</text:p>
          </table:table-cell>
        </table:table-row>
        <table:table-row>
          <table:covered-table-cell/>
          <table:table-cell table:style-name="Table6.B14" office:value-type="string">
            <text:p text:style-name="P161">names (str - json)</text:p>
          </table:table-cell>
          <table:table-cell table:style-name="Table6.C14" office:value-type="string">
            <text:p text:style-name="P301">SDU</text:p>
          </table:table-cell>
        </table:table-row>
        <table:table-row>
          <table:covered-table-cell/>
          <table:table-cell table:style-name="Table6.B14" office:value-type="string">
            <text:p text:style-name="P69"><text:span text:style-name="T161">&lt;</text:span><text:span text:style-name="T139">liste des parties</text:span><text:span text:style-name="T154"> </text:span><text:span text:style-name="T161">&gt;</text:span></text:p>
          </table:table-cell>
          <table:table-cell table:style-name="Table6.C14" office:value-type="string">
            <text:p text:style-name="P289"><text:bookmark-start text:name="__DdeLink__5527_3417374822"/>Une liste de dictionnaires :</text:p>
            <text:list xml:id="list1750844642229" text:continue-numbering="true" text:style-name="L31">
              <text:list-item>
                <text:p text:style-name="P290">identifiant numérique : nom<text:bookmark-end text:name="__DdeLink__5527_3417374822"/></text:p>
              </text:list-item>
            </text:list>
          </table:table-cell>
        </table:table-row>
        <table:table-row>
          <table:covered-table-cell/>
          <table:table-cell table:style-name="Table6.B15" office:value-type="string">
            <text:p text:style-name="P123"><text:span text:style-name="T98">&lt;</text:span><text:span text:style-name="T141">liste de messages</text:span><text:span text:style-name="T98">&gt;</text:span></text:p>
          </table:table-cell>
          <table:table-cell table:style-name="Table6.C15" office:value-type="string">
            <text:p text:style-name="P287">Une liste de :</text:p>
            <text:list xml:id="list2536513726" text:style-name="L30">
              <text:list-item>
                <text:p text:style-name="P288">time_stamp (cf. ci-dessous)</text:p>
              </text:list-item>
              <text:list-item>
                <text:p text:style-name="P288">numéro de l’auteur</text:p>
              </text:list-item>
              <text:list-item>
                <text:p text:style-name="P288">numéro du destinataire</text:p>
              </text:list-item>
              <text:list-item>
                <text:p text:style-name="P288">contenu</text:p>
              </text:list-item>
            </text:list>
          </table:table-cell>
        </table:table-row>
        <table:table-row>
          <table:covered-table-cell/>
          <table:table-cell table:style-name="Table6.B16" office:value-type="string">
            <text:p text:style-name="P123"><text:span text:style-name="T98">&lt;</text:span><text:span text:style-name="T141">liste de </text:span><text:span text:style-name="T142">déclarations</text:span><text:span text:style-name="T98">&gt;</text:span></text:p>
          </table:table-cell>
          <table:table-cell table:style-name="Table6.C16" office:value-type="string">
            <text:p text:style-name="P287">Une liste de :</text:p>
            <text:list xml:id="list1751378980145" text:continue-numbering="true" text:style-name="L30">
              <text:list-item>
                <text:p text:style-name="P288">time_stamp (cf. ci-dessous)</text:p>
              </text:list-item>
              <text:list-item>
                <text:p text:style-name="P288">numéro de l’auteur</text:p>
              </text:list-item>
              <text:list-item>
                <text:p text:style-name="P288">contenu</text:p>
              </text:list-item>
            </text:list>
          </table:table-cell>
        </table:table-row>
        <table:table-row table:style-name="Table6.17">
          <table:covered-table-cell/>
          <table:table-cell table:style-name="Table6.B17" office:value-type="string">
            <text:p text:style-name="P123"><text:span text:style-name="T98">&lt;</text:span><text:span text:style-name="T140">time_stamp</text:span><text:span text:style-name="T98">&gt;</text:span></text:p>
          </table:table-cell>
          <table:table-cell table:style-name="Table6.C17" office:value-type="string">
            <text:p text:style-name="P286"><text:bookmark-start text:name="__DdeLink__5515_3417374822"/>U<text:bookmark-end text:name="__DdeLink__5515_3417374822"/>n entier (la date de la dernière visite en nombre de secondes depuis 1-1-1970</text:p>
          </table:table-cell>
        </table:table-row>
      </table:table>
      <text:p text:style-name="Text_20_body"/>
      <text:p text:style-name="Text_20_body"><text:soft-page-break/></text:p>
      <text:h text:style-name="P209" text:outline-level="1"/>
      <text:h text:style-name="P213" text:outline-level="1"><text:bookmark-start text:name="__RefHeading___Toc4218_1676471942"/>Cas d’usage<text:bookmark-end text:name="__RefHeading___Toc4218_1676471942"/></text:h>
      <text:h text:style-name="Heading_20_2" text:outline-level="2"><text:bookmark-start text:name="__RefHeading___Toc5496_3417374822"/>Création d’un compte de joueur<text:bookmark-end text:name="__RefHeading___Toc5496_3417374822"/></text:h>
      <text:p text:style-name="P171"><text:bookmark-start text:name="__DdeLink__5036_3375954561"/>SDU <text:span text:style-name="T168">Utiliser des requêtes curl testées</text:span><text:bookmark-end text:name="__DdeLink__5036_3375954561"/></text:p>
      <text:h text:style-name="Heading_20_2" text:outline-level="2"><text:bookmark-start text:name="__RefHeading___Toc5498_3417374822"/>Création d’une partie<text:bookmark-end text:name="__RefHeading___Toc5498_3417374822"/></text:h>
      <text:p text:style-name="P172"><text:bookmark-start text:name="__DdeLink__5038_3375954561"/>SDU <text:span text:style-name="T168">Utiliser des requêtes curl testées</text:span><text:bookmark-end text:name="__DdeLink__5038_3375954561"/></text:p>
      <text:h text:style-name="Heading_20_2" text:outline-level="2"><text:bookmark-start text:name="__RefHeading___Toc5500_3417374822"/>Appariement dans une partie<text:bookmark-end text:name="__RefHeading___Toc5500_3417374822"/></text:h>
      <text:p text:style-name="P172">SDU <text:span text:style-name="T168">Utiliser des requêtes curl testées</text:span></text:p>
      <text:h text:style-name="Heading_20_2" text:outline-level="2"><text:bookmark-start text:name="__RefHeading___Toc5502_3417374822"/>Démarrage d’une partie<text:bookmark-end text:name="__RefHeading___Toc5502_3417374822"/></text:h>
      <text:p text:style-name="P188">SDU <text:span text:style-name="T168">Utiliser des requêtes curl testées</text:span></text:p>
      <text:h text:style-name="Heading_20_2" text:outline-level="2"><text:bookmark-start text:name="__RefHeading___Toc5504_3417374822"/>Entrée d’ordres dans une partie<text:bookmark-end text:name="__RefHeading___Toc5504_3417374822"/></text:h>
      <text:p text:style-name="P172">SDU <text:span text:style-name="T168">Utiliser des requêtes curl testées</text:span></text:p>
      <text:h text:style-name="Heading_20_2" text:outline-level="2"><text:bookmark-start text:name="__RefHeading___Toc5506_3417374822"/>Résolution dans une partie<text:bookmark-end text:name="__RefHeading___Toc5506_3417374822"/></text:h>
      <text:p text:style-name="P172">SDU <text:span text:style-name="T168">Utiliser des requêtes curl testées</text:span></text:p>
      <text:h text:style-name="Heading_20_2" text:outline-level="2"><text:bookmark-start text:name="__RefHeading___Toc5508_3417374822"/>Simulation sur une partie<text:bookmark-end text:name="__RefHeading___Toc5508_3417374822"/></text:h>
      <text:p text:style-name="P172">SDU <text:span text:style-name="T168">Utiliser des requêtes curl testées</text:span></text:p>
      <text:h text:style-name="Heading_20_2" text:outline-level="2"><text:bookmark-start text:name="__RefHeading___Toc5510_3417374822"/><text:span text:style-name="T166">Échange</text:span> de message<text:span text:style-name="T166">s</text:span> diplomatique<text:span text:style-name="T166">s</text:span><text:bookmark-end text:name="__RefHeading___Toc5510_3417374822"/></text:h>
      <text:p text:style-name="P172">SDU <text:span text:style-name="T168">Utiliser des requêtes curl testées</text:span></text:p>
      <text:h text:style-name="Heading_20_2" text:outline-level="2"><text:bookmark-start text:name="__RefHeading___Toc5512_3417374822"/>Utilisation de presse<text:bookmark-end text:name="__RefHeading___Toc5512_3417374822"/></text:h>
      <text:p text:style-name="P172">SDU <text:span text:style-name="T168">Utiliser des requêtes curl testées</text:span></text:p>
      <text:h text:style-name="P212" text:outline-level="1"/>
      <text:h text:style-name="P215" text:outline-level="1"><text:bookmark-start text:name="__RefHeading___Toc5514_3417374822"/>Feuille de route<text:bookmark-end text:name="__RefHeading___Toc5514_3417374822"/></text:h>
      <text:p text:style-name="P327"><text:span text:style-name="T170">Les éléments </text:span><text:span text:style-name="T176">verdis</text:span><text:span text:style-name="T170"> seront implémentés assez rapidement.</text:span></text:p>
      <table:table table:name="Table7" table:style-name="Table7">
        <table:table-column table:style-name="Table7.A"/>
        <table:table-column table:style-name="Table7.B"/>
        <table:table-column table:style-name="Table7.C"/>
        <table:table-row>
          <table:table-cell table:style-name="Table7.A1" office:value-type="string">
            <text:p text:style-name="P36">Évolution</text:p>
          </table:table-cell>
          <table:table-cell table:style-name="Table7.A1" office:value-type="string">
            <text:p text:style-name="P36">Importance</text:p>
          </table:table-cell>
          <table:table-cell table:style-name="Table7.C1" office:value-type="string">
            <text:p text:style-name="P36">Effort</text:p>
          </table:table-cell>
        </table:table-row>
        <table:table-row>
          <table:table-cell table:style-name="Table7.A2" office:value-type="string">
            <text:p text:style-name="P308">Pouvoir imposer des ordres de désordre civil pour un pays</text:p>
            <text:p text:style-name="P311"><text:span text:style-name="T131">Motif </text:span><text:span text:style-name="T177">: </text:span><text:bookmark-start text:name="__DdeLink__5046_3375954561"/><text:span text:style-name="T7">les joueurs </text:span><text:span text:style-name="T14">sont parfois en retard pour entrer leurs ordres sur</text:span><text:span text:style-name="T7"> les parties, et il faut éviter qu’une intervention technique soit nécessaire dans ce cas</text:span><text:bookmark-end text:name="__DdeLink__5046_3375954561"/></text:p>
          </table:table-cell>
          <table:table-cell table:style-name="Table7.A2" office:value-type="string">
            <text:p text:style-name="P310">Critique</text:p>
          </table:table-cell>
          <table:table-cell table:style-name="Table7.C2" office:value-type="string">
            <text:p text:style-name="P308">Moyen</text:p>
          </table:table-cell>
        </table:table-row>
        <table:table-row>
          <table:table-cell table:style-name="Table7.A2" office:value-type="string">
            <text:p text:style-name="P309">Récupération de mot de passe oublié <text:span text:style-name="T164">par un joueur</text:span></text:p>
            <text:p text:style-name="P312"><text:bookmark-start text:name="__DdeLink__5016_3375954561"/><text:span text:style-name="T17">Motif</text:span><text:span text:style-name="T51"> :</text:span><text:span text:style-name="T50"> </text:span><text:span text:style-name="T7">les joueurs oublient leur mot de passe, et il faut éviter qu’une intervention technique soit nécessaire dans ce cas</text:span><text:bookmark-end text:name="__DdeLink__5016_3375954561"/></text:p>
          </table:table-cell>
          <table:table-cell table:style-name="Table7.A2" office:value-type="string">
            <text:p text:style-name="P309"><text:bookmark-start text:name="__DdeLink__5024_3375954561"/>Critique<text:bookmark-end text:name="__DdeLink__5024_3375954561"/></text:p>
          </table:table-cell>
          <table:table-cell table:style-name="Table7.C2" office:value-type="string">
            <text:p text:style-name="P309"><text:bookmark-start text:name="__DdeLink__5018_3375954561"/><text:bookmark-start text:name="__DdeLink__5003_33759545611"/>Important<text:bookmark-end text:name="__DdeLink__5018_3375954561"/><text:bookmark-end text:name="__DdeLink__5003_33759545611"/></text:p>
          </table:table-cell>
        </table:table-row>
        <table:table-row>
          <table:table-cell table:style-name="Table7.A2" office:value-type="string">
            <text:p text:style-name="P309">Remplacement d’un joueur sur une partie <text:span text:style-name="T164">en cours</text:span></text:p>
            <text:p text:style-name="P313"><text:span text:style-name="T17">Motif</text:span><text:span text:style-name="T18"> :</text:span><text:span text:style-name="T7"> </text:span><text:bookmark-start text:name="__DdeLink__5044_3375954561"/><text:bookmark-start text:name="__DdeLink__5026_3375954561"/><text:span text:style-name="T7">les joueurs abandonnent les parties, et il faut éviter qu’une intervention technique soit nécessaire dans ce cas</text:span><text:bookmark-end text:name="__DdeLink__5044_3375954561"/><text:bookmark-end text:name="__DdeLink__5026_3375954561"/></text:p>
          </table:table-cell>
          <table:table-cell table:style-name="Table7.A2" office:value-type="string">
            <text:p text:style-name="P309">Critique</text:p>
          </table:table-cell>
          <table:table-cell table:style-name="Table7.C2" office:value-type="string">
            <text:p text:style-name="P309">Moyen</text:p>
          </table:table-cell>
        </table:table-row>
        <table:table-row>
          <table:table-cell table:style-name="Table7.A2" office:value-type="string">
            <text:p text:style-name="P309">Modification des ordres d’un joueur par l’arbitre de la partie <text:span text:style-name="T164">(manière à déterminer)</text:span></text:p>
            <text:p text:style-name="P313"><text:span text:style-name="T17">Motif </text:span><text:span text:style-name="T18">:</text:span><text:span text:style-name="T7"> les joueurs </text:span><text:span text:style-name="T10">ont parfois du mal à entrer des ordres,</text:span><text:span text:style-name="T7"> il faut éviter qu’une intervention technique soit nécessaire dans ce cas</text:span></text:p>
          </table:table-cell>
          <table:table-cell table:style-name="Table7.A2" office:value-type="string">
            <text:p text:style-name="P309">Critique</text:p>
          </table:table-cell>
          <table:table-cell table:style-name="Table7.C2" office:value-type="string">
            <text:p text:style-name="P309">Moyen</text:p>
          </table:table-cell>
        </table:table-row>
        <table:table-row>
          <table:table-cell table:style-name="Table7.A2" office:value-type="string">
            <text:p text:style-name="P147"><text:span text:style-name="T163">Compte</text:span><text:span text:style-name="T162"> super administrateur pour attribuer le droit administrateur à certains joueurs</text:span></text:p>
            <text:p text:style-name="P158"><text:span text:style-name="T17">Motif</text:span><text:span text:style-name="T18"> :</text:span><text:span text:style-name="T7"> il faut un mode administrateur </text:span><text:span text:style-name="T11">et il </text:span><text:span text:style-name="T7">faut éviter qu’une intervention technique soit nécessaire </text:span><text:span text:style-name="T11">pour l’attribuer</text:span></text:p>
          </table:table-cell>
          <table:table-cell table:style-name="Table7.A2" office:value-type="string">
            <text:p text:style-name="P150"><text:bookmark-start text:name="__DdeLink__5012_3375954561"/><text:bookmark-start text:name="__DdeLink__5009_3375954561"/>M<text:bookmark-end text:name="__DdeLink__5009_3375954561"/>ajeur<text:bookmark-end text:name="__DdeLink__5012_3375954561"/></text:p>
          </table:table-cell>
          <table:table-cell table:style-name="Table7.C2" office:value-type="string">
            <text:p text:style-name="P144">Faible</text:p>
          </table:table-cell>
        </table:table-row>
        <table:table-row>
          <table:table-cell table:style-name="Table7.A2" office:value-type="string">
            <text:p text:style-name="P144">Mode administrateur pour usurper un compte</text:p>
            <text:p text:style-name="P152"><text:span text:style-name="T17">Motif</text:span><text:span text:style-name="T18"> :</text:span><text:span text:style-name="T7"> un joueur peut entrer un </text:span><text:span text:style-name="T8">pseudo</text:span><text:span text:style-name="T7"> injurieux, </text:span><text:span text:style-name="T8">avoir un comportement anti social, etc. </text:span><text:bookmark-start text:name="__DdeLink__5040_3375954561"/><text:span text:style-name="T8">I</text:span><text:span text:style-name="T7">l faut éviter qu’une intervention technique soit nécessaire dans ce cas</text:span><text:bookmark-end text:name="__DdeLink__5040_3375954561"/></text:p>
          </table:table-cell>
          <table:table-cell table:style-name="Table7.A2" office:value-type="string">
            <text:p text:style-name="P150"><text:bookmark-start text:name="__DdeLink__5009_33759545611"/>M<text:bookmark-end text:name="__DdeLink__5009_33759545611"/>ajeur</text:p>
          </table:table-cell>
          <table:table-cell table:style-name="Table7.C2" office:value-type="string">
            <text:p text:style-name="P149">Moyen</text:p>
          </table:table-cell>
        </table:table-row>
        <table:table-row>
          <table:table-cell table:style-name="Table7.A2" office:value-type="string">
            <text:p text:style-name="P144"><text:bookmark-start text:name="__DdeLink__5020_33759545611"/><text:bookmark-start text:name="__DdeLink__5022_33759545611"/>Résolution déclenchée automatiquement toutes les heures</text:p>
            <text:p text:style-name="P144">(à voir selon hébergeur)</text:p>
            <text:p text:style-name="P152"><text:span text:style-name="T17">Motif</text:span><text:span text:style-name="T18"> :</text:span><text:span text:style-name="T7"> les arbitres ne pourront pas </text:span><text:span text:style-name="T12">éternellement</text:span><text:span text:style-name="T7"> déclencher toutes les résolutions</text:span><text:bookmark-end text:name="__DdeLink__5022_33759545611"/><text:bookmark-end text:name="__DdeLink__5020_33759545611"/></text:p>
          </table:table-cell>
          <table:table-cell table:style-name="Table7.A2" office:value-type="string">
            <text:p text:style-name="P150"><text:bookmark-start text:name="__DdeLink__5001_337595456111"/><text:bookmark-start text:name="__DdeLink__5009_33759545612"/>M<text:bookmark-end text:name="__DdeLink__5009_33759545612"/>ajeur<text:bookmark-end text:name="__DdeLink__5001_337595456111"/></text:p>
          </table:table-cell>
          <table:table-cell table:style-name="Table7.C2" office:value-type="string">
            <text:p text:style-name="P144">Faible</text:p>
          </table:table-cell>
        </table:table-row>
        <table:table-row>
          <table:table-cell table:style-name="Table7.A2" office:value-type="string">
            <text:p text:style-name="P144">Modification de la partie nécessite un code fourni par un administrateur</text:p>
            <text:p text:style-name="P152"><text:span text:style-name="T17">Motif</text:span><text:span text:style-name="T18"> :</text:span><text:span text:style-name="T7"> un arbitre peut modifier la partie parce que la résolution ne lui convient pas. Dans ce cas soit c’est une interprétation personnelle de l’arbitre (à décourager) soit un bug du module résolution (à corriger)</text:span></text:p>
          </table:table-cell>
          <table:table-cell table:style-name="Table7.A2" office:value-type="string">
            <text:p text:style-name="P148">Moyen</text:p>
          </table:table-cell>
          <table:table-cell table:style-name="Table7.C2" office:value-type="string">
            <text:p text:style-name="P144">Faible</text:p>
          </table:table-cell>
        </table:table-row>
        <table:table-row>
          <table:table-cell table:style-name="Table7.A2" office:value-type="string">
            <text:p text:style-name="P155"><text:span text:style-name="T165">Gestion du c</text:span>oche « d’accord pour résoudre immédiatement » (ou « ces ordres sont définitifs »)</text:p>
            <text:p text:style-name="P146"><text:bookmark-start text:name="__DdeLink__5517_3417374822"/><text:span text:style-name="T17">Motif</text:span><text:span text:style-name="T18"> :</text:span><text:span text:style-name="T7"> </text:span><text:span text:style-name="T9">meilleur</text:span><text:span text:style-name="T13">e fluidité de la partie</text:span><text:bookmark-end text:name="__DdeLink__5517_3417374822"/></text:p>
          </table:table-cell>
          <table:table-cell table:style-name="Table7.A2" office:value-type="string">
            <text:p text:style-name="P144">M<text:span text:style-name="T167">ineur</text:span></text:p>
          </table:table-cell>
          <table:table-cell table:style-name="Table7.C2" office:value-type="string">
            <text:p text:style-name="P156">Faible</text:p>
          </table:table-cell>
        </table:table-row>
        <table:table-row>
          <table:table-cell table:style-name="Table7.A2" office:value-type="string">
            <text:p text:style-name="P157">Pouvoir d’abonner à recevoir un e-mail pour certains événements <text:span text:style-name="T169">liés à la partie</text:span> (déclaration, message diplomatique, résolution, résolution proche)</text:p>
            <text:p text:style-name="P304"><text:span text:style-name="T17">Motif</text:span><text:span text:style-name="T18"> :</text:span><text:span text:style-name="T7"> </text:span><text:span text:style-name="T9">meilleur</text:span><text:span text:style-name="T13">e fluidité de la partie</text:span></text:p>
          </table:table-cell>
          <table:table-cell table:style-name="Table7.A2" office:value-type="string">
            <text:p text:style-name="P157">Mineur</text:p>
          </table:table-cell>
          <table:table-cell table:style-name="Table7.C2" office:value-type="string">
            <text:p text:style-name="P157">Faible</text:p>
          </table:table-cell>
        </table:table-row>
        <table:table-row>
          <table:table-cell table:style-name="Table7.A2" office:value-type="string">
            <text:p text:style-name="P153">Historique des résolutions sur une partie</text:p>
            <text:p text:style-name="P154"><text:bookmark-start text:name="__DdeLink__5042_3375954561"/><text:span text:style-name="T17">Motif</text:span><text:span text:style-name="T18"> :</text:span><text:span text:style-name="T7"> les </text:span><text:span text:style-name="T8">joueurs ont envie de se souvenir de ce qui s’est passé dans la partie, et permet des parties recopiées de grands éventements en face à face </text:span><text:bookmark-end text:name="__DdeLink__5042_3375954561"/></text:p>
          </table:table-cell>
          <table:table-cell table:style-name="Table7.A2" office:value-type="string">
            <text:p text:style-name="P153">Mineur</text:p>
          </table:table-cell>
          <table:table-cell table:style-name="Table7.C2" office:value-type="string">
            <text:p text:style-name="P153">Moyen</text:p>
          </table:table-cell>
        </table:table-row>
        <table:table-row>
          <table:table-cell table:style-name="Table7.A2" office:value-type="string">
            <text:p text:style-name="P159">Évaluer pour un joueur selon des formules mathématiques à déterminer :</text:p>
            <text:list xml:id="list1808996759" text:style-name="L27">
              <text:list-item>
                <text:p text:style-name="P298">sa fiabilité</text:p>
              </text:list-item>
              <text:list-item>
                <text:p text:style-name="P298">sa régularité</text:p>
              </text:list-item>
              <text:list-item>
                <text:p text:style-name="P298"><text:soft-page-break/>sa performance (son niveau)</text:p>
              </text:list-item>
            </text:list>
            <text:p text:style-name="P159"><text:span text:style-name="T17">Motif</text:span><text:span text:style-name="T18"> :</text:span><text:span text:style-name="T7"> </text:span><text:span text:style-name="T2">ces valeurs seront des critères d’acceptations des joueurs dans les parties</text:span></text:p>
          </table:table-cell>
          <table:table-cell table:style-name="Table7.A2" office:value-type="string">
            <text:p text:style-name="P157">Mineur</text:p>
          </table:table-cell>
          <table:table-cell table:style-name="Table7.C2" office:value-type="string">
            <text:p text:style-name="P157">Faible</text:p>
          </table:table-cell>
        </table:table-row>
        <table:table-row>
          <table:table-cell table:style-name="Table7.A2" office:value-type="string">
            <text:p text:style-name="P160">Pouvoir tout de même accéder à certaines informations sur un joueur qui doivent être annoncées publiques :</text:p>
            <text:list xml:id="list261726827" text:style-name="L28">
              <text:list-item>
                <text:p text:style-name="P299">zone géographique</text:p>
              </text:list-item>
              <text:list-item>
                <text:p text:style-name="P299">fuseau horaire</text:p>
              </text:list-item>
            </text:list>
            <text:p text:style-name="P151"><text:span text:style-name="T130">Motif </text:span>: ces informations ont vocation à être publiques</text:p>
          </table:table-cell>
          <table:table-cell table:style-name="Table7.A2" office:value-type="string">
            <text:p text:style-name="P144"/>
          </table:table-cell>
          <table:table-cell table:style-name="Table7.C2" office:value-type="string">
            <text:p text:style-name="P145"/>
          </table:table-cell>
        </table:table-row>
        <table:table-row>
          <table:table-cell table:style-name="Table7.A2" office:value-type="string">
            <text:p text:style-name="P144">Entrée d’ordres par e-mail</text:p>
            <text:p text:style-name="P152"><text:span text:style-name="T17">Motif</text:span><text:span text:style-name="T18"> :</text:span><text:span text:style-name="T7"> à définir, permettrait aux joueurs qui ont la nostalgie des « judge » de participer à l’expérience</text:span><text:span text:style-name="T8">…</text:span></text:p>
          </table:table-cell>
          <table:table-cell table:style-name="Table7.A2" office:value-type="string">
            <text:p text:style-name="P144">Mineur</text:p>
          </table:table-cell>
          <table:table-cell table:style-name="Table7.C2" office:value-type="string">
            <text:p text:style-name="P145">Important</text:p>
          </table:table-cell>
        </table:table-row>
        <table:table-row>
          <table:table-cell table:style-name="Table7.A2" office:value-type="string">
            <text:p text:style-name="P144"/>
          </table:table-cell>
          <table:table-cell table:style-name="Table7.A2" office:value-type="string">
            <text:p text:style-name="P144"/>
          </table:table-cell>
          <table:table-cell table:style-name="Table7.C2" office:value-type="string">
            <text:p text:style-name="P144"/>
          </table:table-cell>
        </table:table-row>
        <table:table-row>
          <table:table-cell table:style-name="Table7.A2" office:value-type="string">
            <text:p text:style-name="P144">Module Tournoi</text:p>
          </table:table-cell>
          <table:table-cell table:style-name="Table7.A2" office:value-type="string">
            <text:p text:style-name="P144">Critique</text:p>
          </table:table-cell>
          <table:table-cell table:style-name="Table7.C2" office:value-type="string">
            <text:p text:style-name="P144">Important</text:p>
          </table:table-cell>
        </table:table-row>
      </table:table>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Arrowheads_20_8" draw:display-name="Arrowheads 8" svg:viewBox="0 0 20 20" svg:d="M0 20l10-20 10 20z"/>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pt"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0%"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20:38:37.000511171</meta:creation-date>
    <dc:date>2020-10-19T00:17:49.503353408</dc:date>
    <meta:editing-duration>PT22H7M28S</meta:editing-duration>
    <meta:editing-cycles>200</meta:editing-cycles>
    <meta:generator>LibreOffice/6.4.6.2$Linux_X86_64 LibreOffice_project/40$Build-2</meta:generator>
    <meta:document-statistic meta:table-count="8" meta:image-count="0" meta:object-count="0" meta:page-count="24" meta:paragraph-count="848" meta:word-count="4714" meta:character-count="27297" meta:non-whitespace-character-count="23632"/>
  </office:meta>
</office:document-meta>
</file>